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text-indent="0cm" fo:line-height="115%" fo:margin-top="0cm" fo:margin-left="0cm" fo:margin-right="0cm"/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text-indent="0cm" fo:line-height="115%" fo:margin-top="0cm" fo:margin-left="0cm" fo:margin-right="0cm"/>
    </style:style>
    <style:style style:name="T10_1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10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11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12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13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14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15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16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17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18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19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20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21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22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23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24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25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26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27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28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29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30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31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32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33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34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35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36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37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38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39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40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41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42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43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44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45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_46" style:family="text" style:parent-style-name="Default_20_Paragraph_20_Font">
      <style:text-properties fo:background-color="#ffe599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text-indent="0cm" fo:line-height="115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text-indent="0cm" fo:line-height="115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text-indent="0cm" fo:line-height="115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text-indent="0cm" fo:line-height="115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text-indent="0cm" fo:line-height="115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text-indent="0cm" fo:line-height="115%" fo:margin-top="0cm" fo:margin-left="0.635cm" fo:margin-right="0cm"/>
    </style:style>
    <style:style style:name="T21_1" style:family="text" style:parent-style-name="Default_20_Paragraph_20_Font"/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" style:family="text" style:parent-style-name="Default_20_Paragraph_20_Font"/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5" style:family="text" style:parent-style-name="Default_20_Paragraph_20_Font"/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7" style:family="text" style:parent-style-name="Default_20_Paragraph_20_Font"/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9" style:family="text" style:parent-style-name="Default_20_Paragraph_20_Font"/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" style:family="paragraph" style:parent-style-name="Standard">
      <style:paragraph-properties fo:text-align="left" fo:text-indent="0cm" fo:line-height="115%" fo:margin-top="0cm" fo:margin-left="1.27cm" fo:margin-right="0cm"/>
    </style:style>
    <style:style style:name="T22_1" style:family="text" style:parent-style-name="Default_20_Paragraph_20_Font"/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3_1" style:family="text" style:parent-style-name="Default_20_Paragraph_20_Font"/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4_1" style:family="text" style:parent-style-name="Default_20_Paragraph_20_Font"/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5_1" style:family="text" style:parent-style-name="Default_20_Paragraph_20_Font"/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6" style:family="paragraph" style:parent-style-name="Standard">
      <style:paragraph-properties fo:text-align="left" fo:text-indent="0cm" fo:line-height="115%" fo:margin-top="0cm" fo:margin-left="1.27cm" fo:margin-right="0cm"/>
    </style:style>
    <style:style style:name="T26_1" style:family="text" style:parent-style-name="Default_20_Paragraph_20_Font"/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7_1" style:family="text" style:parent-style-name="Default_20_Paragraph_20_Font"/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3" style:family="text" style:parent-style-name="Default_20_Paragraph_20_Font"/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5" style:family="text" style:parent-style-name="Default_20_Paragraph_20_Font"/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8_1" style:family="text" style:parent-style-name="Default_20_Paragraph_20_Font"/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9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9_1" style:family="text" style:parent-style-name="Default_20_Paragraph_20_Font"/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0" style:family="paragraph" style:parent-style-name="Standard">
      <style:paragraph-properties fo:text-align="left" fo:text-indent="0cm" fo:line-height="115%" fo:margin-top="0cm" fo:margin-left="1.905cm" fo:margin-right="0cm"/>
    </style:style>
    <style:style style:name="T30_1" style:family="text" style:parent-style-name="Default_20_Paragraph_20_Font"/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3" style:family="text" style:parent-style-name="Default_20_Paragraph_20_Font"/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5" style:family="text" style:parent-style-name="Default_20_Paragraph_20_Font"/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1" style:family="paragraph" style:parent-style-name="Standard">
      <style:paragraph-properties fo:text-align="left" fo:text-indent="0cm" fo:line-height="115%" fo:margin-top="0cm" fo:margin-left="0.635cm" fo:margin-right="0cm"/>
    </style:style>
    <style:style style:name="T31_1" style:family="text" style:parent-style-name="Default_20_Paragraph_20_Font"/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3" style:family="text" style:parent-style-name="Default_20_Paragraph_20_Font"/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5" style:family="text" style:parent-style-name="Default_20_Paragraph_20_Font"/>
    <style:style style:name="T3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7" style:family="text" style:parent-style-name="Default_20_Paragraph_20_Font"/>
    <style:style style:name="T3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9" style:family="text" style:parent-style-name="Default_20_Paragraph_20_Font"/>
    <style:style style:name="T3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left" fo:text-indent="0cm" fo:line-height="115%" fo:margin-top="0cm" fo:margin-left="0.635cm" fo:margin-right="0cm"/>
    </style:style>
    <style:style style:name="T32_1" style:family="text" style:parent-style-name="Default_20_Paragraph_20_Font"/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3" style:family="text" style:parent-style-name="Default_20_Paragraph_20_Font"/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5" style:family="text" style:parent-style-name="Default_20_Paragraph_20_Font"/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7" style:family="text" style:parent-style-name="Default_20_Paragraph_20_Font"/>
    <style:style style:name="T3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9" style:family="text" style:parent-style-name="Default_20_Paragraph_20_Font"/>
    <style:style style:name="T3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3" style:family="paragraph" style:parent-style-name="Standard">
      <style:paragraph-properties fo:text-align="left" fo:text-indent="0cm" fo:line-height="115%" fo:margin-top="0cm" fo:margin-left="0.635cm" fo:margin-right="0cm"/>
    </style:style>
    <style:style style:name="T33_1" style:family="text" style:parent-style-name="Default_20_Paragraph_20_Font"/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3" style:family="text" style:parent-style-name="Default_20_Paragraph_20_Font"/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5" style:family="text" style:parent-style-name="Default_20_Paragraph_20_Font"/>
    <style:style style:name="T3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4" style:family="paragraph" style:parent-style-name="Standard">
      <style:paragraph-properties fo:text-align="left" fo:text-indent="0cm" fo:line-height="115%" fo:margin-top="0cm" fo:margin-left="0.635cm" fo:margin-right="0cm"/>
    </style:style>
    <style:style style:name="T34_1" style:family="text" style:parent-style-name="Default_20_Paragraph_20_Font"/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3" style:family="text" style:parent-style-name="Default_20_Paragraph_20_Font"/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5" style:family="text" style:parent-style-name="Default_20_Paragraph_20_Font"/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7" style:family="text" style:parent-style-name="Default_20_Paragraph_20_Font"/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9" style:family="text" style:parent-style-name="Default_20_Paragraph_20_Font"/>
    <style:style style:name="T3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3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text-indent="0cm" fo:line-height="115%" fo:margin-top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9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text-indent="0cm" fo:line-height="115%" fo:margin-top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0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40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text-indent="0cm" fo:line-height="115%" fo:margin-top="0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text-indent="1.27cm" fo:line-height="115%" fo:margin-top="0cm" fo:margin-left="0cm" fo:margin-right="0cm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text-indent="0cm" fo:line-height="115%" fo:margin-top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text-indent="0cm" fo:line-height="115%" fo:margin-top="0cm" fo:margin-left="0cm" fo:margin-right="0cm"/>
    </style:style>
    <style:style style:name="T5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6_3" style:family="text" style:parent-style-name="Default_20_Paragraph_20_Font"/>
    <style:style style:name="T56_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56_5" style:family="text" style:parent-style-name="Default_20_Paragraph_20_Font"/>
    <style:style style:name="T56_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56_7" style:family="text" style:parent-style-name="Default_20_Paragraph_20_Font"/>
    <style:style style:name="T56_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56_9" style:family="text" style:parent-style-name="Default_20_Paragraph_20_Font"/>
    <style:style style:name="T56_1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56_11" style:family="text" style:parent-style-name="Default_20_Paragraph_20_Font"/>
    <style:style style:name="T56_1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56_13" style:family="text" style:parent-style-name="Default_20_Paragraph_20_Font"/>
    <style:style style:name="T56_1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56_15" style:family="text" style:parent-style-name="Default_20_Paragraph_20_Font"/>
    <style:style style:name="T56_1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56_17" style:family="text" style:parent-style-name="Default_20_Paragraph_20_Font"/>
    <style:style style:name="T56_1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P5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text-indent="0cm" fo:line-height="115%" fo:margin-top="0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text-indent="0cm" fo:line-height="115%" fo:margin-top="0cm" fo:margin-left="0cm" fo:margin-right="0cm"/>
    </style:style>
    <style:style style:name="T5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text-indent="1.27cm" fo:line-height="115%" fo:margin-top="0cm" fo:margin-left="0cm" fo:margin-right="0cm"/>
    </style:style>
    <style:style style:name="T6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text-indent="0cm" fo:line-height="115%" fo:margin-top="0cm" fo:margin-left="0cm" fo:margin-right="0cm"/>
    </style:style>
    <style:style style:name="T7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7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75" style:family="paragraph" style:parent-style-name="Standard">
      <style:paragraph-properties fo:text-align="left" fo:text-indent="0cm" fo:line-height="115%" fo:margin-top="0cm" fo:margin-left="0cm" fo:margin-right="0cm"/>
    </style:style>
    <style:style style:name="T7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7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text-indent="0cm" fo:line-height="115%" fo:margin-top="0cm" fo:margin-left="0cm" fo:margin-right="0cm"/>
    </style:style>
    <style:style style:name="T7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78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0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left" fo:text-indent="0cm" fo:line-height="115%" fo:margin-top="0cm" fo:margin-left="0cm" fo:margin-right="0cm"/>
    </style:style>
    <style:style style:name="T8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1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text-indent="0cm" fo:line-height="115%" fo:margin-top="0cm" fo:margin-left="0cm" fo:margin-right="0cm"/>
    </style:style>
    <style:style style:name="T8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text-indent="0cm" fo:line-height="115%" fo:margin-top="0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1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9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92" style:family="paragraph" style:parent-style-name="Standard">
      <style:paragraph-properties fo:text-align="left" fo:text-indent="0cm" fo:line-height="115%" fo:margin-top="0cm" fo:margin-left="0cm" fo:margin-right="0cm"/>
    </style:style>
    <style:style style:name="T9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2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2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2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2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92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9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text-indent="1.27cm" fo:line-height="115%" fo:margin-top="0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line-height="115%" fo:margin-top="0cm" fo:margin-left="5.08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line-height="115%" fo:margin-top="0cm" fo:margin-left="5.08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line-height="115%" fo:margin-top="0cm" fo:margin-left="5.08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line-height="115%" fo:margin-top="0cm" fo:margin-left="5.08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text-indent="0cm" fo:line-height="115%" fo:margin-top="0cm" fo:margin-left="0cm" fo:margin-right="0cm"/>
    </style:style>
    <style:style style:name="T10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3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104" style:family="paragraph" style:parent-style-name="Standard">
      <style:paragraph-properties fo:text-align="left" fo:text-indent="0cm" fo:line-height="115%" fo:margin-top="0cm" fo:margin-left="0cm" fo:margin-right="0cm"/>
    </style:style>
    <style:style style:name="T10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5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0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10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left" fo:text-indent="0cm" fo:line-height="115%" fo:margin-top="0cm" fo:margin-left="0cm" fo:margin-right="0cm"/>
    </style:style>
    <style:style style:name="T10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9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0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6_1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text-indent="0cm" fo:line-height="115%" fo:margin-top="0cm" fo:margin-left="0cm" fo:margin-right="0cm"/>
    </style:style>
    <style:style style:name="T10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" style:family="text" style:parent-style-name="Default_20_Paragraph_20_Font"/>
    <style:style style:name="T108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" style:family="text" style:parent-style-name="Default_20_Paragraph_20_Font"/>
    <style:style style:name="T108_20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8_21" style:family="text" style:parent-style-name="Default_20_Paragraph_20_Font"/>
    <style:style style:name="T108_22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8_23" style:family="text" style:parent-style-name="Default_20_Paragraph_20_Font"/>
    <style:style style:name="T108_24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8_25" style:family="text" style:parent-style-name="Default_20_Paragraph_20_Font"/>
    <style:style style:name="T108_26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8_27" style:family="text" style:parent-style-name="Default_20_Paragraph_20_Font"/>
    <style:style style:name="T108_28" style:family="text" style:parent-style-name="Default_20_Paragraph_20_Font">
      <style:text-properties style:text-line-through-style="none" fo:font-style="normal" style:font-style-asian="normal" style:font-style-complex="normal"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8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9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0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8_19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text-indent="0cm" fo:line-height="115%" fo:margin-top="0cm" fo:margin-left="0cm" fo:margin-right="0cm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0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1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2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3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able1" style:family="table">
      <style:table-properties table:align="left" style:width="15.919cm" fo:margin-left="-0.018cm"/>
    </style:style>
    <style:style style:name="Column1" style:family="table-column">
      <style:table-column-properties style:column-width="2.39cm"/>
    </style:style>
    <style:style style:name="Column2" style:family="table-column">
      <style:table-column-properties style:column-width="1.967cm"/>
    </style:style>
    <style:style style:name="Column3" style:family="table-column">
      <style:table-column-properties style:column-width="1.993cm"/>
    </style:style>
    <style:style style:name="Column4" style:family="table-column">
      <style:table-column-properties style:column-width="1.94cm"/>
    </style:style>
    <style:style style:name="Column5" style:family="table-column">
      <style:table-column-properties style:column-width="1.834cm"/>
    </style:style>
    <style:style style:name="Column6" style:family="table-column">
      <style:table-column-properties style:column-width="2.946cm"/>
    </style:style>
    <style:style style:name="Column7" style:family="table-column">
      <style:table-column-properties style:column-width="2.813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116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1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17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1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18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Cell4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19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1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20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Cell6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21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2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22" style:family="paragraph" style:parent-style-name="Standard">
      <style:paragraph-properties fo:text-align="center" fo:text-indent="0cm" fo:line-height="100%" fo:margin-top="0.353cm" fo:margin-bottom="0cm" fo:margin-left="0cm" fo:margin-right="0cm"/>
    </style:style>
    <style:style style:name="T12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" style:family="table-row">
      <style:table-row-properties style:min-row-height="0cm"/>
    </style:style>
    <style:style style:name="Cell8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23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2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24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2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25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2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26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2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27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2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7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28" style:family="paragraph" style:parent-style-name="Standard">
      <style:paragraph-properties fo:text-align="center" fo:text-indent="0cm" fo:line-height="115%" fo:margin-top="0cm" fo:margin-left="0cm" fo:margin-right="0cm"/>
    </style:style>
    <style:style style:name="T12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2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30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3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" style:family="table-row">
      <style:table-row-properties style:min-row-height="0cm"/>
    </style:style>
    <style:style style:name="Cell15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31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3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32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3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33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3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34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3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35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3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36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3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137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3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8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3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3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3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39" style:family="paragraph" style:parent-style-name="Standard">
      <style:paragraph-properties fo:text-align="left" fo:text-indent="0cm" fo:line-height="115%" fo:margin-top="0cm" fo:margin-left="0cm" fo:margin-right="0cm"/>
    </style:style>
    <style:style style:name="T13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9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9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39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140" style:family="paragraph" style:parent-style-name="Standard">
      <style:paragraph-properties fo:text-align="left" fo:text-indent="0cm" fo:line-height="115%" fo:margin-top="0cm" fo:margin-left="0cm" fo:margin-right="0cm"/>
    </style:style>
    <style:style style:name="T14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text-indent="0cm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text-indent="0cm" fo:line-height="115%" fo:margin-top="0cm" fo:margin-left="1.27cm" fo:margin-right="0cm"/>
    </style:style>
    <style:style style:name="T14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text-indent="0cm" fo:line-height="115%" fo:margin-top="0cm" fo:margin-left="0cm" fo:margin-right="0cm"/>
    </style:style>
    <style:style style:name="T15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1_3" style:family="text" style:parent-style-name="Default_20_Paragraph_20_Font"/>
    <style:style style:name="T151_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5" style:family="text" style:parent-style-name="Default_20_Paragraph_20_Font"/>
    <style:style style:name="T151_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7" style:family="text" style:parent-style-name="Default_20_Paragraph_20_Font"/>
    <style:style style:name="T151_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9" style:family="text" style:parent-style-name="Default_20_Paragraph_20_Font"/>
    <style:style style:name="T151_1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11" style:family="text" style:parent-style-name="Default_20_Paragraph_20_Font"/>
    <style:style style:name="T151_1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13" style:family="text" style:parent-style-name="Default_20_Paragraph_20_Font"/>
    <style:style style:name="T151_1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15" style:family="text" style:parent-style-name="Default_20_Paragraph_20_Font"/>
    <style:style style:name="T151_1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17" style:family="text" style:parent-style-name="Default_20_Paragraph_20_Font"/>
    <style:style style:name="T151_1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19" style:family="text" style:parent-style-name="Default_20_Paragraph_20_Font"/>
    <style:style style:name="T151_2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21" style:family="text" style:parent-style-name="Default_20_Paragraph_20_Font"/>
    <style:style style:name="T151_2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23" style:family="text" style:parent-style-name="Default_20_Paragraph_20_Font"/>
    <style:style style:name="T151_2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25" style:family="text" style:parent-style-name="Default_20_Paragraph_20_Font"/>
    <style:style style:name="T151_2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27" style:family="text" style:parent-style-name="Default_20_Paragraph_20_Font"/>
    <style:style style:name="T151_2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29" style:family="text" style:parent-style-name="Default_20_Paragraph_20_Font"/>
    <style:style style:name="T151_3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31" style:family="text" style:parent-style-name="Default_20_Paragraph_20_Font"/>
    <style:style style:name="T151_3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33" style:family="text" style:parent-style-name="Default_20_Paragraph_20_Font"/>
    <style:style style:name="T151_3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35" style:family="text" style:parent-style-name="Default_20_Paragraph_20_Font"/>
    <style:style style:name="T151_3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37" style:family="text" style:parent-style-name="Default_20_Paragraph_20_Font"/>
    <style:style style:name="T151_3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39" style:family="text" style:parent-style-name="Default_20_Paragraph_20_Font"/>
    <style:style style:name="T151_4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41" style:family="text" style:parent-style-name="Default_20_Paragraph_20_Font"/>
    <style:style style:name="T151_4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43" style:family="text" style:parent-style-name="Default_20_Paragraph_20_Font"/>
    <style:style style:name="T151_4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1_45" style:family="text" style:parent-style-name="Default_20_Paragraph_20_Font"/>
    <style:style style:name="T151_4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15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text-indent="0cm" fo:line-height="115%" fo:margin-top="0cm" fo:margin-left="0cm" fo:margin-right="0cm"/>
    </style:style>
    <style:style style:name="T15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5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5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53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53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53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53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154" style:family="paragraph" style:parent-style-name="Standard">
      <style:paragraph-properties fo:text-align="left" fo:text-indent="0cm" fo:line-height="115%" fo:margin-top="0cm" fo:margin-left="0cm" fo:margin-right="0cm"/>
    </style:style>
    <style:style style:name="T15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9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0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4_1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text-indent="1.27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text-indent="1.27cm" fo:line-height="115%" fo:margin-top="0cm" fo:margin-left="0cm" fo:margin-right="0cm"/>
    </style:style>
    <style:style style:name="T15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7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2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text-indent="1.27cm" fo:line-height="115%" fo:margin-top="0cm" fo:margin-left="0cm" fo:margin-right="0cm"/>
    </style:style>
    <style:style style:name="T16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text-indent="1.27cm" fo:line-height="115%" fo:margin-top="0cm" fo:margin-left="2.54cm" fo:margin-right="0cm"/>
    </style:style>
    <style:style style:name="T17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text-indent="1.27cm" fo:line-height="115%" fo:margin-top="0cm" fo:margin-left="2.54cm" fo:margin-right="0cm"/>
    </style:style>
    <style:style style:name="T17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text-indent="1.27cm" fo:line-height="115%" fo:margin-top="0cm" fo:margin-left="2.54cm" fo:margin-right="0cm"/>
    </style:style>
    <style:style style:name="T17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text-indent="1.27cm" fo:line-height="115%" fo:margin-top="0cm" fo:margin-left="2.54cm" fo:margin-right="0cm"/>
    </style:style>
    <style:style style:name="T17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text-indent="1.27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text-indent="0cm" fo:line-height="115%" fo:margin-top="0cm" fo:margin-left="0cm" fo:margin-right="0cm"/>
    </style:style>
    <style:style style:name="T17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5_3" style:family="text" style:parent-style-name="Default_20_Paragraph_20_Font"/>
    <style:style style:name="T175_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5" style:family="text" style:parent-style-name="Default_20_Paragraph_20_Font"/>
    <style:style style:name="T175_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7" style:family="text" style:parent-style-name="Default_20_Paragraph_20_Font"/>
    <style:style style:name="T175_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9" style:family="text" style:parent-style-name="Default_20_Paragraph_20_Font"/>
    <style:style style:name="T175_1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11" style:family="text" style:parent-style-name="Default_20_Paragraph_20_Font"/>
    <style:style style:name="T175_1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13" style:family="text" style:parent-style-name="Default_20_Paragraph_20_Font"/>
    <style:style style:name="T175_1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15" style:family="text" style:parent-style-name="Default_20_Paragraph_20_Font"/>
    <style:style style:name="T175_1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17" style:family="text" style:parent-style-name="Default_20_Paragraph_20_Font"/>
    <style:style style:name="T175_1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19" style:family="text" style:parent-style-name="Default_20_Paragraph_20_Font"/>
    <style:style style:name="T175_2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21" style:family="text" style:parent-style-name="Default_20_Paragraph_20_Font"/>
    <style:style style:name="T175_2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23" style:family="text" style:parent-style-name="Default_20_Paragraph_20_Font"/>
    <style:style style:name="T175_2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25" style:family="text" style:parent-style-name="Default_20_Paragraph_20_Font"/>
    <style:style style:name="T175_2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27" style:family="text" style:parent-style-name="Default_20_Paragraph_20_Font"/>
    <style:style style:name="T175_2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29" style:family="text" style:parent-style-name="Default_20_Paragraph_20_Font"/>
    <style:style style:name="T175_3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31" style:family="text" style:parent-style-name="Default_20_Paragraph_20_Font"/>
    <style:style style:name="T175_3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33" style:family="text" style:parent-style-name="Default_20_Paragraph_20_Font"/>
    <style:style style:name="T175_3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35" style:family="text" style:parent-style-name="Default_20_Paragraph_20_Font"/>
    <style:style style:name="T175_3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37" style:family="text" style:parent-style-name="Default_20_Paragraph_20_Font"/>
    <style:style style:name="T175_3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39" style:family="text" style:parent-style-name="Default_20_Paragraph_20_Font"/>
    <style:style style:name="T175_4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41" style:family="text" style:parent-style-name="Default_20_Paragraph_20_Font"/>
    <style:style style:name="T175_4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43" style:family="text" style:parent-style-name="Default_20_Paragraph_20_Font"/>
    <style:style style:name="T175_4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5_45" style:family="text" style:parent-style-name="Default_20_Paragraph_20_Font"/>
    <style:style style:name="T175_4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176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7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77" style:family="paragraph" style:parent-style-name="Standard">
      <style:paragraph-properties fo:text-align="left" fo:text-indent="0cm" fo:line-height="115%" fo:margin-top="0cm" fo:margin-left="0cm" fo:margin-right="0cm"/>
    </style:style>
    <style:style style:name="T17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text-indent="0cm" fo:line-height="115%" fo:margin-top="0cm" fo:margin-left="0cm" fo:margin-right="0cm"/>
    </style:style>
    <style:style style:name="T17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9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text-indent="1.27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text-indent="1.27cm" fo:line-height="115%" fo:margin-top="0cm" fo:margin-left="0cm" fo:margin-right="0cm"/>
    </style:style>
    <style:style style:name="T18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text-indent="0cm" fo:line-height="115%" fo:margin-top="0cm" fo:margin-left="0cm" fo:margin-right="0cm"/>
    </style:style>
    <style:style style:name="T18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6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6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text-indent="1.27cm" fo:line-height="115%" fo:margin-top="0cm" fo:margin-left="0cm" fo:margin-right="0cm"/>
    </style:style>
    <style:style style:name="T18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text-indent="1.27cm" fo:line-height="115%" fo:margin-top="0cm" fo:margin-left="0cm" fo:margin-right="0cm"/>
    </style:style>
    <style:style style:name="T19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text-indent="0cm" fo:line-height="115%" fo:margin-top="0cm" fo:margin-left="0cm" fo:margin-right="0cm"/>
    </style:style>
    <style:style style:name="T19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9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9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9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0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0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0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0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0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0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0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0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0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0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8_1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text-indent="0cm" fo:line-height="115%" fo:margin-top="0cm" fo:margin-left="0cm" fo:margin-right="0cm"/>
    </style:style>
    <style:style style:name="T20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0_3" style:family="text" style:parent-style-name="Default_20_Paragraph_20_Font"/>
    <style:style style:name="T200_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0_5" style:family="text" style:parent-style-name="Default_20_Paragraph_20_Font"/>
    <style:style style:name="T200_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0_7" style:family="text" style:parent-style-name="Default_20_Paragraph_20_Font"/>
    <style:style style:name="T200_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0_9" style:family="text" style:parent-style-name="Default_20_Paragraph_20_Font"/>
    <style:style style:name="T200_1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0_11" style:family="text" style:parent-style-name="Default_20_Paragraph_20_Font"/>
    <style:style style:name="T200_1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0_13" style:family="text" style:parent-style-name="Default_20_Paragraph_20_Font"/>
    <style:style style:name="T200_1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0_15" style:family="text" style:parent-style-name="Default_20_Paragraph_20_Font"/>
    <style:style style:name="T200_1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0_17" style:family="text" style:parent-style-name="Default_20_Paragraph_20_Font"/>
    <style:style style:name="T200_1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0_19" style:family="text" style:parent-style-name="Default_20_Paragraph_20_Font"/>
    <style:style style:name="T200_2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0_21" style:family="text" style:parent-style-name="Default_20_Paragraph_20_Font"/>
    <style:style style:name="T200_2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0_23" style:family="text" style:parent-style-name="Default_20_Paragraph_20_Font"/>
    <style:style style:name="T200_2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201" style:family="paragraph" style:parent-style-name="Standard">
      <style:paragraph-properties fo:text-align="left" fo:text-indent="0cm" fo:line-height="115%" fo:margin-top="0cm" fo:margin-left="0cm" fo:margin-right="0cm"/>
    </style:style>
    <style:style style:name="T20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" style:family="text" style:parent-style-name="Default_20_Paragraph_20_Font"/>
    <style:style style:name="T201_3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1_4" style:family="text" style:parent-style-name="Default_20_Paragraph_20_Font"/>
    <style:style style:name="T201_5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1_6" style:family="text" style:parent-style-name="Default_20_Paragraph_20_Font"/>
    <style:style style:name="T201_7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1_8" style:family="text" style:parent-style-name="Default_20_Paragraph_20_Font"/>
    <style:style style:name="T201_9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1_10" style:family="text" style:parent-style-name="Default_20_Paragraph_20_Font"/>
    <style:style style:name="T201_11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1_12" style:family="text" style:parent-style-name="Default_20_Paragraph_20_Font"/>
    <style:style style:name="T201_13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1_14" style:family="text" style:parent-style-name="Default_20_Paragraph_20_Font"/>
    <style:style style:name="T201_15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1_16" style:family="text" style:parent-style-name="Default_20_Paragraph_20_Font"/>
    <style:style style:name="T201_17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1_18" style:family="text" style:parent-style-name="Default_20_Paragraph_20_Font"/>
    <style:style style:name="T201_19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1_20" style:family="text" style:parent-style-name="Default_20_Paragraph_20_Font"/>
    <style:style style:name="T201_21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1_22" style:family="text" style:parent-style-name="Default_20_Paragraph_20_Font"/>
    <style:style style:name="T201_23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202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0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0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20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text-indent="0cm" fo:line-height="115%" fo:margin-top="0cm" fo:margin-left="0cm" fo:margin-right="0cm"/>
    </style:style>
    <style:style style:name="T20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04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205" style:family="paragraph" style:parent-style-name="Standard">
      <style:paragraph-properties fo:text-align="left" fo:text-indent="0cm" fo:line-height="115%" fo:margin-top="0cm" fo:margin-left="0cm" fo:margin-right="0cm"/>
    </style:style>
    <style:style style:name="T20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9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0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5_1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text-indent="1.27cm" fo:line-height="115%" fo:margin-top="0cm" fo:margin-left="0cm" fo:margin-right="0cm"/>
    </style:style>
    <style:style style:name="T20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9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0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1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text-indent="0cm" fo:line-height="115%" fo:margin-top="0cm" fo:margin-left="0cm" fo:margin-right="0cm"/>
    </style:style>
    <style:style style:name="T21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4_3" style:family="text" style:parent-style-name="Default_20_Paragraph_20_Font"/>
    <style:style style:name="T214_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5" style:family="text" style:parent-style-name="Default_20_Paragraph_20_Font"/>
    <style:style style:name="T214_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7" style:family="text" style:parent-style-name="Default_20_Paragraph_20_Font"/>
    <style:style style:name="T214_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9" style:family="text" style:parent-style-name="Default_20_Paragraph_20_Font"/>
    <style:style style:name="T214_1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11" style:family="text" style:parent-style-name="Default_20_Paragraph_20_Font"/>
    <style:style style:name="T214_1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13" style:family="text" style:parent-style-name="Default_20_Paragraph_20_Font"/>
    <style:style style:name="T214_1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15" style:family="text" style:parent-style-name="Default_20_Paragraph_20_Font"/>
    <style:style style:name="T214_1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17" style:family="text" style:parent-style-name="Default_20_Paragraph_20_Font"/>
    <style:style style:name="T214_1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19" style:family="text" style:parent-style-name="Default_20_Paragraph_20_Font"/>
    <style:style style:name="T214_2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21" style:family="text" style:parent-style-name="Default_20_Paragraph_20_Font"/>
    <style:style style:name="T214_2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23" style:family="text" style:parent-style-name="Default_20_Paragraph_20_Font"/>
    <style:style style:name="T214_2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25" style:family="text" style:parent-style-name="Default_20_Paragraph_20_Font"/>
    <style:style style:name="T214_2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27" style:family="text" style:parent-style-name="Default_20_Paragraph_20_Font"/>
    <style:style style:name="T214_2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29" style:family="text" style:parent-style-name="Default_20_Paragraph_20_Font"/>
    <style:style style:name="T214_3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31" style:family="text" style:parent-style-name="Default_20_Paragraph_20_Font"/>
    <style:style style:name="T214_3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33" style:family="text" style:parent-style-name="Default_20_Paragraph_20_Font"/>
    <style:style style:name="T214_3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35" style:family="text" style:parent-style-name="Default_20_Paragraph_20_Font"/>
    <style:style style:name="T214_3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37" style:family="text" style:parent-style-name="Default_20_Paragraph_20_Font"/>
    <style:style style:name="T214_3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39" style:family="text" style:parent-style-name="Default_20_Paragraph_20_Font"/>
    <style:style style:name="T214_4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41" style:family="text" style:parent-style-name="Default_20_Paragraph_20_Font"/>
    <style:style style:name="T214_4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43" style:family="text" style:parent-style-name="Default_20_Paragraph_20_Font"/>
    <style:style style:name="T214_4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4_45" style:family="text" style:parent-style-name="Default_20_Paragraph_20_Font"/>
    <style:style style:name="T214_4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215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1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1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1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21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text-indent="0cm" fo:line-height="115%" fo:margin-top="0cm" fo:margin-left="0cm" fo:margin-right="0cm"/>
    </style:style>
    <style:style style:name="T21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17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218" style:family="paragraph" style:parent-style-name="Standard">
      <style:paragraph-properties fo:text-align="left" fo:text-indent="0cm" fo:line-height="115%" fo:margin-top="0cm" fo:margin-left="0cm" fo:margin-right="0cm"/>
    </style:style>
    <style:style style:name="T21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8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text-indent="0cm" fo:line-height="115%" fo:margin-top="0cm" fo:margin-left="1.27cm" fo:margin-right="0cm"/>
    </style:style>
    <style:style style:name="T22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1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2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4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6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text-indent="0cm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text-indent="0cm" fo:line-height="115%" fo:margin-top="0cm" fo:margin-left="0cm" fo:margin-right="0cm"/>
    </style:style>
    <style:style style:name="T22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8_3" style:family="text" style:parent-style-name="Default_20_Paragraph_20_Font"/>
    <style:style style:name="T228_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5" style:family="text" style:parent-style-name="Default_20_Paragraph_20_Font"/>
    <style:style style:name="T228_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7" style:family="text" style:parent-style-name="Default_20_Paragraph_20_Font"/>
    <style:style style:name="T228_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9" style:family="text" style:parent-style-name="Default_20_Paragraph_20_Font"/>
    <style:style style:name="T228_1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11" style:family="text" style:parent-style-name="Default_20_Paragraph_20_Font"/>
    <style:style style:name="T228_1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13" style:family="text" style:parent-style-name="Default_20_Paragraph_20_Font"/>
    <style:style style:name="T228_1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15" style:family="text" style:parent-style-name="Default_20_Paragraph_20_Font"/>
    <style:style style:name="T228_1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17" style:family="text" style:parent-style-name="Default_20_Paragraph_20_Font"/>
    <style:style style:name="T228_1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19" style:family="text" style:parent-style-name="Default_20_Paragraph_20_Font"/>
    <style:style style:name="T228_2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21" style:family="text" style:parent-style-name="Default_20_Paragraph_20_Font"/>
    <style:style style:name="T228_2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23" style:family="text" style:parent-style-name="Default_20_Paragraph_20_Font"/>
    <style:style style:name="T228_2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25" style:family="text" style:parent-style-name="Default_20_Paragraph_20_Font"/>
    <style:style style:name="T228_2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27" style:family="text" style:parent-style-name="Default_20_Paragraph_20_Font"/>
    <style:style style:name="T228_2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29" style:family="text" style:parent-style-name="Default_20_Paragraph_20_Font"/>
    <style:style style:name="T228_3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31" style:family="text" style:parent-style-name="Default_20_Paragraph_20_Font"/>
    <style:style style:name="T228_3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33" style:family="text" style:parent-style-name="Default_20_Paragraph_20_Font"/>
    <style:style style:name="T228_3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35" style:family="text" style:parent-style-name="Default_20_Paragraph_20_Font"/>
    <style:style style:name="T228_3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37" style:family="text" style:parent-style-name="Default_20_Paragraph_20_Font"/>
    <style:style style:name="T228_38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39" style:family="text" style:parent-style-name="Default_20_Paragraph_20_Font"/>
    <style:style style:name="T228_40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41" style:family="text" style:parent-style-name="Default_20_Paragraph_20_Font"/>
    <style:style style:name="T228_42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43" style:family="text" style:parent-style-name="Default_20_Paragraph_20_Font"/>
    <style:style style:name="T228_44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8_45" style:family="text" style:parent-style-name="Default_20_Paragraph_20_Font"/>
    <style:style style:name="T228_46" style:family="text" style:parent-style-name="Default_20_Paragraph_20_Fon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229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22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2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2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2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2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30" style:family="paragraph" style:parent-style-name="Standard">
      <style:paragraph-properties fo:text-align="left" fo:text-indent="1.27cm" fo:line-height="115%" fo:margin-top="0cm" fo:margin-left="0cm" fo:margin-right="0cm"/>
    </style:style>
    <style:style style:name="T23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9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9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9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0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0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0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0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0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0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0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0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0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0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9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9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19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0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0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0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0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0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0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0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0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0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0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text-indent="1.27cm" fo:line-height="115%" fo:margin-top="0cm" fo:margin-left="0cm" fo:margin-right="0cm"/>
    </style:style>
    <style:style style:name="T23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9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9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9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0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0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0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0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0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0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0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0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0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0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1_1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2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23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3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3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3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3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3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P234" style:family="paragraph" style:parent-style-name="Standard">
      <style:paragraph-properties fo:text-align="left" fo:text-indent="0cm" fo:line-height="115%" fo:margin-top="0cm" fo:margin-left="0cm" fo:margin-right="0cm"/>
    </style:style>
    <style:style style:name="T23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text-indent="0cm" fo:line-height="115%" fo:margin-top="0cm" fo:margin-left="0cm" fo:margin-right="0cm"/>
    </style:style>
    <style:style style:name="T23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text-indent="0cm" fo:line-height="115%" fo:margin-top="0cm" fo:margin-left="0cm" fo:margin-right="0cm"/>
    </style:style>
    <style:style style:name="T23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3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3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3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P23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text-indent="0cm" fo:line-height="115%" fo:margin-top="0cm" fo:margin-left="1.27cm" fo:margin-right="0cm"/>
    </style:style>
    <style:style style:name="T23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9_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9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9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9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9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9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9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9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0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0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0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0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0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0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0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0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0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0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3_1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5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8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8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8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9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9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7_9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8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24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4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4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4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T24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solid" style:text-underline-color="font-color"/>
    </style:style>
    <style:style style:name="P24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text-indent="0cm" fo:line-height="115%" fo:margin-top="0cm" fo:margin-left="0cm" fo:margin-right="0cm"/>
    </style:style>
    <style:style style:name="T25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252" style:family="paragraph" style:parent-style-name="Standard">
      <style:paragraph-properties fo:text-align="left" fo:text-indent="0cm" fo:line-height="115%" fo:margin-top="0cm" fo:margin-left="0cm" fo:margin-right="0cm"/>
    </style:style>
    <style:style style:name="T25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5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5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5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5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253" style:family="paragraph" style:parent-style-name="Standard">
      <style:paragraph-properties fo:text-align="left" fo:text-indent="1.27cm" fo:line-height="115%" fo:margin-top="0cm" fo:margin-left="0cm" fo:margin-right="0cm"/>
    </style:style>
    <style:style style:name="T25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7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7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7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7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7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7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7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7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7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7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8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8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8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8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8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8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8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text-indent="1.27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text-indent="0cm" fo:line-height="115%" fo:margin-top="0cm" fo:margin-left="0cm" fo:margin-right="0cm"/>
    </style:style>
    <style:style style:name="T25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text-indent="0cm" fo:line-height="115%" fo:margin-top="0cm" fo:margin-left="0cm" fo:margin-right="0cm"/>
    </style:style>
    <style:style style:name="T25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258" style:family="paragraph" style:parent-style-name="Standard">
      <style:paragraph-properties fo:text-align="left" fo:text-indent="1.27cm" fo:line-height="115%" fo:margin-top="0cm" fo:margin-left="0cm" fo:margin-right="0cm"/>
    </style:style>
    <style:style style:name="T25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9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5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5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5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5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5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5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0" style:family="paragraph" style:parent-style-name="Heading_20_4">
      <style:paragraph-properties fo:text-align="left" fo:text-indent="1.27cm" fo:line-height="115%" fo:margin-top="0.423cm" fo:margin-left="0cm" fo:margin-right="0cm"/>
    </style:style>
    <style:style style:name="T26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6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6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0_6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1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6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6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6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6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6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6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6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26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262" style:family="paragraph" style:parent-style-name="Heading_20_4">
      <style:paragraph-properties fo:text-align="left" fo:text-indent="1.27cm" fo:line-height="115%" fo:margin-top="0.423cm" fo:margin-left="0cm" fo:margin-right="0cm"/>
    </style:style>
    <style:style style:name="T26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3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6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4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6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5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6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6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6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6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6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6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6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P266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6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7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6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8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6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8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9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6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0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7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1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7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2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72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2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3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73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3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3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3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3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3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3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3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3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3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273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P274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7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4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5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7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5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6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7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7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77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7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8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7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9" style:family="paragraph" style:parent-style-name="Heading_20_4">
      <style:paragraph-properties fo:text-align="left" fo:text-indent="0cm" fo:line-height="115%" fo:margin-top="0.423cm" fo:margin-left="0cm" fo:margin-right="0cm"/>
    </style:style>
    <style:style style:name="T279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9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80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8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text-indent="1.27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text-indent="1.27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83" style:family="paragraph" style:parent-style-name="Heading_20_2">
      <style:paragraph-properties fo:text-align="left" fo:text-indent="0cm" fo:line-height="115%" fo:margin-top="0.635cm" fo:margin-bottom="0.141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Drafting</text:span><text:span text:style-name="T1_2"><text:s/></text:span><text:span text:style-name="T1_3">the</text:span><text:span text:style-name="T1_4"><text:s/></text:span><text:span text:style-name="T1_5">Gain</text:span><text:span text:style-name="T1_6"><text:s/></text:span><text:span text:style-name="T1_7">Matrix</text:span></text:p>
      <text:p text:style-name="P2"/>
      <text:p text:style-name="P3"><text:span text:style-name="T3_1">GAIN</text:span><text:span text:style-name="T3_2">:<text:s/></text:span><text:span text:style-name="T3_3">Readiness</text:span><text:span text:style-name="T3_4">/</text:span><text:span text:style-name="T3_5">Ability</text:span><text:span text:style-name="T3_6"><text:s/></text:span><text:span text:style-name="T3_7">of</text:span><text:span text:style-name="T3_8"><text:s/></text:span><text:span text:style-name="T3_9">a</text:span><text:span text:style-name="T3_10"><text:s/></text:span><text:span text:style-name="T3_11">country</text:span><text:span text:style-name="T3_12"><text:s/></text:span><text:span text:style-name="T3_13">to</text:span><text:span text:style-name="T3_14"><text:s/></text:span><text:span text:style-name="T3_15">adapt</text:span><text:span text:style-name="T3_16"><text:s/></text:span><text:span text:style-name="T3_17">to</text:span><text:span text:style-name="T3_18"><text:s/></text:span><text:span text:style-name="T3_19">climate</text:span><text:span text:style-name="T3_20"><text:s/></text:span><text:span text:style-name="T3_21">change</text:span><text:span text:style-name="T3_22"><text:s/></text:span><text:span text:style-name="T3_23">and</text:span><text:span text:style-name="T3_24"><text:s/></text:span><text:span text:style-name="T3_25">other</text:span><text:span text:style-name="T3_26"><text:s/></text:span><text:span text:style-name="T3_27">global</text:span><text:span text:style-name="T3_28"><text:s/></text:span><text:span text:style-name="T3_29">trends</text:span><text:span text:style-name="T3_30">.</text:span></text:p>
      <text:p text:style-name="P4"/>
      <text:p text:style-name="P5"><text:span text:style-name="T5_1">Purpose</text:span><text:span text:style-name="T5_2"><text:s/></text:span><text:span text:style-name="T5_3">of</text:span><text:span text:style-name="T5_4"><text:s/></text:span><text:span text:style-name="T5_5">this</text:span><text:span text:style-name="T5_6"><text:s/></text:span><text:span text:style-name="T5_7">document</text:span><text:span text:style-name="T5_8">:</text:span></text:p>
      <text:list text:style-name="LS1" xml:id="list0">
        <text:list-item>
          <text:p text:style-name="P6"><text:span text:style-name="T6_1">Draft</text:span><text:span text:style-name="T6_2"><text:s/></text:span><text:span text:style-name="T6_3">the</text:span><text:span text:style-name="T6_4"><text:s/></text:span><text:span text:style-name="T6_5">framework</text:span><text:span text:style-name="T6_6"><text:s/></text:span><text:span text:style-name="T6_7">of</text:span><text:span text:style-name="T6_8"><text:s/></text:span><text:span text:style-name="T6_9">the</text:span><text:span text:style-name="T6_10"><text:s/></text:span><text:span text:style-name="T6_11">model</text:span><text:span text:style-name="T6_12"><text:s/></text:span><text:span text:style-name="T6_13">we</text:span><text:span text:style-name="T6_14"><text:s/></text:span><text:span text:style-name="T6_15">use</text:span><text:span text:style-name="T6_16">.<text:s/></text:span><text:span text:style-name="T6_17">Set</text:span><text:span text:style-name="T6_18"><text:s/></text:span><text:span text:style-name="T6_19">a</text:span><text:span text:style-name="T6_20"><text:s/></text:span><text:span text:style-name="T6_21">direction</text:span><text:span text:style-name="T6_22"><text:s/></text:span><text:span text:style-name="T6_23">and</text:span><text:span text:style-name="T6_24"><text:s/></text:span><text:span text:style-name="T6_25">receive</text:span><text:span text:style-name="T6_26"><text:s/></text:span><text:span text:style-name="T6_27">feedback</text:span><text:span text:style-name="T6_28"><text:s/></text:span><text:span text:style-name="T6_29">early</text:span><text:span text:style-name="T6_30"><text:s/></text:span><text:span text:style-name="T6_31">on</text:span><text:span text:style-name="T6_32">.</text:span></text:p>
        </text:list-item>
        <text:list-item>
          <text:p text:style-name="P7"><text:span text:style-name="T7_1">Definitions</text:span><text:span text:style-name="T7_2"><text:s/></text:span><text:span text:style-name="T7_3">and</text:span><text:span text:style-name="T7_4"><text:s/></text:span><text:span text:style-name="T7_5">structure</text:span><text:span text:style-name="T7_6"><text:s/></text:span><text:span text:style-name="T7_7">of</text:span><text:span text:style-name="T7_8"><text:s/></text:span><text:span text:style-name="T7_9">the</text:span><text:span text:style-name="T7_10"><text:s/></text:span><text:span text:style-name="T7_11">model</text:span></text:p>
        </text:list-item>
        <text:list-item>
          <text:p text:style-name="P8"><text:span text:style-name="T8_1">Discussion</text:span><text:span text:style-name="T8_2"><text:s/></text:span><text:span text:style-name="T8_3">on</text:span><text:span text:style-name="T8_4"><text:s/></text:span><text:span text:style-name="T8_5">how</text:span><text:span text:style-name="T8_6"><text:s/></text:span><text:span text:style-name="T8_7">we</text:span><text:span text:style-name="T8_8"><text:s/></text:span><text:span text:style-name="T8_9">plan</text:span><text:span text:style-name="T8_10"><text:s/></text:span><text:span text:style-name="T8_11">to</text:span><text:span text:style-name="T8_12"><text:s/></text:span><text:span text:style-name="T8_13">address</text:span><text:span text:style-name="T8_14"><text:s/></text:span><text:span text:style-name="T8_15">common</text:span><text:span text:style-name="T8_16"><text:s/></text:span><text:span text:style-name="T8_17">complaints</text:span><text:span text:style-name="T8_18"><text:s/></text:span><text:span text:style-name="T8_19">on</text:span><text:span text:style-name="T8_20"><text:s/></text:span><text:span text:style-name="T8_21">other</text:span><text:span text:style-name="T8_22"><text:s/></text:span><text:span text:style-name="T8_23">Indexes</text:span><text:span text:style-name="T8_24">.</text:span></text:p>
        </text:list-item>
      </text:list>
      <text:p text:style-name="P9"/>
      <text:p text:style-name="P10"><text:span text:style-name="T10_1">All</text:span><text:span text:style-name="T10_2"><text:s/></text:span><text:span text:style-name="T10_3">your</text:span><text:span text:style-name="T10_4"><text:s/></text:span><text:span text:style-name="T10_5">comments</text:span><text:span text:style-name="T10_6"><text:s/></text:span><text:span text:style-name="T10_7">are</text:span><text:span text:style-name="T10_8"><text:s/></text:span><text:span text:style-name="T10_9">welcomed</text:span><text:span text:style-name="T10_10">.<text:s/></text:span><text:span text:style-name="T10_11">Either</text:span><text:span text:style-name="T10_12"><text:s/></text:span><text:span text:style-name="T10_13">via</text:span><text:span text:style-name="T10_14"><text:s/></text:span><text:span text:style-name="T10_15">a</text:span><text:span text:style-name="T10_16"><text:s/></text:span><text:span text:style-name="T10_17">separate</text:span><text:span text:style-name="T10_18"><text:s/></text:span><text:span text:style-name="T10_19">email</text:span><text:span text:style-name="T10_20">,<text:s/></text:span><text:span text:style-name="T10_21">writing</text:span><text:span text:style-name="T10_22"><text:s/></text:span><text:span text:style-name="T10_23">directly</text:span><text:span text:style-name="T10_24"><text:s/></text:span><text:span text:style-name="T10_25">on</text:span><text:span text:style-name="T10_26"><text:s/></text:span><text:span text:style-name="T10_27">this</text:span><text:span text:style-name="T10_28"><text:s/></text:span><text:span text:style-name="T10_29">document</text:span><text:span text:style-name="T10_30">,<text:s/></text:span><text:span text:style-name="T10_31">or</text:span><text:span text:style-name="T10_32"><text:s/></text:span><text:span text:style-name="T10_33">using</text:span><text:span text:style-name="T10_34"><text:s/></text:span><text:span text:style-name="T10_35">the</text:span><text:span text:style-name="T10_36"><text:s/></text:span><text:span text:style-name="T10_37">comment</text:span><text:span text:style-name="T10_38"><text:s/></text:span><text:span text:style-name="T10_39">system</text:span><text:span text:style-name="T10_40"><text:s/>(</text:span><text:span text:style-name="T10_41">Insert</text:span><text:span text:style-name="T10_42"><text:s/></text:span><text:span text:style-name="T10_43">Menu</text:span><text:span text:style-name="T10_44"><text:s/>-&gt;<text:s/></text:span><text:span text:style-name="T10_45">comment</text:span><text:span text:style-name="T10_46">)<text:s/></text:span></text:p>
      <text:p text:style-name="P11"/>
      <text:p text:style-name="P12"><text:span text:style-name="T12_1">Gain</text:span><text:span text:style-name="T12_2"><text:s/></text:span><text:span text:style-name="T12_3">Structure</text:span></text:p>
      <text:p text:style-name="P13"><text:span text:style-name="T13_1">The</text:span><text:span text:style-name="T13_2"><text:s/></text:span><text:span text:style-name="T13_3">Gain</text:span><text:span text:style-name="T13_4"><text:s/></text:span><text:span text:style-name="T13_5">Index</text:span><text:span text:style-name="T13_6">,<text:s/></text:span><text:span text:style-name="T13_7">has</text:span><text:span text:style-name="T13_8"><text:s/>2<text:s/></text:span><text:span text:style-name="T13_9">Axis</text:span><text:span text:style-name="T13_10">:<text:s/></text:span><text:span text:style-name="T13_11">Readiness</text:span><text:span text:style-name="T13_12"><text:s/></text:span><text:span text:style-name="T13_13">and</text:span><text:span text:style-name="T13_14"><text:s/></text:span><text:span text:style-name="T13_15">Vulnerability</text:span><text:span text:style-name="T13_16">.<text:s/></text:span><text:span text:style-name="T13_17">Each</text:span><text:span text:style-name="T13_18"><text:s/></text:span><text:span text:style-name="T13_19">axis</text:span><text:span text:style-name="T13_20"><text:s/></text:span><text:span text:style-name="T13_21">has</text:span><text:span text:style-name="T13_22"><text:s/></text:span><text:span text:style-name="T13_23">several</text:span><text:span text:style-name="T13_24"><text:s/></text:span><text:span text:style-name="T13_25">Categories</text:span><text:span text:style-name="T13_26"><text:s/>(</text:span><text:span text:style-name="T13_27">buckets</text:span><text:span text:style-name="T13_28">)<text:s/></text:span><text:span text:style-name="T13_29">and</text:span><text:span text:style-name="T13_30"><text:s/></text:span><text:span text:style-name="T13_31">each</text:span><text:span text:style-name="T13_32"><text:s/></text:span><text:span text:style-name="T13_33">one</text:span><text:span text:style-name="T13_34"><text:s/></text:span><text:span text:style-name="T13_35">has</text:span><text:span text:style-name="T13_36"><text:s/></text:span><text:span text:style-name="T13_37">several</text:span><text:span text:style-name="T13_38"><text:s/></text:span><text:span text:style-name="T13_39">Indexes</text:span><text:span text:style-name="T13_40"><text:s/></text:span><text:span text:style-name="T13_41">that</text:span><text:span text:style-name="T13_42"><text:s/></text:span><text:span text:style-name="T13_43">we</text:span><text:span text:style-name="T13_44"><text:s/></text:span><text:span text:style-name="T13_45">should</text:span><text:span text:style-name="T13_46"><text:s/></text:span><text:span text:style-name="T13_47">address</text:span><text:span text:style-name="T13_48">.<text:s/></text:span><text:span text:style-name="T13_49">These</text:span><text:span text:style-name="T13_50"><text:s/></text:span><text:span text:style-name="T13_51">Indexes</text:span><text:span text:style-name="T13_52"><text:s/></text:span><text:span text:style-name="T13_53">will</text:span><text:span text:style-name="T13_54"><text:s/></text:span><text:span text:style-name="T13_55">be</text:span><text:span text:style-name="T13_56"><text:s/></text:span><text:span text:style-name="T13_57">weighted</text:span><text:span text:style-name="T13_58"><text:s/></text:span><text:span text:style-name="T13_59">to</text:span><text:span text:style-name="T13_60"><text:s/></text:span><text:span text:style-name="T13_61">determine</text:span><text:span text:style-name="T13_62"><text:s/></text:span><text:span text:style-name="T13_63">a</text:span><text:span text:style-name="T13_64"><text:s/></text:span><text:span text:style-name="T13_65">composite</text:span><text:span text:style-name="T13_66"><text:s/></text:span><text:span text:style-name="T13_67">score</text:span><text:span text:style-name="T13_68"><text:s/></text:span><text:span text:style-name="T13_69">for</text:span><text:span text:style-name="T13_70"><text:s/></text:span><text:span text:style-name="T13_71">each</text:span><text:span text:style-name="T13_72"><text:s/></text:span><text:span text:style-name="T13_73">axis</text:span><text:span text:style-name="T13_74">.<text:s/></text:span></text:p>
      <text:p text:style-name="P14"/>
      <text:p text:style-name="P15"><text:span text:style-name="T15_1">A</text:span><text:span text:style-name="T15_2"><text:s/></text:span><text:span text:style-name="T15_3">set</text:span><text:span text:style-name="T15_4"><text:s/></text:span><text:span text:style-name="T15_5">of</text:span><text:span text:style-name="T15_6"><text:s/></text:span><text:span text:style-name="T15_7">approximately</text:span><text:span text:style-name="T15_8"><text:s/>20<text:s/></text:span><text:span text:style-name="T15_9">Indicators</text:span><text:span text:style-name="T15_10"><text:s/></text:span><text:span text:style-name="T15_11">will</text:span><text:span text:style-name="T15_12"><text:s/></text:span><text:span text:style-name="T15_13">be</text:span><text:span text:style-name="T15_14"><text:s/></text:span><text:span text:style-name="T15_15">chosen</text:span><text:span text:style-name="T15_16"><text:s/></text:span><text:span text:style-name="T15_17">to</text:span><text:span text:style-name="T15_18"><text:s/></text:span><text:span text:style-name="T15_19">measure</text:span><text:span text:style-name="T15_20"><text:s/></text:span><text:span text:style-name="T15_21">all</text:span><text:span text:style-name="T15_22"><text:s/></text:span><text:span text:style-name="T15_23">the</text:span><text:span text:style-name="T15_24"><text:s/></text:span><text:span text:style-name="T15_25">Indexes</text:span><text:span text:style-name="T15_26">.<text:s/></text:span><text:span text:style-name="T15_27">Sometimes</text:span><text:span text:style-name="T15_28"><text:s/></text:span><text:span text:style-name="T15_29">an</text:span><text:span text:style-name="T15_30"><text:s/></text:span><text:span text:style-name="T15_31">Indicator</text:span><text:span text:style-name="T15_32"><text:s/></text:span><text:span text:style-name="T15_33">will</text:span><text:span text:style-name="T15_34"><text:s/></text:span><text:span text:style-name="T15_35">be</text:span><text:span text:style-name="T15_36"><text:s/></text:span><text:span text:style-name="T15_37">present</text:span><text:span text:style-name="T15_38"><text:s/></text:span><text:span text:style-name="T15_39">in</text:span><text:span text:style-name="T15_40"><text:s/></text:span><text:span text:style-name="T15_41">multiple</text:span><text:span text:style-name="T15_42"><text:s/></text:span><text:span text:style-name="T15_43">Indexes</text:span><text:span text:style-name="T15_44">.<text:s/></text:span><text:span text:style-name="T15_45">We</text:span><text:span text:style-name="T15_46"><text:s/></text:span><text:span text:style-name="T15_47">should</text:span><text:span text:style-name="T15_48"><text:s/></text:span><text:span text:style-name="T15_49">comment</text:span><text:span text:style-name="T15_50"><text:s/></text:span><text:span text:style-name="T15_51">on</text:span><text:span text:style-name="T15_52"><text:s/></text:span><text:span text:style-name="T15_53">those</text:span><text:span text:style-name="T15_54"><text:s/></text:span><text:span text:style-name="T15_55">cases</text:span><text:span text:style-name="T15_56"><text:s/></text:span><text:span text:style-name="T15_57">and</text:span><text:span text:style-name="T15_58"><text:s/></text:span><text:span text:style-name="T15_59">test</text:span><text:span text:style-name="T15_60"><text:s/></text:span><text:span text:style-name="T15_61">for</text:span><text:span text:style-name="T15_62"><text:s/></text:span><text:span text:style-name="T15_63">correlation</text:span><text:span text:style-name="T15_64">.<text:s/></text:span><text:span text:style-name="T15_65">A</text:span><text:span text:style-name="T15_66"><text:s/></text:span><text:span text:style-name="T15_67">list</text:span><text:span text:style-name="T15_68"><text:s/></text:span><text:span text:style-name="T15_69">of</text:span><text:span text:style-name="T15_70"><text:s/></text:span><text:span text:style-name="T15_71">all</text:span><text:span text:style-name="T15_72"><text:s/></text:span><text:span text:style-name="T15_73">Indexes</text:span><text:span text:style-name="T15_74"><text:s/></text:span><text:span text:style-name="T15_75">and</text:span><text:span text:style-name="T15_76"><text:s/></text:span><text:span text:style-name="T15_77">Bibliography</text:span><text:span text:style-name="T15_78"><text:s/></text:span><text:span text:style-name="T15_79">will</text:span><text:span text:style-name="T15_80"><text:s/></text:span><text:span text:style-name="T15_81">be</text:span><text:span text:style-name="T15_82"><text:s/></text:span><text:span text:style-name="T15_83">available</text:span><text:span text:style-name="T15_84"><text:s/></text:span><text:span text:style-name="T15_85">at</text:span><text:span text:style-name="T15_86"><text:s/></text:span><text:span text:style-name="T15_87">the</text:span><text:span text:style-name="T15_88"><text:s/></text:span><text:span text:style-name="T15_89">bottom</text:span></text:p>
      <text:p text:style-name="P16"/>
      <text:p text:style-name="P17"><text:span text:style-name="T17_1">Also</text:span><text:span text:style-name="T17_2">,<text:s/></text:span><text:span text:style-name="T17_3">an</text:span><text:span text:style-name="T17_4"><text:s/></text:span><text:span text:style-name="T17_5">overall</text:span><text:span text:style-name="T17_6"><text:s/></text:span><text:span text:style-name="T17_7">Ranking</text:span><text:span text:style-name="T17_8"><text:s/></text:span><text:span text:style-name="T17_9">is</text:span><text:span text:style-name="T17_10"><text:s/></text:span><text:span text:style-name="T17_11">made</text:span><text:span text:style-name="T17_12"><text:s/></text:span><text:span text:style-name="T17_13">using</text:span><text:span text:style-name="T17_14"><text:s/></text:span><text:span text:style-name="T17_15">a</text:span><text:span text:style-name="T17_16"><text:s/></text:span><text:span text:style-name="T17_17">geometrical</text:span><text:span text:style-name="T17_18"><text:s/></text:span><text:span text:style-name="T17_19">average</text:span><text:span text:style-name="T17_20"><text:s/></text:span><text:span text:style-name="T17_21">of</text:span><text:span text:style-name="T17_22"><text:s/></text:span><text:span text:style-name="T17_23">both</text:span><text:span text:style-name="T17_24"><text:s/></text:span><text:span text:style-name="T17_25">Axis</text:span><text:span text:style-name="T17_26"><text:s/>(</text:span><text:span text:style-name="T17_27">Readiness</text:span><text:span text:style-name="T17_28"><text:s/></text:span><text:span text:style-name="T17_29">and</text:span><text:span text:style-name="T17_30"><text:s/></text:span><text:span text:style-name="T17_31">Vulnerability</text:span><text:span text:style-name="T17_32">).</text:span></text:p>
      <text:p text:style-name="P18"/>
      <text:p text:style-name="P19"><text:span text:style-name="T19_1">In</text:span><text:span text:style-name="T19_2"><text:s/></text:span><text:span text:style-name="T19_3">creating</text:span><text:span text:style-name="T19_4"><text:s/></text:span><text:span text:style-name="T19_5">the</text:span><text:span text:style-name="T19_6"><text:s/></text:span><text:span text:style-name="T19_7">country</text:span><text:span text:style-name="T19_8"><text:s/></text:span><text:span text:style-name="T19_9">ranking</text:span><text:span text:style-name="T19_10"><text:s/></text:span><text:span text:style-name="T19_11">model</text:span><text:span text:style-name="T19_12">,<text:s/></text:span><text:span text:style-name="T19_13">five</text:span><text:span text:style-name="T19_14"><text:s/></text:span><text:span text:style-name="T19_15">general</text:span><text:span text:style-name="T19_16"><text:s/></text:span><text:span text:style-name="T19_17">steps</text:span><text:span text:style-name="T19_18"><text:s/></text:span><text:span text:style-name="T19_19">are</text:span><text:span text:style-name="T19_20"><text:s/></text:span><text:span text:style-name="T19_21">being</text:span><text:span text:style-name="T19_22"><text:s/></text:span><text:span text:style-name="T19_23">taken</text:span><text:span text:style-name="T19_24">:</text:span></text:p>
      <text:p text:style-name="P20"/>
      <text:p text:style-name="P21"><text:span text:style-name="T21_1"><text:a xlink:type="simple" xlink:href="#h.3hzzf0wrhadx"><text:span text:style-name="T21_2">Step</text:span></text:a></text:span><text:span text:style-name="T21_3"><text:a xlink:type="simple" xlink:href="#h.3hzzf0wrhadx"><text:span text:style-name="T21_4"><text:s/>1<text:s/></text:span></text:a></text:span><text:span text:style-name="T21_5"><text:a xlink:type="simple" xlink:href="#h.3hzzf0wrhadx"><text:span text:style-name="T21_6">Choose</text:span></text:a></text:span><text:span text:style-name="T21_7"><text:a xlink:type="simple" xlink:href="#h.3hzzf0wrhadx"><text:span text:style-name="T21_8"><text:s/></text:span></text:a></text:span><text:span text:style-name="T21_9"><text:a xlink:type="simple" xlink:href="#h.3hzzf0wrhadx"><text:span text:style-name="T21_10">indicators</text:span></text:a></text:span></text:p>
      <text:p text:style-name="P22"><text:span text:style-name="T22_1"><text:a xlink:type="simple" xlink:href="#h.8j6iwgfbmpu3"><text:span text:style-name="T22_2">Readiness</text:span></text:a></text:span></text:p>
      <text:p text:style-name="P23"><text:span text:style-name="T23_1"><text:a xlink:type="simple" xlink:href="#h.ytubmsz5xb3j"><text:span text:style-name="T23_2">Economic</text:span></text:a></text:span></text:p>
      <text:p text:style-name="P24"><text:span text:style-name="T24_1"><text:a xlink:type="simple" xlink:href="#h.2etn5di2uh0h"><text:span text:style-name="T24_2">Governance</text:span></text:a></text:span></text:p>
      <text:p text:style-name="P25"><text:span text:style-name="T25_1"><text:a xlink:type="simple" xlink:href="#h.fiewznt8hzwr"><text:span text:style-name="T25_2">Social</text:span></text:a></text:span></text:p>
      <text:p text:style-name="P26"><text:span text:style-name="T26_1"><text:a xlink:type="simple" xlink:href="#h.b23rvxifua3l"><text:span text:style-name="T26_2">Vulnerability</text:span></text:a></text:span></text:p>
      <text:p text:style-name="P27"><text:span text:style-name="T27_1"><text:a xlink:type="simple" xlink:href="#h.344m3aex9dti"><text:span text:style-name="T27_2">Physical</text:span></text:a></text:span><text:span text:style-name="T27_3"><text:a xlink:type="simple" xlink:href="#h.344m3aex9dti"><text:span text:style-name="T27_4"><text:s/></text:span></text:a></text:span><text:span text:style-name="T27_5"><text:a xlink:type="simple" xlink:href="#h.344m3aex9dti"><text:span text:style-name="T27_6">Impacts</text:span></text:a></text:span></text:p>
      <text:p text:style-name="P28"><text:span text:style-name="T28_1"><text:a xlink:type="simple" xlink:href="#h.jft848j6h5q"><text:span text:style-name="T28_2">Water</text:span></text:a></text:span></text:p>
      <text:p text:style-name="P29"><text:span text:style-name="T29_1"><text:a xlink:type="simple" xlink:href="#h.bv08vw8f08hu"><text:span text:style-name="T29_2">Economic</text:span></text:a></text:span></text:p>
      <text:p text:style-name="P30"><text:span text:style-name="T30_1"><text:a xlink:type="simple" xlink:href="#h.q115ga2hrky1"><text:span text:style-name="T30_2">Human</text:span></text:a></text:span><text:span text:style-name="T30_3"><text:a xlink:type="simple" xlink:href="#h.q115ga2hrky1"><text:span text:style-name="T30_4"><text:s/></text:span></text:a></text:span><text:span text:style-name="T30_5"><text:a xlink:type="simple" xlink:href="#h.q115ga2hrky1"><text:span text:style-name="T30_6">health</text:span></text:a></text:span></text:p>
      <text:p text:style-name="P31"><text:span text:style-name="T31_1"><text:a xlink:type="simple" xlink:href="#h.qmyh9jmqkb91"><text:span text:style-name="T31_2">Step</text:span></text:a></text:span><text:span text:style-name="T31_3"><text:a xlink:type="simple" xlink:href="#h.qmyh9jmqkb91"><text:span text:style-name="T31_4"><text:s/>2<text:s/></text:span></text:a></text:span><text:span text:style-name="T31_5"><text:a xlink:type="simple" xlink:href="#h.qmyh9jmqkb91"><text:span text:style-name="T31_6">Normalize</text:span></text:a></text:span><text:span text:style-name="T31_7"><text:a xlink:type="simple" xlink:href="#h.qmyh9jmqkb91"><text:span text:style-name="T31_8"><text:s/></text:span></text:a></text:span><text:span text:style-name="T31_9"><text:a xlink:type="simple" xlink:href="#h.qmyh9jmqkb91"><text:span text:style-name="T31_10">indicators</text:span></text:a></text:span></text:p>
      <text:p text:style-name="P32"><text:span text:style-name="T32_1"><text:a xlink:type="simple" xlink:href="#h.ghel4np98pzs"><text:span text:style-name="T32_2">Step</text:span></text:a></text:span><text:span text:style-name="T32_3"><text:a xlink:type="simple" xlink:href="#h.ghel4np98pzs"><text:span text:style-name="T32_4"><text:s/>3<text:s/></text:span></text:a></text:span><text:span text:style-name="T32_5"><text:a xlink:type="simple" xlink:href="#h.ghel4np98pzs"><text:span text:style-name="T32_6">Assign</text:span></text:a></text:span><text:span text:style-name="T32_7"><text:a xlink:type="simple" xlink:href="#h.ghel4np98pzs"><text:span text:style-name="T32_8"><text:s/></text:span></text:a></text:span><text:span text:style-name="T32_9"><text:a xlink:type="simple" xlink:href="#h.ghel4np98pzs"><text:span text:style-name="T32_10">weights</text:span></text:a></text:span></text:p>
      <text:p text:style-name="P33"><text:span text:style-name="T33_1"><text:a xlink:type="simple" xlink:href="#h.g2ujqwt5i39u"><text:span text:style-name="T33_2">Step</text:span></text:a></text:span><text:span text:style-name="T33_3"><text:a xlink:type="simple" xlink:href="#h.g2ujqwt5i39u"><text:span text:style-name="T33_4"><text:s/>4<text:s/></text:span></text:a></text:span><text:span text:style-name="T33_5"><text:a xlink:type="simple" xlink:href="#h.g2ujqwt5i39u"><text:span text:style-name="T33_6">Evaluate</text:span></text:a></text:span></text:p>
      <text:p text:style-name="P34"><text:span text:style-name="T34_1"><text:a xlink:type="simple" xlink:href="#h.t7oh56nqeysr"><text:span text:style-name="T34_2">Step</text:span></text:a></text:span><text:span text:style-name="T34_3"><text:a xlink:type="simple" xlink:href="#h.t7oh56nqeysr"><text:span text:style-name="T34_4"><text:s/>5<text:s/></text:span></text:a></text:span><text:span text:style-name="T34_5"><text:a xlink:type="simple" xlink:href="#h.t7oh56nqeysr"><text:span text:style-name="T34_6">Score</text:span></text:a></text:span><text:span text:style-name="T34_7"><text:a xlink:type="simple" xlink:href="#h.t7oh56nqeysr"><text:span text:style-name="T34_8"><text:s/></text:span></text:a></text:span><text:span text:style-name="T34_9"><text:a xlink:type="simple" xlink:href="#h.t7oh56nqeysr"><text:span text:style-name="T34_10">countries</text:span></text:a></text:span></text:p>
      <text:p text:style-name="P35"/>
      <text:h text:style-name="P36"><text:bookmark-start text:name="h.3hzzf0wrhadx"/><text:bookmark-end text:name="h.3hzzf0wrhadx"/><text:span text:style-name="T36_1">Step</text:span><text:span text:style-name="T36_2"><text:s/>1<text:s/></text:span><text:span text:style-name="T36_3">Choose</text:span><text:span text:style-name="T36_4"><text:s/></text:span><text:span text:style-name="T36_5">indicators</text:span></text:h>
      <text:h text:style-name="P37"><text:bookmark-start text:name="h.8j6iwgfbmpu3"/><text:bookmark-end text:name="h.8j6iwgfbmpu3"/><text:span text:style-name="T37_1">Readiness</text:span></text:h>
      <text:p text:style-name="P38"><text:span text:style-name="T38_1">Capacity</text:span><text:span text:style-name="T38_2"><text:s/></text:span><text:span text:style-name="T38_3">of</text:span><text:span text:style-name="T38_4"><text:s/></text:span><text:span text:style-name="T38_5">a</text:span><text:span text:style-name="T38_6"><text:s/></text:span><text:span text:style-name="T38_7">country</text:span><text:span text:style-name="T38_8"><text:s/></text:span><text:span text:style-name="T38_9">to</text:span><text:span text:style-name="T38_10"><text:s/></text:span><text:span text:style-name="T38_11">minimize</text:span><text:span text:style-name="T38_12"><text:s/></text:span><text:span text:style-name="T38_13">their</text:span><text:span text:style-name="T38_14"><text:s/></text:span><text:span text:style-name="T38_15">vulnerability</text:span><text:span text:style-name="T38_16">,<text:s/></text:span><text:span text:style-name="T38_17">react</text:span><text:span text:style-name="T38_18"><text:s/></text:span><text:span text:style-name="T38_19">to</text:span><text:span text:style-name="T38_20"><text:s/></text:span><text:span text:style-name="T38_21">required</text:span><text:span text:style-name="T38_22"><text:s/></text:span><text:span text:style-name="T38_23">measures</text:span><text:span text:style-name="T38_24">,<text:s/></text:span><text:span text:style-name="T38_25">and</text:span><text:span text:style-name="T38_26"><text:s/></text:span><text:span text:style-name="T38_27">ability</text:span><text:span text:style-name="T38_28"><text:s/></text:span><text:span text:style-name="T38_29">to</text:span><text:span text:style-name="T38_30"><text:s/></text:span><text:span text:style-name="T38_31">implement</text:span><text:span text:style-name="T38_32"><text:s/></text:span><text:span text:style-name="T38_33">them</text:span><text:span text:style-name="T38_34">.<text:s/></text:span><text:span text:style-name="T38_35">We</text:span><text:span text:style-name="T38_36"><text:s/></text:span><text:span text:style-name="T38_37">have</text:span><text:span text:style-name="T38_38"><text:s/></text:span><text:span text:style-name="T38_39">selected</text:span><text:span text:style-name="T38_40"><text:s/>3<text:s/></text:span><text:span text:style-name="T38_41">categories</text:span><text:span text:style-name="T38_42"><text:s/></text:span><text:span text:style-name="T38_43">in</text:span><text:span text:style-name="T38_44"><text:s/></text:span><text:span text:style-name="T38_45">which</text:span><text:span text:style-name="T38_46"><text:s/></text:span><text:span text:style-name="T38_47">to</text:span><text:span text:style-name="T38_48"><text:s/></text:span><text:span text:style-name="T38_49">place</text:span><text:span text:style-name="T38_50"><text:s/></text:span><text:span text:style-name="T38_51">several</text:span><text:span text:style-name="T38_52"><text:s/></text:span><text:span text:style-name="T38_53">weighted</text:span><text:span text:style-name="T38_54"><text:s/></text:span><text:span text:style-name="T38_55">indexes</text:span><text:span text:style-name="T38_56">. <text:s/></text:span></text:p>
      <text:h text:style-name="P39"><text:bookmark-start text:name="h.ytubmsz5xb3j"/><text:bookmark-end text:name="h.ytubmsz5xb3j"/><text:span text:style-name="T39_1">Economic</text:span><text:span text:style-name="T39_2"><text:s/></text:span></text:h>
      <text:p text:style-name="P40"><text:span text:style-name="T40_1">Index</text:span><text:span text:style-name="T40_2"><text:s/>1:<text:s/></text:span><text:span text:style-name="T40_3">Doing</text:span><text:span text:style-name="T40_4"><text:s/></text:span><text:span text:style-name="T40_5">Business</text:span><text:span text:style-name="T40_6"><text:s/></text:span><text:span text:style-name="T40_7">Index</text:span><text:span text:style-name="T40_8"><text:s/>[</text:span><text:span text:style-name="T40_9">World</text:span><text:span text:style-name="T40_10"><text:s/></text:span><text:span text:style-name="T40_11">Bank</text:span><text:span text:style-name="T40_12">]</text:span></text:p>
      <text:p text:style-name="P41"><text:span text:style-name="T41_1">This</text:span><text:span text:style-name="T41_2"><text:s/></text:span><text:span text:style-name="T41_3">Index</text:span><text:span text:style-name="T41_4"><text:s/></text:span><text:span text:style-name="T41_5">is</text:span><text:span text:style-name="T41_6"><text:s/></text:span><text:span text:style-name="T41_7">created</text:span><text:span text:style-name="T41_8"><text:s/></text:span><text:span text:style-name="T41_9">by</text:span><text:span text:style-name="T41_10"><text:s/></text:span><text:span text:style-name="T41_11">the</text:span><text:span text:style-name="T41_12"><text:s/></text:span><text:span text:style-name="T41_13">World</text:span><text:span text:style-name="T41_14"><text:s/></text:span><text:span text:style-name="T41_15">Bank</text:span><text:span text:style-name="T41_16"><text:s/></text:span><text:span text:style-name="T41_17">and</text:span><text:span text:style-name="T41_18"><text:s/></text:span><text:span text:style-name="T41_19">has</text:span><text:span text:style-name="T41_20"><text:s/></text:span><text:span text:style-name="T41_21">been</text:span><text:span text:style-name="T41_22"><text:s/></text:span><text:span text:style-name="T41_23">in</text:span><text:span text:style-name="T41_24"><text:s/></text:span><text:span text:style-name="T41_25">existence</text:span><text:span text:style-name="T41_26"><text:s/></text:span><text:span text:style-name="T41_27">since</text:span><text:span text:style-name="T41_28"><text:s/>2004.<text:s/></text:span><text:span text:style-name="T41_29">This</text:span><text:span text:style-name="T41_30"><text:s/></text:span><text:span text:style-name="T41_31">indicator</text:span><text:span text:style-name="T41_32"><text:s/></text:span><text:span text:style-name="T41_33">reflects</text:span><text:span text:style-name="T41_34"><text:s/></text:span><text:span text:style-name="T41_35">the</text:span><text:span text:style-name="T41_36"><text:s/></text:span><text:span text:style-name="T41_37">degree</text:span><text:span text:style-name="T41_38"><text:s/></text:span><text:span text:style-name="T41_39">to</text:span><text:span text:style-name="T41_40"><text:s/></text:span><text:span text:style-name="T41_41">which</text:span><text:span text:style-name="T41_42"><text:s/></text:span><text:span text:style-name="T41_43">a</text:span><text:span text:style-name="T41_44"><text:s/></text:span><text:span text:style-name="T41_45">country</text:span><text:span text:style-name="T41_46">’</text:span><text:span text:style-name="T41_47">s</text:span><text:span text:style-name="T41_48"><text:s/></text:span><text:span text:style-name="T41_49">regulatory</text:span><text:span text:style-name="T41_50"><text:s/></text:span><text:span text:style-name="T41_51">environment</text:span><text:span text:style-name="T41_52"><text:s/></text:span><text:span text:style-name="T41_53">is</text:span><text:span text:style-name="T41_54"><text:s/></text:span><text:span text:style-name="T41_55">conducive</text:span><text:span text:style-name="T41_56"><text:s/></text:span><text:span text:style-name="T41_57">to</text:span><text:span text:style-name="T41_58"><text:s/></text:span><text:span text:style-name="T41_59">the</text:span><text:span text:style-name="T41_60"><text:s/></text:span><text:span text:style-name="T41_61">starting</text:span><text:span text:style-name="T41_62"><text:s/></text:span><text:span text:style-name="T41_63">and</text:span><text:span text:style-name="T41_64"><text:s/></text:span><text:span text:style-name="T41_65">operation</text:span><text:span text:style-name="T41_66"><text:s/></text:span><text:span text:style-name="T41_67">of</text:span><text:span text:style-name="T41_68"><text:s/></text:span><text:span text:style-name="T41_69">a</text:span><text:span text:style-name="T41_70"><text:s/></text:span><text:span text:style-name="T41_71">local</text:span><text:span text:style-name="T41_72"><text:s/></text:span><text:span text:style-name="T41_73">firm</text:span><text:span text:style-name="T41_74">.<text:s/></text:span><text:span text:style-name="T41_75">In</text:span><text:span text:style-name="T41_76"><text:s/></text:span><text:span text:style-name="T41_77">the</text:span><text:span text:style-name="T41_78"><text:s/></text:span><text:span text:style-name="T41_79">context</text:span><text:span text:style-name="T41_80"><text:s/></text:span><text:span text:style-name="T41_81">of</text:span><text:span text:style-name="T41_82"><text:s/></text:span><text:span text:style-name="T41_83">Readiness</text:span><text:span text:style-name="T41_84">,<text:s/></text:span><text:span text:style-name="T41_85">new</text:span><text:span text:style-name="T41_86"><text:s/></text:span><text:span text:style-name="T41_87">businesses</text:span><text:span text:style-name="T41_88"><text:s/></text:span><text:span text:style-name="T41_89">and</text:span><text:span text:style-name="T41_90"><text:s/></text:span><text:span text:style-name="T41_91">services</text:span><text:span text:style-name="T41_92"><text:s/></text:span><text:span text:style-name="T41_93">will</text:span><text:span text:style-name="T41_94"><text:s/></text:span><text:span text:style-name="T41_95">be</text:span><text:span text:style-name="T41_96"><text:s/></text:span><text:span text:style-name="T41_97">needed</text:span><text:span text:style-name="T41_98"><text:s/></text:span><text:span text:style-name="T41_99">to</text:span><text:span text:style-name="T41_100"><text:s/></text:span><text:span text:style-name="T41_101">adapt</text:span><text:span text:style-name="T41_102"><text:s/></text:span><text:span text:style-name="T41_103">to</text:span><text:span text:style-name="T41_104"><text:s/></text:span><text:span text:style-name="T41_105">climate</text:span><text:span text:style-name="T41_106"><text:s/></text:span><text:span text:style-name="T41_107">change</text:span><text:span text:style-name="T41_108"><text:s/>(</text:span><text:span text:style-name="T41_109">e</text:span><text:span text:style-name="T41_110">.</text:span><text:span text:style-name="T41_111">g</text:span><text:span text:style-name="T41_112">.<text:s/></text:span><text:span text:style-name="T41_113">water</text:span><text:span text:style-name="T41_114"><text:s/></text:span><text:span text:style-name="T41_115">services</text:span><text:span text:style-name="T41_116">).</text:span></text:p>
      <text:p text:style-name="P42"/>
      <text:p text:style-name="P43"><text:span text:style-name="T43_1">Component</text:span><text:span text:style-name="T43_2"><text:s/></text:span><text:span text:style-name="T43_3">Indicators</text:span><text:span text:style-name="T43_4">:</text:span></text:p>
      <text:list text:style-name="LS2" xml:id="list3">
        <text:list-item>
          <text:list>
            <text:list-item>
              <text:list>
                <text:list-item>
                  <text:p text:style-name="P44"><text:span text:style-name="T44_1">Starting</text:span><text:span text:style-name="T44_2"><text:s/></text:span><text:span text:style-name="T44_3">a</text:span><text:span text:style-name="T44_4"><text:s/></text:span><text:span text:style-name="T44_5">Business</text:span><text:span text:style-name="T44_6"><text:s/></text:span></text:p>
                </text:list-item>
                <text:list-item>
                  <text:p text:style-name="P45"><text:span text:style-name="T45_1">Dealing</text:span><text:span text:style-name="T45_2"><text:s/></text:span><text:span text:style-name="T45_3">with</text:span><text:span text:style-name="T45_4"><text:s/></text:span><text:span text:style-name="T45_5">construction</text:span><text:span text:style-name="T45_6"><text:s/></text:span><text:span text:style-name="T45_7">permits</text:span></text:p>
                </text:list-item>
                <text:list-item>
                  <text:p text:style-name="P46"><text:span text:style-name="T46_1">Registering</text:span><text:span text:style-name="T46_2"><text:s/></text:span><text:span text:style-name="T46_3">Property</text:span></text:p>
                </text:list-item>
                <text:list-item>
                  <text:p text:style-name="P47"><text:span text:style-name="T47_1">Getting</text:span><text:span text:style-name="T47_2"><text:s/></text:span><text:span text:style-name="T47_3">credit</text:span></text:p>
                </text:list-item>
                <text:list-item>
                  <text:p text:style-name="P48"><text:span text:style-name="T48_1">Protecting</text:span><text:span text:style-name="T48_2"><text:s/></text:span><text:span text:style-name="T48_3">Investors</text:span></text:p>
                </text:list-item>
                <text:list-item>
                  <text:p text:style-name="P49"><text:span text:style-name="T49_1">Paying</text:span><text:span text:style-name="T49_2"><text:s/></text:span><text:span text:style-name="T49_3">Taxes</text:span></text:p>
                </text:list-item>
                <text:list-item>
                  <text:p text:style-name="P50"><text:span text:style-name="T50_1">Trading</text:span><text:span text:style-name="T50_2"><text:s/></text:span><text:span text:style-name="T50_3">Across</text:span><text:span text:style-name="T50_4"><text:s/></text:span><text:span text:style-name="T50_5">Borders</text:span><text:span text:style-name="T50_6"><text:s/>(</text:span><text:span text:style-name="T50_7">exports</text:span><text:span text:style-name="T50_8">/</text:span><text:span text:style-name="T50_9">imports</text:span><text:span text:style-name="T50_10">)</text:span></text:p>
                </text:list-item>
                <text:list-item>
                  <text:p text:style-name="P51"><text:span text:style-name="T51_1">Enforcing</text:span><text:span text:style-name="T51_2"><text:s/></text:span><text:span text:style-name="T51_3">Contracts</text:span></text:p>
                </text:list-item>
                <text:list-item>
                  <text:p text:style-name="P52"><text:span text:style-name="T52_1">Closing</text:span><text:span text:style-name="T52_2"><text:s/></text:span><text:span text:style-name="T52_3">a</text:span><text:span text:style-name="T52_4"><text:s/></text:span><text:span text:style-name="T52_5">Business</text:span></text:p>
                </text:list-item>
                <text:list-item>
                  <text:p text:style-name="P53"><text:span text:style-name="T53_1">Employing</text:span><text:span text:style-name="T53_2"><text:s/></text:span><text:span text:style-name="T53_3">Workers</text:span></text:p>
                </text:list-item>
                <text:list-item>
                  <text:p text:style-name="P54"><text:span text:style-name="T54_1">Getting</text:span><text:span text:style-name="T54_2"><text:s/></text:span><text:span text:style-name="T54_3">Electricity</text:span></text:p>
                </text:list-item>
              </text:list>
            </text:list-item>
          </text:list>
        </text:list-item>
      </text:list>
      <text:p text:style-name="P55"><text:span text:style-name="T55_1"><text:tab/></text:span></text:p>
      <text:p text:style-name="P56"><text:span text:style-name="T56_1">Source</text:span><text:span text:style-name="T56_2">:<text:s/></text:span><text:span text:style-name="T56_3"><text:a xlink:type="simple" xlink:href="http://www.google.com/url?q=http%3A%2F%2Fwww.doingbusiness.org%2F&amp;sa=D&amp;sntz=1&amp;usg=AFQjCNH0lNRpK02pro0s98vImMX77MItXA"><text:span text:style-name="T56_4">http</text:span></text:a></text:span><text:span text:style-name="T56_5"><text:a xlink:type="simple" xlink:href="http://www.google.com/url?q=http%3A%2F%2Fwww.doingbusiness.org%2F&amp;sa=D&amp;sntz=1&amp;usg=AFQjCNH0lNRpK02pro0s98vImMX77MItXA"><text:span text:style-name="T56_6">://</text:span></text:a></text:span><text:span text:style-name="T56_7"><text:a xlink:type="simple" xlink:href="http://www.google.com/url?q=http%3A%2F%2Fwww.doingbusiness.org%2F&amp;sa=D&amp;sntz=1&amp;usg=AFQjCNH0lNRpK02pro0s98vImMX77MItXA"><text:span text:style-name="T56_8">www</text:span></text:a></text:span><text:span text:style-name="T56_9"><text:a xlink:type="simple" xlink:href="http://www.google.com/url?q=http%3A%2F%2Fwww.doingbusiness.org%2F&amp;sa=D&amp;sntz=1&amp;usg=AFQjCNH0lNRpK02pro0s98vImMX77MItXA"><text:span text:style-name="T56_10">.</text:span></text:a></text:span><text:span text:style-name="T56_11"><text:a xlink:type="simple" xlink:href="http://www.google.com/url?q=http%3A%2F%2Fwww.doingbusiness.org%2F&amp;sa=D&amp;sntz=1&amp;usg=AFQjCNH0lNRpK02pro0s98vImMX77MItXA"><text:span text:style-name="T56_12">doingbusiness</text:span></text:a></text:span><text:span text:style-name="T56_13"><text:a xlink:type="simple" xlink:href="http://www.google.com/url?q=http%3A%2F%2Fwww.doingbusiness.org%2F&amp;sa=D&amp;sntz=1&amp;usg=AFQjCNH0lNRpK02pro0s98vImMX77MItXA"><text:span text:style-name="T56_14">.</text:span></text:a></text:span><text:span text:style-name="T56_15"><text:a xlink:type="simple" xlink:href="http://www.google.com/url?q=http%3A%2F%2Fwww.doingbusiness.org%2F&amp;sa=D&amp;sntz=1&amp;usg=AFQjCNH0lNRpK02pro0s98vImMX77MItXA"><text:span text:style-name="T56_16">org</text:span></text:a></text:span><text:span text:style-name="T56_17"><text:a xlink:type="simple" xlink:href="http://www.google.com/url?q=http%3A%2F%2Fwww.doingbusiness.org%2F&amp;sa=D&amp;sntz=1&amp;usg=AFQjCNH0lNRpK02pro0s98vImMX77MItXA"><text:span text:style-name="T56_18">/</text:span></text:a></text:span></text:p>
      <text:p text:style-name="P57"/>
      <text:p text:style-name="P58"><text:span text:style-name="T58_1">Index</text:span><text:span text:style-name="T58_2"><text:s/>2:<text:s/></text:span><text:span text:style-name="T58_3">Index</text:span><text:span text:style-name="T58_4"><text:s/></text:span><text:span text:style-name="T58_5">of</text:span><text:span text:style-name="T58_6"><text:s/></text:span><text:span text:style-name="T58_7">Economic</text:span><text:span text:style-name="T58_8"><text:s/></text:span><text:span text:style-name="T58_9">Freedom</text:span><text:span text:style-name="T58_10"><text:s/>[</text:span><text:span text:style-name="T58_11">Heritage</text:span><text:span text:style-name="T58_12"><text:s/></text:span><text:span text:style-name="T58_13">Foundation</text:span><text:span text:style-name="T58_14">]</text:span></text:p>
      <text:p text:style-name="P59"><text:span text:style-name="T59_1">Likely</text:span><text:span text:style-name="T59_2"><text:s/></text:span><text:span text:style-name="T59_3">has</text:span><text:span text:style-name="T59_4"><text:s/></text:span><text:span text:style-name="T59_5">some</text:span><text:span text:style-name="T59_6"><text:s/></text:span><text:span text:style-name="T59_7">overlap</text:span><text:span text:style-name="T59_8"><text:s/></text:span><text:span text:style-name="T59_9">with</text:span><text:span text:style-name="T59_10"><text:s/></text:span><text:span text:style-name="T59_11">DBI</text:span><text:span text:style-name="T59_12">.</text:span></text:p>
      <text:p text:style-name="P60"/>
      <text:p text:style-name="P61"><text:span text:style-name="T61_1">Component</text:span><text:span text:style-name="T61_2"><text:s/></text:span><text:span text:style-name="T61_3">Indicators</text:span><text:span text:style-name="T61_4">:<text:s/></text:span></text:p>
      <text:list text:style-name="LS3" xml:id="list14">
        <text:list-item>
          <text:list>
            <text:list-item>
              <text:list>
                <text:list-item>
                  <text:p text:style-name="P62"><text:span text:style-name="T62_1">Business</text:span><text:span text:style-name="T62_2"><text:s/></text:span><text:span text:style-name="T62_3">freedom</text:span></text:p>
                </text:list-item>
                <text:list-item>
                  <text:p text:style-name="P63"><text:span text:style-name="T63_1">Trade</text:span><text:span text:style-name="T63_2"><text:s/></text:span><text:span text:style-name="T63_3">freedom</text:span></text:p>
                </text:list-item>
                <text:list-item>
                  <text:p text:style-name="P64"><text:span text:style-name="T64_1">Fiscal</text:span><text:span text:style-name="T64_2"><text:s/></text:span><text:span text:style-name="T64_3">freedom</text:span></text:p>
                </text:list-item>
                <text:list-item>
                  <text:p text:style-name="P65"><text:span text:style-name="T65_1">Government</text:span><text:span text:style-name="T65_2"><text:s/></text:span><text:span text:style-name="T65_3">spending</text:span></text:p>
                </text:list-item>
                <text:list-item>
                  <text:p text:style-name="P66"><text:span text:style-name="T66_1">Monetary</text:span><text:span text:style-name="T66_2"><text:s/></text:span><text:span text:style-name="T66_3">freedom</text:span></text:p>
                </text:list-item>
                <text:list-item>
                  <text:p text:style-name="P67"><text:span text:style-name="T67_1">Investment</text:span><text:span text:style-name="T67_2"><text:s/></text:span><text:span text:style-name="T67_3">freedom</text:span></text:p>
                </text:list-item>
                <text:list-item>
                  <text:p text:style-name="P68"><text:span text:style-name="T68_1">Financial</text:span><text:span text:style-name="T68_2"><text:s/></text:span><text:span text:style-name="T68_3">freedom</text:span></text:p>
                </text:list-item>
                <text:list-item>
                  <text:p text:style-name="P69"><text:span text:style-name="T69_1">Property</text:span><text:span text:style-name="T69_2"><text:s/></text:span><text:span text:style-name="T69_3">rights</text:span></text:p>
                </text:list-item>
                <text:list-item>
                  <text:p text:style-name="P70"><text:span text:style-name="T70_1">Freedom</text:span><text:span text:style-name="T70_2"><text:s/></text:span><text:span text:style-name="T70_3">from</text:span><text:span text:style-name="T70_4"><text:s/></text:span><text:span text:style-name="T70_5">corruption</text:span></text:p>
                </text:list-item>
                <text:list-item>
                  <text:p text:style-name="P71"><text:span text:style-name="T71_1">Labor</text:span><text:span text:style-name="T71_2"><text:s/></text:span><text:span text:style-name="T71_3">freedom</text:span></text:p>
                </text:list-item>
              </text:list>
            </text:list-item>
          </text:list>
        </text:list-item>
      </text:list>
      <text:p text:style-name="P72"/>
      <text:p text:style-name="P73"><text:span text:style-name="T73_1">Index</text:span><text:span text:style-name="T73_2"><text:s/>3:<text:s/></text:span><text:span text:style-name="T73_3">GDP</text:span><text:span text:style-name="T73_4">/</text:span><text:span text:style-name="T73_5">Debt</text:span></text:p>
      <text:p text:style-name="P74"/>
      <text:p text:style-name="P75"><text:span text:style-name="T75_1">Index</text:span><text:span text:style-name="T75_2"><text:s/>4:<text:s/></text:span><text:span text:style-name="T75_3">Economic</text:span><text:span text:style-name="T75_4"><text:s/></text:span><text:span text:style-name="T75_5">growth</text:span></text:p>
      <text:p text:style-name="P76"/>
      <text:p text:style-name="P77"><text:span text:style-name="T77_1">Index</text:span><text:span text:style-name="T77_2"><text:s/>5:<text:s/></text:span><text:span text:style-name="T77_3">Technology</text:span></text:p>
      <text:list text:style-name="LS4" xml:id="list24">
        <text:list-item>
          <text:list>
            <text:list-item>
              <text:list>
                <text:list-item>
                  <text:p text:style-name="P78"><text:span text:style-name="T78_1">R</text:span><text:span text:style-name="T78_2">&amp;</text:span><text:span text:style-name="T78_3">D</text:span><text:span text:style-name="T78_4"><text:s/></text:span><text:span text:style-name="T78_5">investment</text:span><text:span text:style-name="T78_6"><text:s/></text:span><text:span text:style-name="T78_7">as</text:span><text:span text:style-name="T78_8"><text:s/>%<text:s/></text:span><text:span text:style-name="T78_9">of</text:span><text:span text:style-name="T78_10"><text:s/></text:span><text:span text:style-name="T78_11">GDP</text:span></text:p>
                </text:list-item>
                <text:list-item>
                  <text:p text:style-name="P79"><text:span text:style-name="T79_1">Scientists</text:span><text:span text:style-name="T79_2"><text:s/></text:span><text:span text:style-name="T79_3">and</text:span><text:span text:style-name="T79_4"><text:s/></text:span><text:span text:style-name="T79_5">engineers</text:span><text:span text:style-name="T79_6"><text:s/></text:span><text:span text:style-name="T79_7">per</text:span><text:span text:style-name="T79_8"><text:s/></text:span><text:span text:style-name="T79_9">population</text:span></text:p>
                </text:list-item>
              </text:list>
            </text:list-item>
          </text:list>
        </text:list-item>
      </text:list>
      <text:h text:style-name="P80"><text:bookmark-start text:name="h.2etn5di2uh0h"/><text:bookmark-end text:name="h.2etn5di2uh0h"/><text:span text:style-name="T80_1">Governance</text:span></text:h>
      <text:p text:style-name="P81"><text:span text:style-name="T81_1">Index</text:span><text:span text:style-name="T81_2"><text:s/>6:<text:s/></text:span><text:span text:style-name="T81_3"><text:s/></text:span><text:span text:style-name="T81_4">World</text:span><text:span text:style-name="T81_5"><text:s/></text:span><text:span text:style-name="T81_6">Governance</text:span><text:span text:style-name="T81_7"><text:s/></text:span><text:span text:style-name="T81_8">Indicator</text:span><text:span text:style-name="T81_9"><text:s/>[</text:span><text:span text:style-name="T81_10">Kaufmen</text:span><text:span text:style-name="T81_11">,<text:s/></text:span><text:span text:style-name="T81_12">et</text:span><text:span text:style-name="T81_13">.<text:s/></text:span><text:span text:style-name="T81_14">al</text:span><text:span text:style-name="T81_15">]</text:span></text:p>
      <text:p text:style-name="P82"><text:span text:style-name="T82_1">After</text:span><text:span text:style-name="T82_2"><text:s/></text:span><text:span text:style-name="T82_3">further</text:span><text:span text:style-name="T82_4"><text:s/></text:span><text:span text:style-name="T82_5">review</text:span><text:span text:style-name="T82_6">,<text:s/></text:span><text:span text:style-name="T82_7">may</text:span><text:span text:style-name="T82_8"><text:s/></text:span><text:span text:style-name="T82_9">account</text:span><text:span text:style-name="T82_10"><text:s/></text:span><text:span text:style-name="T82_11">well</text:span><text:span text:style-name="T82_12"><text:s/></text:span><text:span text:style-name="T82_13">for</text:span><text:span text:style-name="T82_14"><text:s/></text:span><text:span text:style-name="T82_15">indicators</text:span><text:span text:style-name="T82_16"><text:s/></text:span><text:span text:style-name="T82_17">such</text:span><text:span text:style-name="T82_18"><text:s/></text:span><text:span text:style-name="T82_19">as</text:span><text:span text:style-name="T82_20"><text:s/>“</text:span><text:span text:style-name="T82_21">rule</text:span><text:span text:style-name="T82_22"><text:s/></text:span><text:span text:style-name="T82_23">of</text:span><text:span text:style-name="T82_24"><text:s/></text:span><text:span text:style-name="T82_25">law</text:span><text:span text:style-name="T82_26">,”<text:s/>“</text:span><text:span text:style-name="T82_27">transparency</text:span><text:span text:style-name="T82_28">,”<text:s/></text:span><text:span text:style-name="T82_29">and</text:span><text:span text:style-name="T82_30"><text:s/>“</text:span><text:span text:style-name="T82_31">corruption</text:span><text:span text:style-name="T82_32">.”<text:s/></text:span><text:span text:style-name="T82_33">Will</text:span><text:span text:style-name="T82_34"><text:s/></text:span><text:span text:style-name="T82_35">check</text:span><text:span text:style-name="T82_36"><text:s/></text:span><text:span text:style-name="T82_37">to</text:span><text:span text:style-name="T82_38"><text:s/></text:span><text:span text:style-name="T82_39">see</text:span><text:span text:style-name="T82_40"><text:s/></text:span><text:span text:style-name="T82_41">if</text:span><text:span text:style-name="T82_42"><text:s/></text:span><text:span text:style-name="T82_43">other</text:span><text:span text:style-name="T82_44"><text:s/></text:span><text:span text:style-name="T82_45">indicators</text:span><text:span text:style-name="T82_46">,<text:s/></text:span><text:span text:style-name="T82_47">such</text:span><text:span text:style-name="T82_48"><text:s/></text:span><text:span text:style-name="T82_49">as</text:span><text:span text:style-name="T82_50"><text:s/></text:span><text:span text:style-name="T82_51">Transparency</text:span><text:span text:style-name="T82_52"><text:s/></text:span><text:span text:style-name="T82_53">International</text:span><text:span text:style-name="T82_54">’</text:span><text:span text:style-name="T82_55">s</text:span><text:span text:style-name="T82_56">,<text:s/></text:span><text:span text:style-name="T82_57">add</text:span><text:span text:style-name="T82_58"><text:s/></text:span><text:span text:style-name="T82_59">value</text:span><text:span text:style-name="T82_60">.<text:s/></text:span></text:p>
      <text:p text:style-name="P83"/>
      <text:p text:style-name="P84"><text:span text:style-name="T84_1">Component</text:span><text:span text:style-name="T84_2"><text:s/></text:span><text:span text:style-name="T84_3">indicators</text:span><text:span text:style-name="T84_4">:</text:span></text:p>
      <text:list text:style-name="LS5" xml:id="list26">
        <text:list-item>
          <text:list>
            <text:list-item>
              <text:list>
                <text:list-item>
                  <text:p text:style-name="P85"><text:span text:style-name="T85_1">Voice</text:span><text:span text:style-name="T85_2"><text:s/></text:span><text:span text:style-name="T85_3">and</text:span><text:span text:style-name="T85_4"><text:s/></text:span><text:span text:style-name="T85_5">accountability</text:span></text:p>
                </text:list-item>
                <text:list-item>
                  <text:p text:style-name="P86"><text:span text:style-name="T86_1">Political</text:span><text:span text:style-name="T86_2"><text:s/></text:span><text:span text:style-name="T86_3">stability</text:span></text:p>
                </text:list-item>
                <text:list-item>
                  <text:p text:style-name="P87"><text:span text:style-name="T87_1">Government</text:span><text:span text:style-name="T87_2"><text:s/></text:span><text:span text:style-name="T87_3">effectiveness</text:span></text:p>
                </text:list-item>
                <text:list-item>
                  <text:p text:style-name="P88"><text:span text:style-name="T88_1">Regulatory</text:span><text:span text:style-name="T88_2"><text:s/></text:span><text:span text:style-name="T88_3">quality</text:span></text:p>
                </text:list-item>
                <text:list-item>
                  <text:p text:style-name="P89"><text:span text:style-name="T89_1">Rule</text:span><text:span text:style-name="T89_2"><text:s/></text:span><text:span text:style-name="T89_3">of</text:span><text:span text:style-name="T89_4"><text:s/></text:span><text:span text:style-name="T89_5">law</text:span></text:p>
                </text:list-item>
                <text:list-item>
                  <text:p text:style-name="P90"><text:span text:style-name="T90_1">Control</text:span><text:span text:style-name="T90_2"><text:s/></text:span><text:span text:style-name="T90_3">of</text:span><text:span text:style-name="T90_4"><text:s/></text:span><text:span text:style-name="T90_5">corruption</text:span></text:p>
                </text:list-item>
              </text:list>
            </text:list-item>
          </text:list>
        </text:list-item>
      </text:list>
      <text:h text:style-name="P91"><text:bookmark-start text:name="h.fiewznt8hzwr"/><text:bookmark-end text:name="h.fiewznt8hzwr"/><text:span text:style-name="T91_1">Social</text:span></text:h>
      <text:p text:style-name="P92"><text:span text:style-name="T92_1">Index</text:span><text:span text:style-name="T92_2"><text:s/>7:<text:s/></text:span><text:span text:style-name="T92_3">Human</text:span><text:span text:style-name="T92_4"><text:s/></text:span><text:span text:style-name="T92_5">Development</text:span><text:span text:style-name="T92_6"><text:s/></text:span><text:span text:style-name="T92_7">Index</text:span><text:span text:style-name="T92_8"><text:s/>[</text:span><text:span text:style-name="T92_9">UNDP</text:span><text:span text:style-name="T92_10">]</text:span></text:p>
      <text:p text:style-name="P93"/>
      <text:p text:style-name="P94"><text:span text:style-name="T94_1">Component</text:span><text:span text:style-name="T94_2"><text:s/></text:span><text:span text:style-name="T94_3">indicators</text:span><text:span text:style-name="T94_4">:</text:span></text:p>
      <text:list text:style-name="LS6" xml:id="list32">
        <text:list-item>
          <text:list>
            <text:list-item>
              <text:list>
                <text:list-item>
                  <text:p text:style-name="P95"><text:span text:style-name="T95_1">Health</text:span></text:p>
                  <text:list>
                    <text:list-item>
                      <text:p text:style-name="P96"><text:span text:style-name="T96_1">Life</text:span><text:span text:style-name="T96_2"><text:s/></text:span><text:span text:style-name="T96_3">expectancy</text:span></text:p>
                    </text:list-item>
                  </text:list>
                </text:list-item>
                <text:list-item>
                  <text:p text:style-name="P97"><text:span text:style-name="T97_1">Education</text:span></text:p>
                  <text:list>
                    <text:list-item>
                      <text:p text:style-name="P98"><text:span text:style-name="T98_1">Years</text:span><text:span text:style-name="T98_2"><text:s/></text:span><text:span text:style-name="T98_3">schooling</text:span></text:p>
                    </text:list-item>
                    <text:list-item>
                      <text:p text:style-name="P99"><text:span text:style-name="T99_1">Literacy</text:span></text:p>
                    </text:list-item>
                  </text:list>
                </text:list-item>
                <text:list-item>
                  <text:p text:style-name="P100"><text:span text:style-name="T100_1">Living</text:span><text:span text:style-name="T100_2"><text:s/></text:span><text:span text:style-name="T100_3">standards</text:span></text:p>
                  <text:list>
                    <text:list-item>
                      <text:p text:style-name="P101"><text:span text:style-name="T101_1">GNIpc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p text:style-name="P103"><text:span text:style-name="T103_1">Index</text:span><text:span text:style-name="T103_2"><text:s/>8:<text:s/></text:span><text:span text:style-name="T103_3">Gini</text:span><text:span text:style-name="T103_4"><text:s/></text:span><text:span text:style-name="T103_5">coefficient</text:span><text:span text:style-name="T103_6"><text:s/>[</text:span><text:span text:style-name="T103_7">World</text:span><text:span text:style-name="T103_8"><text:s/></text:span><text:span text:style-name="T103_9">Bank</text:span><text:span text:style-name="T103_10">]</text:span></text:p>
      <text:p text:style-name="P104"><text:span text:style-name="T104_1">Perhaps</text:span><text:span text:style-name="T104_2"><text:s/></text:span><text:span text:style-name="T104_3">should</text:span><text:span text:style-name="T104_4"><text:s/></text:span><text:span text:style-name="T104_5">be</text:span><text:span text:style-name="T104_6"><text:s/></text:span><text:span text:style-name="T104_7">placed</text:span><text:span text:style-name="T104_8"><text:s/></text:span><text:span text:style-name="T104_9">in</text:span><text:span text:style-name="T104_10"><text:s/></text:span><text:span text:style-name="T104_11">Economic</text:span><text:span text:style-name="T104_12"><text:s/></text:span><text:span text:style-name="T104_13">category</text:span><text:span text:style-name="T104_14">,<text:s/></text:span><text:span text:style-name="T104_15">but</text:span><text:span text:style-name="T104_16"><text:s/></text:span><text:span text:style-name="T104_17">an</text:span><text:span text:style-name="T104_18"><text:s/></text:span><text:span text:style-name="T104_19">indicator</text:span><text:span text:style-name="T104_20"><text:s/></text:span><text:span text:style-name="T104_21">of</text:span><text:span text:style-name="T104_22"><text:s/></text:span><text:span text:style-name="T104_23">social</text:span><text:span text:style-name="T104_24"><text:s/></text:span><text:span text:style-name="T104_25">cohesion</text:span><text:span text:style-name="T104_26">.</text:span></text:p>
      <text:h text:style-name="P105"><text:bookmark-start text:name="h.b23rvxifua3l"/><text:bookmark-end text:name="h.b23rvxifua3l"/><text:span text:style-name="T105_1">Vulnerability</text:span><text:span text:style-name="T105_2"><text:s/></text:span></text:h>
      <text:p text:style-name="P106"><text:span text:style-name="T106_1">We</text:span><text:span text:style-name="T106_2"><text:s/></text:span><text:span text:style-name="T106_3">have</text:span><text:span text:style-name="T106_4"><text:s/></text:span><text:span text:style-name="T106_5">selected</text:span><text:span text:style-name="T106_6"><text:s/>4<text:s/></text:span><text:span text:style-name="T106_7">categories</text:span><text:span text:style-name="T106_8">,<text:s/></text:span><text:span text:style-name="T106_9">or</text:span><text:span text:style-name="T106_10"><text:s/></text:span><text:span text:style-name="T106_11">buckets</text:span><text:span text:style-name="T106_12">,<text:s/></text:span><text:span text:style-name="T106_13">that</text:span><text:span text:style-name="T106_14"><text:s/></text:span><text:span text:style-name="T106_15">define</text:span><text:span text:style-name="T106_16"><text:s/></text:span><text:span text:style-name="T106_17">Vulnerability</text:span><text:span text:style-name="T106_18">.<text:s/></text:span><text:span text:style-name="T106_19">A</text:span><text:span text:style-name="T106_20"><text:s/></text:span><text:span text:style-name="T106_21">total</text:span><text:span text:style-name="T106_22"><text:s/></text:span><text:span text:style-name="T106_23">of</text:span><text:span text:style-name="T106_24"><text:s/>6<text:s/></text:span><text:span text:style-name="T106_25">indexes</text:span><text:span text:style-name="T106_26"><text:s/></text:span><text:span text:style-name="T106_27">were</text:span><text:span text:style-name="T106_28"><text:s/></text:span><text:span text:style-name="T106_29">chosen</text:span><text:span text:style-name="T106_30"><text:s/></text:span><text:span text:style-name="T106_31">based</text:span><text:span text:style-name="T106_32"><text:s/></text:span><text:span text:style-name="T106_33">on</text:span><text:span text:style-name="T106_34"><text:s/></text:span><text:span text:style-name="T106_35">preliminary</text:span><text:span text:style-name="T106_36"><text:s/></text:span><text:span text:style-name="T106_37">research</text:span><text:span text:style-name="T106_38"><text:s/></text:span><text:span text:style-name="T106_39">that</text:span><text:span text:style-name="T106_40"><text:s/></text:span><text:span text:style-name="T106_41">address</text:span><text:span text:style-name="T106_42"><text:s/></text:span><text:span text:style-name="T106_43">these</text:span><text:span text:style-name="T106_44"><text:s/></text:span><text:span text:style-name="T106_45">categories</text:span><text:span text:style-name="T106_46">.<text:s/></text:span><text:span text:style-name="T106_47">The</text:span><text:span text:style-name="T106_48"><text:s/></text:span><text:span text:style-name="T106_49">indices</text:span><text:span text:style-name="T106_50"><text:s/></text:span><text:span text:style-name="T106_51">are</text:span><text:span text:style-name="T106_52"><text:s/></text:span><text:span text:style-name="T106_53">weighted</text:span><text:span text:style-name="T106_54"><text:s/></text:span><text:span text:style-name="T106_55">together</text:span><text:span text:style-name="T106_56"><text:s/></text:span><text:span text:style-name="T106_57">to</text:span><text:span text:style-name="T106_58"><text:s/></text:span><text:span text:style-name="T106_59">provide</text:span><text:span text:style-name="T106_60"><text:s/></text:span><text:span text:style-name="T106_61">the</text:span><text:span text:style-name="T106_62"><text:s/></text:span><text:span text:style-name="T106_63">final</text:span><text:span text:style-name="T106_64"><text:s/></text:span><text:span text:style-name="T106_65">Vulnerability</text:span><text:span text:style-name="T106_66"><text:s/></text:span><text:span text:style-name="T106_67">score</text:span><text:span text:style-name="T106_68">.<text:s/></text:span><text:span text:style-name="T106_69">We</text:span><text:span text:style-name="T106_70"><text:s/></text:span><text:span text:style-name="T106_71">have</text:span><text:span text:style-name="T106_72"><text:s/></text:span><text:span text:style-name="T106_73">tried</text:span><text:span text:style-name="T106_74"><text:s/></text:span><text:span text:style-name="T106_75">to</text:span><text:span text:style-name="T106_76"><text:s/></text:span><text:span text:style-name="T106_77">choose</text:span><text:span text:style-name="T106_78"><text:s/></text:span><text:span text:style-name="T106_79">indicators</text:span><text:span text:style-name="T106_80"><text:s/></text:span><text:span text:style-name="T106_81">that</text:span><text:span text:style-name="T106_82"><text:s/></text:span><text:span text:style-name="T106_83">as</text:span><text:span text:style-name="T106_84"><text:s/></text:span><text:span text:style-name="T106_85">orthogonal</text:span><text:span text:style-name="T106_86"><text:s/></text:span><text:span text:style-name="T106_87">as</text:span><text:span text:style-name="T106_88"><text:s/></text:span><text:span text:style-name="T106_89">possible</text:span><text:span text:style-name="T106_90">,<text:s/></text:span><text:span text:style-name="T106_91">i</text:span><text:span text:style-name="T106_92">.</text:span><text:span text:style-name="T106_93">e</text:span><text:span text:style-name="T106_94">.<text:s/></text:span><text:span text:style-name="T106_95">do</text:span><text:span text:style-name="T106_96"><text:s/></text:span><text:span text:style-name="T106_97">not</text:span><text:span text:style-name="T106_98"><text:s/></text:span><text:span text:style-name="T106_99">have</text:span><text:span text:style-name="T106_100"><text:s/></text:span><text:span text:style-name="T106_101">overlapping</text:span><text:span text:style-name="T106_102"><text:s/></text:span><text:span text:style-name="T106_103">component</text:span><text:span text:style-name="T106_104"><text:s/></text:span><text:span text:style-name="T106_105">indicators</text:span><text:span text:style-name="T106_106">.<text:s/></text:span><text:span text:style-name="T106_107">In</text:span><text:span text:style-name="T106_108"><text:s/></text:span><text:span text:style-name="T106_109">determining</text:span><text:span text:style-name="T106_110"><text:s/></text:span><text:span text:style-name="T106_111">Vulnerability</text:span><text:span text:style-name="T106_112"><text:s/></text:span><text:span text:style-name="T106_113">indicators</text:span><text:span text:style-name="T106_114"><text:s/></text:span><text:span text:style-name="T106_115">we</text:span><text:span text:style-name="T106_116"><text:s/></text:span><text:span text:style-name="T106_117">have</text:span><text:span text:style-name="T106_118"><text:s/></text:span><text:span text:style-name="T106_119">focused</text:span><text:span text:style-name="T106_120"><text:s/></text:span><text:span text:style-name="T106_121">on</text:span><text:span text:style-name="T106_122"><text:s/></text:span><text:span text:style-name="T106_123">indicators</text:span><text:span text:style-name="T106_124"><text:s/></text:span><text:span text:style-name="T106_125">that</text:span><text:span text:style-name="T106_126"><text:s/></text:span><text:span text:style-name="T106_127">relate</text:span><text:span text:style-name="T106_128"><text:s/></text:span><text:span text:style-name="T106_129">to</text:span><text:span text:style-name="T106_130"><text:s/></text:span><text:span text:style-name="T106_131">human</text:span><text:span text:style-name="T106_132"><text:s/></text:span><text:span text:style-name="T106_133">activities</text:span><text:span text:style-name="T106_134"><text:s/>(</text:span><text:span text:style-name="T106_135">e</text:span><text:span text:style-name="T106_136">.</text:span><text:span text:style-name="T106_137">g</text:span><text:span text:style-name="T106_138">.<text:s/></text:span><text:span text:style-name="T106_139">health</text:span><text:span text:style-name="T106_140">,<text:s/></text:span><text:span text:style-name="T106_141">death</text:span><text:span text:style-name="T106_142">,<text:s/></text:span><text:span text:style-name="T106_143">economics</text:span><text:span text:style-name="T106_144">)<text:s/></text:span><text:span text:style-name="T106_145">rather</text:span><text:span text:style-name="T106_146"><text:s/></text:span><text:span text:style-name="T106_147">than</text:span><text:span text:style-name="T106_148"><text:s/></text:span><text:span text:style-name="T106_149">only</text:span><text:span text:style-name="T106_150"><text:s/></text:span><text:span text:style-name="T106_151">land</text:span><text:span text:style-name="T106_152"><text:s/></text:span><text:span text:style-name="T106_153">change</text:span><text:span text:style-name="T106_154">.<text:s/></text:span><text:span text:style-name="T106_155">We</text:span><text:span text:style-name="T106_156"><text:s/></text:span><text:span text:style-name="T106_157">feel</text:span><text:span text:style-name="T106_158"><text:s/></text:span><text:span text:style-name="T106_159">this</text:span><text:span text:style-name="T106_160"><text:s/></text:span><text:span text:style-name="T106_161">can</text:span><text:span text:style-name="T106_162"><text:s/></text:span><text:span text:style-name="T106_163">better</text:span><text:span text:style-name="T106_164"><text:s/></text:span><text:span text:style-name="T106_165">account</text:span><text:span text:style-name="T106_166"><text:s/></text:span><text:span text:style-name="T106_167">for</text:span><text:span text:style-name="T106_168"><text:s/>“</text:span><text:span text:style-name="T106_169">resilience</text:span><text:span text:style-name="T106_170">”<text:s/></text:span><text:span text:style-name="T106_171">inherent</text:span><text:span text:style-name="T106_172"><text:s/></text:span><text:span text:style-name="T106_173">in</text:span><text:span text:style-name="T106_174"><text:s/></text:span><text:span text:style-name="T106_175">a</text:span><text:span text:style-name="T106_176"><text:s/></text:span><text:span text:style-name="T106_177">country</text:span><text:span text:style-name="T106_178">’</text:span><text:span text:style-name="T106_179">s</text:span><text:span text:style-name="T106_180"><text:s/></text:span><text:span text:style-name="T106_181">socioeconomic</text:span><text:span text:style-name="T106_182"><text:s/></text:span><text:span text:style-name="T106_183">system</text:span><text:span text:style-name="T106_184">.</text:span></text:p>
      <text:p text:style-name="P107"/>
      <text:p text:style-name="P108"><text:span text:style-name="T108_1">After</text:span><text:span text:style-name="T108_2"><text:s/></text:span><text:span text:style-name="T108_3">reading</text:span><text:span text:style-name="T108_4"><text:s/></text:span><text:span text:style-name="T108_5">through</text:span><text:span text:style-name="T108_6"><text:s/></text:span><text:span text:style-name="T108_7">many</text:span><text:span text:style-name="T108_8"><text:s/></text:span><text:span text:style-name="T108_9">documents</text:span><text:span text:style-name="T108_10"><text:s/></text:span><text:span text:style-name="T108_11">and</text:span><text:span text:style-name="T108_12"><text:s/></text:span><text:span text:style-name="T108_13">indices</text:span><text:span text:style-name="T108_14">,<text:s/></text:span><text:span text:style-name="T108_15">the</text:span><text:span text:style-name="T108_16"><text:s/>2010</text:span><text:span text:style-name="T108_17"><text:a xlink:type="simple" xlink:href="http://www.google.com/url?q=http%3A%2F%2Fdaraint.org%2Fclimate-vulnerability-monitor%2Fclimate-vulnerability-monitor-2010%2F&amp;sa=D&amp;sntz=1&amp;usg=AFQjCNFTcU6FIVBoHxmFWwF5l6yJaQh1fg"><text:span text:style-name="T108_18"><text:s/></text:span></text:a></text:span><text:span text:style-name="T108_19"><text:a xlink:type="simple" xlink:href="http://www.google.com/url?q=http%3A%2F%2Fdaraint.org%2Fclimate-vulnerability-monitor%2Fclimate-vulnerability-monitor-2010%2F&amp;sa=D&amp;sntz=1&amp;usg=AFQjCNFTcU6FIVBoHxmFWwF5l6yJaQh1fg"><text:span text:style-name="T108_20">Climate</text:span></text:a></text:span><text:span text:style-name="T108_21"><text:a xlink:type="simple" xlink:href="http://www.google.com/url?q=http%3A%2F%2Fdaraint.org%2Fclimate-vulnerability-monitor%2Fclimate-vulnerability-monitor-2010%2F&amp;sa=D&amp;sntz=1&amp;usg=AFQjCNFTcU6FIVBoHxmFWwF5l6yJaQh1fg"><text:span text:style-name="T108_22"><text:s/></text:span></text:a></text:span><text:span text:style-name="T108_23"><text:a xlink:type="simple" xlink:href="http://www.google.com/url?q=http%3A%2F%2Fdaraint.org%2Fclimate-vulnerability-monitor%2Fclimate-vulnerability-monitor-2010%2F&amp;sa=D&amp;sntz=1&amp;usg=AFQjCNFTcU6FIVBoHxmFWwF5l6yJaQh1fg"><text:span text:style-name="T108_24">Vulnerability</text:span></text:a></text:span><text:span text:style-name="T108_25"><text:a xlink:type="simple" xlink:href="http://www.google.com/url?q=http%3A%2F%2Fdaraint.org%2Fclimate-vulnerability-monitor%2Fclimate-vulnerability-monitor-2010%2F&amp;sa=D&amp;sntz=1&amp;usg=AFQjCNFTcU6FIVBoHxmFWwF5l6yJaQh1fg"><text:span text:style-name="T108_26"><text:s/></text:span></text:a></text:span><text:span text:style-name="T108_27"><text:a xlink:type="simple" xlink:href="http://www.google.com/url?q=http%3A%2F%2Fdaraint.org%2Fclimate-vulnerability-monitor%2Fclimate-vulnerability-monitor-2010%2F&amp;sa=D&amp;sntz=1&amp;usg=AFQjCNFTcU6FIVBoHxmFWwF5l6yJaQh1fg"><text:span text:style-name="T108_28">Monitor</text:span></text:a></text:span><text:span text:style-name="T108_29"><text:s/>(</text:span><text:span text:style-name="T108_30">CVM</text:span><text:span text:style-name="T108_31">)<text:s/></text:span><text:span text:style-name="T108_32">came</text:span><text:span text:style-name="T108_33"><text:s/></text:span><text:span text:style-name="T108_34">to</text:span><text:span text:style-name="T108_35"><text:s/></text:span><text:span text:style-name="T108_36">the</text:span><text:span text:style-name="T108_37"><text:s/></text:span><text:span text:style-name="T108_38">forefront</text:span><text:span text:style-name="T108_39"><text:s/></text:span><text:span text:style-name="T108_40">in</text:span><text:span text:style-name="T108_41"><text:s/></text:span><text:span text:style-name="T108_42">supplying</text:span><text:span text:style-name="T108_43"><text:s/></text:span><text:span text:style-name="T108_44">many</text:span><text:span text:style-name="T108_45"><text:s/></text:span><text:span text:style-name="T108_46">of</text:span><text:span text:style-name="T108_47"><text:s/></text:span><text:span text:style-name="T108_48">the</text:span><text:span text:style-name="T108_49"><text:s/></text:span><text:span text:style-name="T108_50">indicators</text:span><text:span text:style-name="T108_51"><text:s/></text:span><text:span text:style-name="T108_52">we</text:span><text:span text:style-name="T108_53"><text:s/></text:span><text:span text:style-name="T108_54">were</text:span><text:span text:style-name="T108_55"><text:s/></text:span><text:span text:style-name="T108_56">looking</text:span><text:span text:style-name="T108_57"><text:s/></text:span><text:span text:style-name="T108_58">for</text:span><text:span text:style-name="T108_59"><text:s/></text:span><text:span text:style-name="T108_60">to</text:span><text:span text:style-name="T108_61"><text:s/></text:span><text:span text:style-name="T108_62">reflect</text:span><text:span text:style-name="T108_63"><text:s/></text:span><text:span text:style-name="T108_64">vulnerability</text:span><text:span text:style-name="T108_65">.<text:s/></text:span><text:span text:style-name="T108_66">It</text:span><text:span text:style-name="T108_67"><text:s/></text:span><text:span text:style-name="T108_68">covers</text:span><text:span text:style-name="T108_69"><text:s/>184<text:s/></text:span><text:span text:style-name="T108_70">countries</text:span><text:span text:style-name="T108_71">.<text:s/></text:span><text:span text:style-name="T108_72">We</text:span><text:span text:style-name="T108_73"><text:s/></text:span><text:span text:style-name="T108_74">will</text:span><text:span text:style-name="T108_75"><text:s/></text:span><text:span text:style-name="T108_76">take</text:span><text:span text:style-name="T108_77"><text:s/></text:span><text:span text:style-name="T108_78">a</text:span><text:span text:style-name="T108_79"><text:s/></text:span><text:span text:style-name="T108_80">closer</text:span><text:span text:style-name="T108_81"><text:s/></text:span><text:span text:style-name="T108_82">look</text:span><text:span text:style-name="T108_83"><text:s/></text:span><text:span text:style-name="T108_84">at</text:span><text:span text:style-name="T108_85"><text:s/></text:span><text:span text:style-name="T108_86">R</text:span><text:span text:style-name="T108_87">.</text:span><text:span text:style-name="T108_88">H</text:span><text:span text:style-name="T108_89">.<text:s/></text:span><text:span text:style-name="T108_90">Moss</text:span><text:span text:style-name="T108_91">’<text:s/></text:span><text:span text:style-name="T108_92">VRIP</text:span><text:span text:style-name="T108_93"><text:s/></text:span><text:span text:style-name="T108_94">to</text:span><text:span text:style-name="T108_95"><text:s/></text:span><text:span text:style-name="T108_96">examine</text:span><text:span text:style-name="T108_97"><text:s/></text:span><text:span text:style-name="T108_98">gaps</text:span><text:span text:style-name="T108_99">.<text:s/></text:span><text:span text:style-name="T108_100">Further</text:span><text:span text:style-name="T108_101">,<text:s/></text:span><text:span text:style-name="T108_102">it</text:span><text:span text:style-name="T108_103"><text:s/></text:span><text:span text:style-name="T108_104">might</text:span><text:span text:style-name="T108_105"><text:s/></text:span><text:span text:style-name="T108_106">be</text:span><text:span text:style-name="T108_107"><text:s/></text:span><text:span text:style-name="T108_108">useful</text:span><text:span text:style-name="T108_109"><text:s/></text:span><text:span text:style-name="T108_110">to</text:span><text:span text:style-name="T108_111"><text:s/></text:span><text:span text:style-name="T108_112">purchase</text:span><text:span text:style-name="T108_113"><text:s/></text:span><text:span text:style-name="T108_114">Maplecroft</text:span><text:span text:style-name="T108_115">’</text:span><text:span text:style-name="T108_116">s</text:span><text:span text:style-name="T108_117"><text:s/></text:span><text:span text:style-name="T108_118">risk</text:span><text:span text:style-name="T108_119"><text:s/></text:span><text:span text:style-name="T108_120">map</text:span><text:span text:style-name="T108_121"><text:s/></text:span><text:span text:style-name="T108_122">to</text:span><text:span text:style-name="T108_123"><text:s/></text:span><text:span text:style-name="T108_124">understand</text:span><text:span text:style-name="T108_125"><text:s/></text:span><text:span text:style-name="T108_126">better</text:span><text:span text:style-name="T108_127"><text:s/></text:span><text:span text:style-name="T108_128">their</text:span><text:span text:style-name="T108_129"><text:s/></text:span><text:span text:style-name="T108_130">weighting</text:span><text:span text:style-name="T108_131"><text:s/></text:span><text:span text:style-name="T108_132">and</text:span><text:span text:style-name="T108_133"><text:s/></text:span><text:span text:style-name="T108_134">indicator</text:span><text:span text:style-name="T108_135"><text:s/></text:span><text:span text:style-name="T108_136">choices</text:span><text:span text:style-name="T108_137"><text:s/></text:span><text:span text:style-name="T108_138">as</text:span><text:span text:style-name="T108_139"><text:s/></text:span><text:span text:style-name="T108_140">that</text:span><text:span text:style-name="T108_141"><text:s/></text:span><text:span text:style-name="T108_142">one</text:span><text:span text:style-name="T108_143"><text:s/></text:span><text:span text:style-name="T108_144">and</text:span><text:span text:style-name="T108_145"><text:s/></text:span><text:span text:style-name="T108_146">the</text:span><text:span text:style-name="T108_147"><text:s/></text:span><text:span text:style-name="T108_148">CVM</text:span><text:span text:style-name="T108_149"><text:s/></text:span><text:span text:style-name="T108_150">appear</text:span><text:span text:style-name="T108_151"><text:s/></text:span><text:span text:style-name="T108_152">to</text:span><text:span text:style-name="T108_153"><text:s/></text:span><text:span text:style-name="T108_154">be</text:span><text:span text:style-name="T108_155"><text:s/></text:span><text:span text:style-name="T108_156">some</text:span><text:span text:style-name="T108_157"><text:s/></text:span><text:span text:style-name="T108_158">of</text:span><text:span text:style-name="T108_159"><text:s/></text:span><text:span text:style-name="T108_160">the</text:span><text:span text:style-name="T108_161"><text:s/></text:span><text:span text:style-name="T108_162">more</text:span><text:span text:style-name="T108_163"><text:s/></text:span><text:span text:style-name="T108_164">recent</text:span><text:span text:style-name="T108_165"><text:s/></text:span><text:span text:style-name="T108_166">major</text:span><text:span text:style-name="T108_167"><text:s/></text:span><text:span text:style-name="T108_168">works</text:span><text:span text:style-name="T108_169"><text:s/></text:span><text:span text:style-name="T108_170">on</text:span><text:span text:style-name="T108_171"><text:s/></text:span><text:span text:style-name="T108_172">the</text:span><text:span text:style-name="T108_173"><text:s/></text:span><text:span text:style-name="T108_174">subject</text:span><text:span text:style-name="T108_175">.<text:s/></text:span><text:span text:style-name="T108_176">Hopefully</text:span><text:span text:style-name="T108_177">,<text:s/></text:span><text:span text:style-name="T108_178">this</text:span><text:span text:style-name="T108_179"><text:s/></text:span><text:span text:style-name="T108_180">can</text:span><text:span text:style-name="T108_181"><text:s/></text:span><text:span text:style-name="T108_182">be</text:span><text:span text:style-name="T108_183"><text:s/></text:span><text:span text:style-name="T108_184">a</text:span><text:span text:style-name="T108_185"><text:s/></text:span><text:span text:style-name="T108_186">good</text:span><text:span text:style-name="T108_187"><text:s/></text:span><text:span text:style-name="T108_188">starting</text:span><text:span text:style-name="T108_189"><text:s/></text:span><text:span text:style-name="T108_190">point</text:span><text:span text:style-name="T108_191"><text:s/></text:span><text:span text:style-name="T108_192">around</text:span><text:span text:style-name="T108_193"><text:s/></text:span><text:span text:style-name="T108_194">which</text:span><text:span text:style-name="T108_195"><text:s/></text:span><text:span text:style-name="T108_196">to</text:span><text:span text:style-name="T108_197"><text:s/></text:span><text:span text:style-name="T108_198">work</text:span><text:span text:style-name="T108_199">.</text:span></text:p>
      <text:p text:style-name="P109"/>
      <text:p text:style-name="P110"><text:span text:style-name="T110_1">Some</text:span><text:span text:style-name="T110_2"><text:s/></text:span><text:span text:style-name="T110_3">prominent</text:span><text:span text:style-name="T110_4"><text:s/></text:span><text:span text:style-name="T110_5">indices</text:span><text:span text:style-name="T110_6"><text:s/></text:span><text:span text:style-name="T110_7">have</text:span><text:span text:style-name="T110_8"><text:s/></text:span><text:span text:style-name="T110_9">been</text:span><text:span text:style-name="T110_10"><text:s/></text:span><text:span text:style-name="T110_11">omitted</text:span><text:span text:style-name="T110_12"><text:s/></text:span><text:span text:style-name="T110_13">for</text:span><text:span text:style-name="T110_14"><text:s/></text:span><text:span text:style-name="T110_15">various</text:span><text:span text:style-name="T110_16"><text:s/></text:span><text:span text:style-name="T110_17">reasons</text:span><text:span text:style-name="T110_18">:</text:span></text:p>
      <text:list text:style-name="LS7" xml:id="list39">
        <text:list-item>
          <text:p text:style-name="P111"><text:span text:style-name="T111_1">WWF</text:span><text:span text:style-name="T111_2">’</text:span><text:span text:style-name="T111_3">s</text:span><text:span text:style-name="T111_4"><text:s/></text:span><text:span text:style-name="T111_5">Ecological</text:span><text:span text:style-name="T111_6"><text:s/></text:span><text:span text:style-name="T111_7">Footprint</text:span><text:span text:style-name="T111_8">/</text:span><text:span text:style-name="T111_9">Living</text:span><text:span text:style-name="T111_10"><text:s/></text:span><text:span text:style-name="T111_11">Planet</text:span><text:span text:style-name="T111_12"><text:s/></text:span><text:span text:style-name="T111_13">Index</text:span><text:span text:style-name="T111_14"><text:s/></text:span><text:span text:style-name="T111_15">focuses</text:span><text:span text:style-name="T111_16"><text:s/></text:span><text:span text:style-name="T111_17">on</text:span><text:span text:style-name="T111_18"><text:s/></text:span><text:span text:style-name="T111_19">how</text:span><text:span text:style-name="T111_20"><text:s/></text:span><text:span text:style-name="T111_21">a</text:span><text:span text:style-name="T111_22"><text:s/></text:span><text:span text:style-name="T111_23">given</text:span><text:span text:style-name="T111_24"><text:s/></text:span><text:span text:style-name="T111_25">country</text:span><text:span text:style-name="T111_26">’</text:span><text:span text:style-name="T111_27">s</text:span><text:span text:style-name="T111_28"><text:s/></text:span><text:span text:style-name="T111_29">ecological</text:span><text:span text:style-name="T111_30"><text:s/></text:span><text:span text:style-name="T111_31">footprint</text:span><text:span text:style-name="T111_32"><text:s/></text:span><text:span text:style-name="T111_33">is</text:span><text:span text:style-name="T111_34"><text:s/></text:span><text:span text:style-name="T111_35">creating</text:span><text:span text:style-name="T111_36"><text:s/></text:span><text:span text:style-name="T111_37">total</text:span><text:span text:style-name="T111_38"><text:s/></text:span><text:span text:style-name="T111_39">global</text:span><text:span text:style-name="T111_40"><text:s/></text:span><text:span text:style-name="T111_41">ecological</text:span><text:span text:style-name="T111_42"><text:s/></text:span><text:span text:style-name="T111_43">stress</text:span><text:span text:style-name="T111_44">,<text:s/></text:span><text:span text:style-name="T111_45">but</text:span><text:span text:style-name="T111_46"><text:s/></text:span><text:span text:style-name="T111_47">does</text:span><text:span text:style-name="T111_48"><text:s/></text:span><text:span text:style-name="T111_49">not</text:span><text:span text:style-name="T111_50"><text:s/></text:span><text:span text:style-name="T111_51">show</text:span><text:span text:style-name="T111_52"><text:s/></text:span><text:span text:style-name="T111_53">how</text:span><text:span text:style-name="T111_54"><text:s/></text:span><text:span text:style-name="T111_55">a</text:span><text:span text:style-name="T111_56"><text:s/></text:span><text:span text:style-name="T111_57">particular</text:span><text:span text:style-name="T111_58"><text:s/></text:span><text:span text:style-name="T111_59">country</text:span><text:span text:style-name="T111_60">’<text:s/></text:span><text:span text:style-name="T111_61">resources</text:span><text:span text:style-name="T111_62"><text:s/></text:span><text:span text:style-name="T111_63">are</text:span><text:span text:style-name="T111_64"><text:s/></text:span><text:span text:style-name="T111_65">being</text:span><text:span text:style-name="T111_66"><text:s/></text:span><text:span text:style-name="T111_67">stressed</text:span><text:span text:style-name="T111_68">.</text:span></text:p>
        </text:list-item>
        <text:list-item>
          <text:p text:style-name="P112"><text:span text:style-name="T112_1">Germanwatch</text:span><text:span text:style-name="T112_2">’</text:span><text:span text:style-name="T112_3">s</text:span><text:span text:style-name="T112_4"><text:s/></text:span><text:span text:style-name="T112_5">Global</text:span><text:span text:style-name="T112_6"><text:s/></text:span><text:span text:style-name="T112_7">Climate</text:span><text:span text:style-name="T112_8"><text:s/></text:span><text:span text:style-name="T112_9">Risk</text:span><text:span text:style-name="T112_10"><text:s/></text:span><text:span text:style-name="T112_11">Index</text:span><text:span text:style-name="T112_12"><text:s/></text:span><text:span text:style-name="T112_13">is</text:span><text:span text:style-name="T112_14"><text:s/></text:span><text:span text:style-name="T112_15">useful</text:span><text:span text:style-name="T112_16">,<text:s/></text:span><text:span text:style-name="T112_17">but</text:span><text:span text:style-name="T112_18"><text:s/></text:span><text:span text:style-name="T112_19">only</text:span><text:span text:style-name="T112_20"><text:s/></text:span><text:span text:style-name="T112_21">provides</text:span><text:span text:style-name="T112_22"><text:s/></text:span><text:span text:style-name="T112_23">data</text:span><text:span text:style-name="T112_24"><text:s/></text:span><text:span text:style-name="T112_25">on</text:span><text:span text:style-name="T112_26"><text:s/></text:span><text:span text:style-name="T112_27">past</text:span><text:span text:style-name="T112_28"><text:s/></text:span><text:span text:style-name="T112_29">events</text:span><text:span text:style-name="T112_30">,<text:s/></text:span><text:span text:style-name="T112_31">not</text:span><text:span text:style-name="T112_32"><text:s/></text:span><text:span text:style-name="T112_33">future</text:span><text:span text:style-name="T112_34"><text:s/></text:span><text:span text:style-name="T112_35">prospects</text:span><text:span text:style-name="T112_36">.<text:s/></text:span><text:span text:style-name="T112_37">The</text:span><text:span text:style-name="T112_38"><text:s/></text:span><text:span text:style-name="T112_39">Index</text:span><text:span text:style-name="T112_40"><text:s/></text:span><text:span text:style-name="T112_41">actually</text:span><text:span text:style-name="T112_42"><text:s/></text:span><text:span text:style-name="T112_43">recommends</text:span><text:span text:style-name="T112_44"><text:s/></text:span><text:span text:style-name="T112_45">that</text:span><text:span text:style-name="T112_46"><text:s/></text:span><text:span text:style-name="T112_47">it</text:span><text:span text:style-name="T112_48"><text:s/></text:span><text:span text:style-name="T112_49">not</text:span><text:span text:style-name="T112_50"><text:s/></text:span><text:span text:style-name="T112_51">be</text:span><text:span text:style-name="T112_52"><text:s/></text:span><text:span text:style-name="T112_53">used</text:span><text:span text:style-name="T112_54"><text:s/></text:span><text:span text:style-name="T112_55">for</text:span><text:span text:style-name="T112_56"><text:s/></text:span><text:span text:style-name="T112_57">future</text:span><text:span text:style-name="T112_58"><text:s/></text:span><text:span text:style-name="T112_59">projections</text:span><text:span text:style-name="T112_60">.</text:span></text:p>
        </text:list-item>
        <text:list-item>
          <text:p text:style-name="P113"><text:span text:style-name="T113_1">The</text:span><text:span text:style-name="T113_2"><text:s/></text:span><text:span text:style-name="T113_3">usefulness</text:span><text:span text:style-name="T113_4"><text:s/></text:span><text:span text:style-name="T113_5">of</text:span><text:span text:style-name="T113_6"><text:s/></text:span><text:span text:style-name="T113_7">the</text:span><text:span text:style-name="T113_8"><text:s/></text:span><text:span text:style-name="T113_9">Environmental</text:span><text:span text:style-name="T113_10"><text:s/></text:span><text:span text:style-name="T113_11">Sustainability</text:span><text:span text:style-name="T113_12"><text:s/></text:span><text:span text:style-name="T113_13">Index</text:span><text:span text:style-name="T113_14"><text:s/></text:span><text:span text:style-name="T113_15">was</text:span><text:span text:style-name="T113_16"><text:s/></text:span><text:span text:style-name="T113_17">called</text:span><text:span text:style-name="T113_18"><text:s/></text:span><text:span text:style-name="T113_19">into</text:span><text:span text:style-name="T113_20"><text:s/></text:span><text:span text:style-name="T113_21">question</text:span><text:span text:style-name="T113_22"><text:s/></text:span><text:span text:style-name="T113_23">by</text:span><text:span text:style-name="T113_24"><text:s/></text:span><text:span text:style-name="T113_25">the</text:span><text:span text:style-name="T113_26"><text:s/></text:span><text:span text:style-name="T113_27">Potsdam</text:span><text:span text:style-name="T113_28"><text:s/></text:span><text:span text:style-name="T113_29">World</text:span><text:span text:style-name="T113_30"><text:s/></text:span><text:span text:style-name="T113_31">Development</text:span><text:span text:style-name="T113_32"><text:s/></text:span><text:span text:style-name="T113_33">Report</text:span><text:span text:style-name="T113_34">,<text:s/></text:span><text:span text:style-name="T113_35">but</text:span><text:span text:style-name="T113_36"><text:s/></text:span><text:span text:style-name="T113_37">perhaps</text:span><text:span text:style-name="T113_38"><text:s/></text:span><text:span text:style-name="T113_39">there</text:span><text:span text:style-name="T113_40"><text:s/></text:span><text:span text:style-name="T113_41">are</text:span><text:span text:style-name="T113_42"><text:s/></text:span><text:span text:style-name="T113_43">some</text:span><text:span text:style-name="T113_44"><text:s/></text:span><text:span text:style-name="T113_45">parts</text:span><text:span text:style-name="T113_46"><text:s/></text:span><text:span text:style-name="T113_47">of</text:span><text:span text:style-name="T113_48"><text:s/></text:span><text:span text:style-name="T113_49">the</text:span><text:span text:style-name="T113_50"><text:s/></text:span><text:span text:style-name="T113_51">Index</text:span><text:span text:style-name="T113_52"><text:s/></text:span><text:span text:style-name="T113_53">worth</text:span><text:span text:style-name="T113_54"><text:s/></text:span><text:span text:style-name="T113_55">including</text:span><text:span text:style-name="T113_56">?</text:span></text:p>
        </text:list-item>
      </text:list>
      <text:p text:style-name="P114"/>
      <text:p text:style-name="P115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row table:style-name="Row1">
          <table:table-cell table:style-name="Cell1">
            <text:p text:style-name="P116"><text:span text:style-name="T116_1">Category</text:span></text:p>
          </table:table-cell>
          <table:table-cell table:style-name="Cell2">
            <text:p text:style-name="P117"><text:span text:style-name="T117_1">Physical</text:span><text:span text:style-name="T117_2"><text:s/></text:span><text:span text:style-name="T117_3">Impacts</text:span></text:p>
          </table:table-cell>
          <table:table-cell table:style-name="Cell3">
            <text:p text:style-name="P118"/>
          </table:table-cell>
          <table:table-cell table:style-name="Cell4">
            <text:p text:style-name="P119"><text:span text:style-name="T119_1">Water</text:span></text:p>
          </table:table-cell>
          <table:table-cell table:style-name="Cell5">
            <text:p text:style-name="P120"/>
          </table:table-cell>
          <table:table-cell table:style-name="Cell6">
            <text:p text:style-name="P121"><text:span text:style-name="T121_1">Economic</text:span></text:p>
          </table:table-cell>
          <table:table-cell table:style-name="Cell7">
            <text:p text:style-name="P122"><text:span text:style-name="T122_1">Health</text:span></text:p>
          </table:table-cell>
        </table:table-row>
        <table:table-row table:style-name="Row2">
          <table:table-cell table:style-name="Cell8">
            <text:p text:style-name="P123"><text:span text:style-name="T123_1">Index</text:span><text:span text:style-name="T123_2"><text:s/></text:span><text:span text:style-name="T123_3">for</text:span><text:span text:style-name="T123_4"><text:s/></text:span><text:span text:style-name="T123_5">weighting</text:span></text:p>
          </table:table-cell>
          <table:table-cell table:style-name="Cell9">
            <text:p text:style-name="P124"><text:span text:style-name="T124_1">Weather</text:span><text:span text:style-name="T124_2"><text:s/></text:span><text:span text:style-name="T124_3">disaster</text:span><text:span text:style-name="T124_4"><text:s/>(</text:span><text:span text:style-name="T124_5">CVM</text:span><text:span text:style-name="T124_6">)</text:span></text:p>
          </table:table-cell>
          <table:table-cell table:style-name="Cell10">
            <text:p text:style-name="P125"><text:span text:style-name="T125_1">Habitat</text:span><text:span text:style-name="T125_2"><text:s/></text:span><text:span text:style-name="T125_3">loss</text:span><text:span text:style-name="T125_4"><text:s/>(</text:span><text:span text:style-name="T125_5">CVM</text:span><text:span text:style-name="T125_6">)</text:span></text:p>
          </table:table-cell>
          <table:table-cell table:style-name="Cell11">
            <text:p text:style-name="P126"><text:span text:style-name="T126_1">Water</text:span><text:span text:style-name="T126_2"><text:s/></text:span><text:span text:style-name="T126_3">stress</text:span><text:span text:style-name="T126_4"><text:s/>(</text:span><text:span text:style-name="T126_5">EPI</text:span><text:span text:style-name="T126_6">)</text:span></text:p>
          </table:table-cell>
          <table:table-cell table:style-name="Cell12">
            <text:p text:style-name="P127"><text:span text:style-name="T127_1">Human</text:span><text:span text:style-name="T127_2"><text:s/></text:span><text:span text:style-name="T127_3">impacts</text:span><text:span text:style-name="T127_4"><text:s/>(</text:span><text:span text:style-name="T127_5">EPI</text:span><text:span text:style-name="T127_6">)</text:span></text:p>
          </table:table-cell>
          <table:table-cell table:style-name="Cell13">
            <text:p text:style-name="P128"><text:span text:style-name="T128_1">Economic</text:span><text:span text:style-name="T128_2"><text:s/></text:span><text:span text:style-name="T128_3">sensitivity</text:span><text:span text:style-name="T128_4"><text:s/></text:span><text:span text:style-name="T128_5">to</text:span><text:span text:style-name="T128_6"><text:s/></text:span><text:span text:style-name="T128_7">altered</text:span><text:span text:style-name="T128_8"><text:s/></text:span><text:span text:style-name="T128_9">ecosystems</text:span></text:p>
            <text:p text:style-name="P129"><text:span text:style-name="T129_1">(</text:span><text:span text:style-name="T129_2">CVM</text:span><text:span text:style-name="T129_3">)</text:span></text:p>
          </table:table-cell>
          <table:table-cell table:style-name="Cell14">
            <text:p text:style-name="P130"><text:span text:style-name="T130_1">Increase</text:span><text:span text:style-name="T130_2"><text:s/></text:span><text:span text:style-name="T130_3">in</text:span><text:span text:style-name="T130_4"><text:s/></text:span><text:span text:style-name="T130_5">diseases</text:span><text:span text:style-name="T130_6"><text:s/></text:span><text:span text:style-name="T130_7">due</text:span><text:span text:style-name="T130_8"><text:s/></text:span><text:span text:style-name="T130_9">to</text:span><text:span text:style-name="T130_10"><text:s/></text:span><text:span text:style-name="T130_11">climate</text:span><text:span text:style-name="T130_12"><text:s/></text:span><text:span text:style-name="T130_13">change</text:span><text:span text:style-name="T130_14"><text:s/>(</text:span><text:span text:style-name="T130_15">CVM</text:span><text:span text:style-name="T130_16">)</text:span></text:p>
          </table:table-cell>
        </table:table-row>
        <table:table-row table:style-name="Row3">
          <table:table-cell table:style-name="Cell15">
            <text:p text:style-name="P131"><text:span text:style-name="T131_1">Component</text:span><text:span text:style-name="T131_2"><text:s/></text:span><text:span text:style-name="T131_3">indicators</text:span></text:p>
          </table:table-cell>
          <table:table-cell table:style-name="Cell16">
            <text:p text:style-name="P132"><text:span text:style-name="T132_1">7</text:span></text:p>
          </table:table-cell>
          <table:table-cell table:style-name="Cell17">
            <text:p text:style-name="P133"><text:span text:style-name="T133_1">14</text:span></text:p>
          </table:table-cell>
          <table:table-cell table:style-name="Cell18">
            <text:p text:style-name="P134"><text:span text:style-name="T134_1">3</text:span></text:p>
          </table:table-cell>
          <table:table-cell table:style-name="Cell19">
            <text:p text:style-name="P135"><text:span text:style-name="T135_1">2</text:span></text:p>
          </table:table-cell>
          <table:table-cell table:style-name="Cell20">
            <text:p text:style-name="P136"><text:span text:style-name="T136_1">5</text:span></text:p>
          </table:table-cell>
          <table:table-cell table:style-name="Cell21">
            <text:p text:style-name="P137"><text:span text:style-name="T137_1">6</text:span></text:p>
          </table:table-cell>
        </table:table-row>
      </table:table>
      <text:h text:style-name="P138"><text:bookmark-start text:name="h.344m3aex9dti"/><text:bookmark-end text:name="h.344m3aex9dti"/><text:span text:style-name="T138_1">Physical</text:span><text:span text:style-name="T138_2"><text:s/></text:span><text:span text:style-name="T138_3">Impacts</text:span></text:h>
      <text:p text:style-name="P139"><text:span text:style-name="T139_1">Index</text:span><text:span text:style-name="T139_2"><text:s/>1:<text:s/></text:span><text:span text:style-name="T139_3">Weather</text:span><text:span text:style-name="T139_4"><text:s/></text:span><text:span text:style-name="T139_5">Disasters</text:span><text:span text:style-name="T139_6"><text:s/>[</text:span><text:span text:style-name="T139_7">Climate</text:span><text:span text:style-name="T139_8"><text:s/></text:span><text:span text:style-name="T139_9">Vulnerability</text:span><text:span text:style-name="T139_10"><text:s/></text:span><text:span text:style-name="T139_11">Monitor</text:span><text:span text:style-name="T139_12">]</text:span></text:p>
      <text:p text:style-name="P140"><text:span text:style-name="T140_1">We</text:span><text:span text:style-name="T140_2"><text:s/></text:span><text:span text:style-name="T140_3">use</text:span><text:span text:style-name="T140_4"><text:s/></text:span><text:span text:style-name="T140_5">the</text:span><text:span text:style-name="T140_6"><text:s/></text:span><text:span text:style-name="T140_7">Weather</text:span><text:span text:style-name="T140_8"><text:s/></text:span><text:span text:style-name="T140_9">Disaster</text:span><text:span text:style-name="T140_10"><text:s/></text:span><text:span text:style-name="T140_11">from</text:span><text:span text:style-name="T140_12"><text:s/></text:span><text:span text:style-name="T140_13">the</text:span><text:span text:style-name="T140_14"><text:s/></text:span><text:span text:style-name="T140_15">Climate</text:span><text:span text:style-name="T140_16"><text:s/></text:span><text:span text:style-name="T140_17">Vulnerability</text:span><text:span text:style-name="T140_18"><text:s/></text:span><text:span text:style-name="T140_19">Monitor</text:span><text:span text:style-name="T140_20">.<text:s/></text:span><text:span text:style-name="T140_21">It</text:span><text:span text:style-name="T140_22"><text:s/></text:span><text:span text:style-name="T140_23">includes</text:span><text:span text:style-name="T140_24"><text:s/></text:span><text:span text:style-name="T140_25">deaths</text:span><text:span text:style-name="T140_26"><text:s/></text:span><text:span text:style-name="T140_27">and</text:span><text:span text:style-name="T140_28"><text:s/></text:span><text:span text:style-name="T140_29">damage</text:span><text:span text:style-name="T140_30"><text:s/></text:span><text:span text:style-name="T140_31">costs</text:span><text:span text:style-name="T140_32"><text:s/></text:span><text:span text:style-name="T140_33">due</text:span><text:span text:style-name="T140_34"><text:s/></text:span><text:span text:style-name="T140_35">to</text:span><text:span text:style-name="T140_36"><text:s/></text:span><text:span text:style-name="T140_37">climate</text:span><text:span text:style-name="T140_38"><text:s/></text:span><text:span text:style-name="T140_39">change</text:span><text:span text:style-name="T140_40">’</text:span><text:span text:style-name="T140_41">s</text:span><text:span text:style-name="T140_42"><text:s/></text:span><text:span text:style-name="T140_43">impact</text:span><text:span text:style-name="T140_44"><text:s/></text:span><text:span text:style-name="T140_45">on</text:span><text:span text:style-name="T140_46"><text:s/></text:span><text:span text:style-name="T140_47">natural</text:span><text:span text:style-name="T140_48"><text:s/></text:span><text:span text:style-name="T140_49">disasters</text:span><text:span text:style-name="T140_50">.<text:s/></text:span><text:span text:style-name="T140_51">Climate</text:span><text:span text:style-name="T140_52"><text:s/></text:span><text:span text:style-name="T140_53">Vulnerability</text:span><text:span text:style-name="T140_54"><text:s/></text:span><text:span text:style-name="T140_55">Monitor</text:span><text:span text:style-name="T140_56"><text:s/></text:span><text:span text:style-name="T140_57">derives</text:span><text:span text:style-name="T140_58"><text:s/></text:span><text:span text:style-name="T140_59">these</text:span><text:span text:style-name="T140_60"><text:s/></text:span><text:span text:style-name="T140_61">indicators</text:span><text:span text:style-name="T140_62"><text:s/></text:span><text:span text:style-name="T140_63">from</text:span><text:span text:style-name="T140_64"><text:s/></text:span><text:span text:style-name="T140_65">WHO</text:span><text:span text:style-name="T140_66"><text:s/></text:span><text:span text:style-name="T140_67">and</text:span><text:span text:style-name="T140_68"><text:s/></text:span><text:span text:style-name="T140_69">Center</text:span><text:span text:style-name="T140_70"><text:s/></text:span><text:span text:style-name="T140_71">for</text:span><text:span text:style-name="T140_72"><text:s/></text:span><text:span text:style-name="T140_73">Research</text:span><text:span text:style-name="T140_74"><text:s/></text:span><text:span text:style-name="T140_75">of</text:span><text:span text:style-name="T140_76"><text:s/></text:span><text:span text:style-name="T140_77">the</text:span><text:span text:style-name="T140_78"><text:s/></text:span><text:span text:style-name="T140_79">Epidemiology</text:span><text:span text:style-name="T140_80"><text:s/></text:span><text:span text:style-name="T140_81">of</text:span><text:span text:style-name="T140_82"><text:s/></text:span><text:span text:style-name="T140_83">Disasters</text:span><text:span text:style-name="T140_84"><text:s/>(</text:span><text:span text:style-name="T140_85">CRED</text:span><text:span text:style-name="T140_86">).<text:s/></text:span></text:p>
      <text:p text:style-name="P141"/>
      <text:p text:style-name="P142"><text:span text:style-name="T142_1">Component</text:span><text:span text:style-name="T142_2"><text:s/></text:span><text:span text:style-name="T142_3">Indicators</text:span><text:span text:style-name="T142_4">:</text:span></text:p>
      <text:list text:style-name="LS8" xml:id="list42">
        <text:list-item>
          <text:list>
            <text:list-item>
              <text:list>
                <text:list-item>
                  <text:p text:style-name="P143"><text:span text:style-name="T143_1">Excess</text:span><text:span text:style-name="T143_2"><text:s/></text:span><text:span text:style-name="T143_3">deaths</text:span><text:span text:style-name="T143_4"><text:s/></text:span><text:span text:style-name="T143_5">due</text:span><text:span text:style-name="T143_6"><text:s/></text:span><text:span text:style-name="T143_7">to</text:span><text:span text:style-name="T143_8"><text:s/></text:span><text:span text:style-name="T143_9">floods</text:span></text:p>
                </text:list-item>
                <text:list-item>
                  <text:p text:style-name="P144"><text:span text:style-name="T144_1">Excess</text:span><text:span text:style-name="T144_2"><text:s/></text:span><text:span text:style-name="T144_3">deaths</text:span><text:span text:style-name="T144_4"><text:s/></text:span><text:span text:style-name="T144_5">due</text:span><text:span text:style-name="T144_6"><text:s/></text:span><text:span text:style-name="T144_7">to</text:span><text:span text:style-name="T144_8"><text:s/></text:span><text:span text:style-name="T144_9">storms</text:span></text:p>
                </text:list-item>
                <text:list-item>
                  <text:p text:style-name="P145"><text:span text:style-name="T145_1">Excess</text:span><text:span text:style-name="T145_2"><text:s/></text:span><text:span text:style-name="T145_3">deaths</text:span><text:span text:style-name="T145_4"><text:s/></text:span><text:span text:style-name="T145_5">due</text:span><text:span text:style-name="T145_6"><text:s/></text:span><text:span text:style-name="T145_7">to</text:span><text:span text:style-name="T145_8"><text:s/></text:span><text:span text:style-name="T145_9">wildfires</text:span></text:p>
                </text:list-item>
                <text:list-item>
                  <text:p text:style-name="P146"><text:span text:style-name="T146_1">Excess</text:span><text:span text:style-name="T146_2"><text:s/></text:span><text:span text:style-name="T146_3">damage</text:span><text:span text:style-name="T146_4"><text:s/></text:span><text:span text:style-name="T146_5">costs</text:span><text:span text:style-name="T146_6"><text:s/></text:span><text:span text:style-name="T146_7">relative</text:span><text:span text:style-name="T146_8"><text:s/></text:span><text:span text:style-name="T146_9">to</text:span><text:span text:style-name="T146_10"><text:s/></text:span><text:span text:style-name="T146_11">GDP</text:span><text:span text:style-name="T146_12"><text:s/></text:span><text:span text:style-name="T146_13">due</text:span><text:span text:style-name="T146_14"><text:s/></text:span><text:span text:style-name="T146_15">to</text:span><text:span text:style-name="T146_16"><text:s/></text:span><text:span text:style-name="T146_17">floods</text:span></text:p>
                </text:list-item>
                <text:list-item>
                  <text:p text:style-name="P147"><text:span text:style-name="T147_1">Excess</text:span><text:span text:style-name="T147_2"><text:s/></text:span><text:span text:style-name="T147_3">damage</text:span><text:span text:style-name="T147_4"><text:s/></text:span><text:span text:style-name="T147_5">costs</text:span><text:span text:style-name="T147_6"><text:s/></text:span><text:span text:style-name="T147_7">relative</text:span><text:span text:style-name="T147_8"><text:s/></text:span><text:span text:style-name="T147_9">to</text:span><text:span text:style-name="T147_10"><text:s/></text:span><text:span text:style-name="T147_11">GDP</text:span><text:span text:style-name="T147_12"><text:s/></text:span><text:span text:style-name="T147_13">due</text:span><text:span text:style-name="T147_14"><text:s/></text:span><text:span text:style-name="T147_15">to</text:span><text:span text:style-name="T147_16"><text:s/></text:span><text:span text:style-name="T147_17">storms</text:span></text:p>
                </text:list-item>
                <text:list-item>
                  <text:p text:style-name="P148"><text:span text:style-name="T148_1">Excess</text:span><text:span text:style-name="T148_2"><text:s/></text:span><text:span text:style-name="T148_3">damage</text:span><text:span text:style-name="T148_4"><text:s/></text:span><text:span text:style-name="T148_5">costs</text:span><text:span text:style-name="T148_6"><text:s/></text:span><text:span text:style-name="T148_7">relative</text:span><text:span text:style-name="T148_8"><text:s/></text:span><text:span text:style-name="T148_9">to</text:span><text:span text:style-name="T148_10"><text:s/></text:span><text:span text:style-name="T148_11">GDP</text:span><text:span text:style-name="T148_12"><text:s/></text:span><text:span text:style-name="T148_13">due</text:span><text:span text:style-name="T148_14"><text:s/></text:span><text:span text:style-name="T148_15">to</text:span><text:span text:style-name="T148_16"><text:s/></text:span><text:span text:style-name="T148_17">wildfires</text:span></text:p>
                </text:list-item>
                <text:list-item>
                  <text:p text:style-name="P149"><text:span text:style-name="T149_1">Excess</text:span><text:span text:style-name="T149_2"><text:s/></text:span><text:span text:style-name="T149_3">damage</text:span><text:span text:style-name="T149_4"><text:s/></text:span><text:span text:style-name="T149_5">costs</text:span><text:span text:style-name="T149_6"><text:s/></text:span><text:span text:style-name="T149_7">relative</text:span><text:span text:style-name="T149_8"><text:s/></text:span><text:span text:style-name="T149_9">to</text:span><text:span text:style-name="T149_10"><text:s/></text:span><text:span text:style-name="T149_11">GDP</text:span><text:span text:style-name="T149_12"><text:s/></text:span><text:span text:style-name="T149_13">due</text:span><text:span text:style-name="T149_14"><text:s/></text:span><text:span text:style-name="T149_15">to</text:span><text:span text:style-name="T149_16"><text:s/></text:span><text:span text:style-name="T149_17">natural</text:span><text:span text:style-name="T149_18"><text:s/></text:span><text:span text:style-name="T149_19">disasters</text:span></text:p>
                </text:list-item>
              </text:list>
            </text:list-item>
          </text:list>
        </text:list-item>
      </text:list>
      <text:p text:style-name="P150"/>
      <text:p text:style-name="P151"><text:span text:style-name="T151_1">Source</text:span><text:span text:style-name="T151_2">:<text:s/><text:tab/><text:tab/><text:tab/><text:tab/></text:span><text:span text:style-name="T151_3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4">http</text:span></text:a></text:span><text:span text:style-name="T151_5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6">://</text:span></text:a></text:span><text:span text:style-name="T151_7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8">daraint</text:span></text:a></text:span><text:span text:style-name="T151_9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10">.</text:span></text:a></text:span><text:span text:style-name="T151_11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12">org</text:span></text:a></text:span><text:span text:style-name="T151_13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14">/</text:span></text:a></text:span><text:span text:style-name="T151_15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16">climate</text:span></text:a></text:span><text:span text:style-name="T151_17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18">-</text:span></text:a></text:span><text:span text:style-name="T151_19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20">vulnerability</text:span></text:a></text:span><text:span text:style-name="T151_21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22">-</text:span></text:a></text:span><text:span text:style-name="T151_23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24">monitor</text:span></text:a></text:span><text:span text:style-name="T151_25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26">/</text:span></text:a></text:span><text:span text:style-name="T151_27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28">climate</text:span></text:a></text:span><text:span text:style-name="T151_29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30">-</text:span></text:a></text:span><text:span text:style-name="T151_31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32">vulnerability</text:span></text:a></text:span><text:span text:style-name="T151_33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34">-</text:span></text:a></text:span><text:span text:style-name="T151_35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36">monitor</text:span></text:a></text:span><text:span text:style-name="T151_37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38">-2010/</text:span></text:a></text:span><text:span text:style-name="T151_39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40">weather</text:span></text:a></text:span><text:span text:style-name="T151_41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42">-</text:span></text:a></text:span><text:span text:style-name="T151_43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44">disaster</text:span></text:a></text:span><text:span text:style-name="T151_45"><text:a xlink:type="simple" xlink:href="http://www.google.com/url?q=http%3A%2F%2Fdaraint.org%2Fclimate-vulnerability-monitor%2Fclimate-vulnerability-monitor-2010%2Fweather-disaster%2F&amp;sa=D&amp;sntz=1&amp;usg=AFQjCNFjPDjmUZscptnDvpRo66KiS8qU1Q"><text:span text:style-name="T151_46">/</text:span></text:a></text:span></text:p>
      <text:p text:style-name="P152"/>
      <text:p text:style-name="P153"><text:span text:style-name="T153_1">Index</text:span><text:span text:style-name="T153_2"><text:s/>2.<text:s/></text:span><text:span text:style-name="T153_3">Habitat</text:span><text:span text:style-name="T153_4"><text:s/></text:span><text:span text:style-name="T153_5">loss</text:span><text:span text:style-name="T153_6"><text:s/></text:span><text:span text:style-name="T153_7">[</text:span><text:span text:style-name="T153_8">Climate</text:span><text:span text:style-name="T153_9"><text:s/></text:span><text:span text:style-name="T153_10">Vulnerability</text:span><text:span text:style-name="T153_11"><text:s/></text:span><text:span text:style-name="T153_12">Monitor</text:span><text:span text:style-name="T153_13">]</text:span></text:p>
      <text:p text:style-name="P154"><text:span text:style-name="T154_1">We</text:span><text:span text:style-name="T154_2"><text:s/></text:span><text:span text:style-name="T154_3">use</text:span><text:span text:style-name="T154_4"><text:s/></text:span><text:span text:style-name="T154_5">the</text:span><text:span text:style-name="T154_6"><text:s/></text:span><text:span text:style-name="T154_7">Habitat</text:span><text:span text:style-name="T154_8"><text:s/></text:span><text:span text:style-name="T154_9">loss</text:span><text:span text:style-name="T154_10"><text:s/></text:span><text:span text:style-name="T154_11">from</text:span><text:span text:style-name="T154_12"><text:s/></text:span><text:span text:style-name="T154_13">the</text:span><text:span text:style-name="T154_14"><text:s/></text:span><text:span text:style-name="T154_15">Climate</text:span><text:span text:style-name="T154_16"><text:s/></text:span><text:span text:style-name="T154_17">Vulnerability</text:span><text:span text:style-name="T154_18"><text:s/></text:span><text:span text:style-name="T154_19">Monitor</text:span><text:span text:style-name="T154_20">.<text:s/></text:span><text:span text:style-name="T154_21">It</text:span><text:span text:style-name="T154_22"><text:s/></text:span><text:span text:style-name="T154_23">relates</text:span><text:span text:style-name="T154_24"><text:s/></text:span><text:span text:style-name="T154_25">sea</text:span><text:span text:style-name="T154_26">-</text:span><text:span text:style-name="T154_27">level</text:span><text:span text:style-name="T154_28"><text:s/></text:span><text:span text:style-name="T154_29">rise</text:span><text:span text:style-name="T154_30"><text:s/></text:span><text:span text:style-name="T154_31">to</text:span><text:span text:style-name="T154_32"><text:s/></text:span><text:span text:style-name="T154_33">economic</text:span><text:span text:style-name="T154_34"><text:s/></text:span><text:span text:style-name="T154_35">impacts</text:span><text:span text:style-name="T154_36"><text:s/></text:span><text:span text:style-name="T154_37">and</text:span><text:span text:style-name="T154_38"><text:s/></text:span><text:span text:style-name="T154_39">desertification</text:span><text:span text:style-name="T154_40"><text:s/></text:span><text:span text:style-name="T154_41">to</text:span><text:span text:style-name="T154_42"><text:s/></text:span><text:span text:style-name="T154_43">risk</text:span><text:span text:style-name="T154_44"><text:s/></text:span><text:span text:style-name="T154_45">to</text:span><text:span text:style-name="T154_46"><text:s/></text:span><text:span text:style-name="T154_47">population</text:span><text:span text:style-name="T154_48">.<text:s/></text:span><text:span text:style-name="T154_49">Climate</text:span><text:span text:style-name="T154_50"><text:s/></text:span><text:span text:style-name="T154_51">Vulnerability</text:span><text:span text:style-name="T154_52"><text:s/></text:span><text:span text:style-name="T154_53">Monitor</text:span><text:span text:style-name="T154_54"><text:s/></text:span><text:span text:style-name="T154_55">uses</text:span><text:span text:style-name="T154_56"><text:s/></text:span><text:span text:style-name="T154_57">information</text:span><text:span text:style-name="T154_58"><text:s/></text:span><text:span text:style-name="T154_59">from</text:span><text:span text:style-name="T154_60"><text:s/></text:span><text:span text:style-name="T154_61">the</text:span><text:span text:style-name="T154_62"><text:s/></text:span><text:span text:style-name="T154_63">Potsdam</text:span><text:span text:style-name="T154_64"><text:s/></text:span><text:span text:style-name="T154_65">Institute</text:span><text:span text:style-name="T154_66">’</text:span><text:span text:style-name="T154_67">s</text:span><text:span text:style-name="T154_68"><text:s/></text:span><text:span text:style-name="T154_69">Dynamic</text:span><text:span text:style-name="T154_70"><text:s/></text:span><text:span text:style-name="T154_71">and</text:span><text:span text:style-name="T154_72"><text:s/></text:span><text:span text:style-name="T154_73">Interactive</text:span><text:span text:style-name="T154_74"><text:s/></text:span><text:span text:style-name="T154_75">Vulnerability</text:span><text:span text:style-name="T154_76"><text:s/></text:span><text:span text:style-name="T154_77">Assessment</text:span><text:span text:style-name="T154_78"><text:s/>(</text:span><text:span text:style-name="T154_79">DIVA</text:span><text:span text:style-name="T154_80">)<text:s/></text:span><text:span text:style-name="T154_81">model</text:span><text:span text:style-name="T154_82"><text:s/></text:span><text:span text:style-name="T154_83">for</text:span><text:span text:style-name="T154_84"><text:s/></text:span><text:span text:style-name="T154_85">sea</text:span><text:span text:style-name="T154_86">-</text:span><text:span text:style-name="T154_87">level</text:span><text:span text:style-name="T154_88"><text:s/></text:span><text:span text:style-name="T154_89">impact</text:span><text:span text:style-name="T154_90"><text:s/></text:span><text:span text:style-name="T154_91">and</text:span><text:span text:style-name="T154_92"><text:s/></text:span><text:span text:style-name="T154_93">Columbia</text:span><text:span text:style-name="T154_94"><text:s/></text:span><text:span text:style-name="T154_95">University</text:span><text:span text:style-name="T154_96">’</text:span><text:span text:style-name="T154_97">s</text:span><text:span text:style-name="T154_98"><text:s/></text:span><text:span text:style-name="T154_99">Population</text:span><text:span text:style-name="T154_100">,<text:s/></text:span><text:span text:style-name="T154_101">Landscape</text:span><text:span text:style-name="T154_102">,<text:s/></text:span><text:span text:style-name="T154_103">and</text:span><text:span text:style-name="T154_104"><text:s/></text:span><text:span text:style-name="T154_105">Climate</text:span><text:span text:style-name="T154_106"><text:s/></text:span><text:span text:style-name="T154_107">Estimates</text:span><text:span text:style-name="T154_108"><text:s/>(</text:span><text:span text:style-name="T154_109">PLACE</text:span><text:span text:style-name="T154_110"><text:s/></text:span><text:span text:style-name="T154_111">II</text:span><text:span text:style-name="T154_112">)<text:s/></text:span><text:span text:style-name="T154_113">model</text:span><text:span text:style-name="T154_114"><text:s/></text:span><text:span text:style-name="T154_115">for</text:span><text:span text:style-name="T154_116"><text:s/></text:span><text:span text:style-name="T154_117">desertification</text:span><text:span text:style-name="T154_118"><text:s/></text:span><text:span text:style-name="T154_119">impacts</text:span><text:span text:style-name="T154_120">.</text:span></text:p>
      <text:p text:style-name="P155"/>
      <text:p text:style-name="P156"><text:span text:style-name="T156_1">Component</text:span><text:span text:style-name="T156_2"><text:s/></text:span><text:span text:style-name="T156_3">Indicators</text:span><text:span text:style-name="T156_4"><text:s/>(</text:span><text:span text:style-name="T156_5">sea</text:span><text:span text:style-name="T156_6"><text:s/></text:span><text:span text:style-name="T156_7">level</text:span><text:span text:style-name="T156_8"><text:s/></text:span><text:span text:style-name="T156_9">rise</text:span><text:span text:style-name="T156_10">):</text:span></text:p>
      <text:list text:style-name="LS9" xml:id="list49">
        <text:list-item>
          <text:list>
            <text:list-item>
              <text:list>
                <text:list-item>
                  <text:p text:style-name="P157"><text:span text:style-name="T157_1">Tidal</text:span><text:span text:style-name="T157_2"><text:s/></text:span><text:span text:style-name="T157_3">basin</text:span><text:span text:style-name="T157_4"><text:s/></text:span><text:span text:style-name="T157_5">nourishment</text:span><text:span text:style-name="T157_6"><text:s/></text:span><text:span text:style-name="T157_7">costs</text:span><text:span text:style-name="T157_8"><text:s/></text:span><text:span text:style-name="T157_9">relative</text:span><text:span text:style-name="T157_10"><text:s/></text:span><text:span text:style-name="T157_11">to</text:span><text:span text:style-name="T157_12"><text:s/></text:span><text:span text:style-name="T157_13">GDP</text:span><text:span text:style-name="T157_14"><text:s/></text:span></text:p>
                </text:list-item>
                <text:list-item>
                  <text:p text:style-name="P158"><text:span text:style-name="T158_1">Beach</text:span><text:span text:style-name="T158_2"><text:s/></text:span><text:span text:style-name="T158_3">nourishment</text:span><text:span text:style-name="T158_4"><text:s/></text:span><text:span text:style-name="T158_5">costs</text:span><text:span text:style-name="T158_6"><text:s/></text:span><text:span text:style-name="T158_7">relative</text:span><text:span text:style-name="T158_8"><text:s/></text:span><text:span text:style-name="T158_9">to</text:span><text:span text:style-name="T158_10"><text:s/></text:span><text:span text:style-name="T158_11">GDP</text:span></text:p>
                </text:list-item>
                <text:list-item>
                  <text:p text:style-name="P159"><text:span text:style-name="T159_1">Land</text:span><text:span text:style-name="T159_2"><text:s/></text:span><text:span text:style-name="T159_3">loss</text:span><text:span text:style-name="T159_4"><text:s/></text:span><text:span text:style-name="T159_5">costs</text:span><text:span text:style-name="T159_6"><text:s/></text:span><text:span text:style-name="T159_7">relative</text:span><text:span text:style-name="T159_8"><text:s/></text:span><text:span text:style-name="T159_9">to</text:span><text:span text:style-name="T159_10"><text:s/></text:span><text:span text:style-name="T159_11">GDP</text:span></text:p>
                </text:list-item>
                <text:list-item>
                  <text:p text:style-name="P160"><text:span text:style-name="T160_1">Migration</text:span><text:span text:style-name="T160_2"><text:s/></text:span><text:span text:style-name="T160_3">costs</text:span><text:span text:style-name="T160_4"><text:s/></text:span><text:span text:style-name="T160_5">relative</text:span><text:span text:style-name="T160_6"><text:s/></text:span><text:span text:style-name="T160_7">to</text:span><text:span text:style-name="T160_8"><text:s/></text:span><text:span text:style-name="T160_9">GDP</text:span></text:p>
                </text:list-item>
                <text:list-item>
                  <text:p text:style-name="P161"><text:span text:style-name="T161_1">River</text:span><text:span text:style-name="T161_2"><text:s/></text:span><text:span text:style-name="T161_3">dike</text:span><text:span text:style-name="T161_4"><text:s/></text:span><text:span text:style-name="T161_5">costs</text:span><text:span text:style-name="T161_6"><text:s/></text:span><text:span text:style-name="T161_7">relative</text:span><text:span text:style-name="T161_8"><text:s/></text:span><text:span text:style-name="T161_9">to</text:span><text:span text:style-name="T161_10"><text:s/></text:span><text:span text:style-name="T161_11">GDP</text:span></text:p>
                </text:list-item>
                <text:list-item>
                  <text:p text:style-name="P162"><text:span text:style-name="T162_1">River</text:span><text:span text:style-name="T162_2"><text:s/></text:span><text:span text:style-name="T162_3">flood</text:span><text:span text:style-name="T162_4"><text:s/></text:span><text:span text:style-name="T162_5">costs</text:span><text:span text:style-name="T162_6"><text:s/></text:span><text:span text:style-name="T162_7">relative</text:span><text:span text:style-name="T162_8"><text:s/></text:span><text:span text:style-name="T162_9">to</text:span><text:span text:style-name="T162_10"><text:s/></text:span><text:span text:style-name="T162_11">GDP</text:span></text:p>
                </text:list-item>
                <text:list-item>
                  <text:p text:style-name="P163"><text:span text:style-name="T163_1">Salinity</text:span><text:span text:style-name="T163_2"><text:s/></text:span><text:span text:style-name="T163_3">intrusion</text:span><text:span text:style-name="T163_4"><text:s/></text:span><text:span text:style-name="T163_5">costs</text:span><text:span text:style-name="T163_6"><text:s/></text:span><text:span text:style-name="T163_7">relative</text:span><text:span text:style-name="T163_8"><text:s/></text:span><text:span text:style-name="T163_9">to</text:span><text:span text:style-name="T163_10"><text:s/></text:span><text:span text:style-name="T163_11">GDP</text:span></text:p>
                </text:list-item>
                <text:list-item>
                  <text:p text:style-name="P164"><text:span text:style-name="T164_1">Sea</text:span><text:span text:style-name="T164_2"><text:s/></text:span><text:span text:style-name="T164_3">dike</text:span><text:span text:style-name="T164_4"><text:s/></text:span><text:span text:style-name="T164_5">costs</text:span><text:span text:style-name="T164_6"><text:s/></text:span><text:span text:style-name="T164_7">relative</text:span><text:span text:style-name="T164_8"><text:s/></text:span><text:span text:style-name="T164_9">to</text:span><text:span text:style-name="T164_10"><text:s/></text:span><text:span text:style-name="T164_11">GDP</text:span></text:p>
                </text:list-item>
                <text:list-item>
                  <text:p text:style-name="P165"><text:span text:style-name="T165_1">Sea</text:span><text:span text:style-name="T165_2"><text:s/></text:span><text:span text:style-name="T165_3">flood</text:span><text:span text:style-name="T165_4"><text:s/></text:span><text:span text:style-name="T165_5">costs</text:span><text:span text:style-name="T165_6"><text:s/></text:span><text:span text:style-name="T165_7">relative</text:span><text:span text:style-name="T165_8"><text:s/></text:span><text:span text:style-name="T165_9">to</text:span><text:span text:style-name="T165_10"><text:s/></text:span><text:span text:style-name="T165_11">GDP</text:span></text:p>
                </text:list-item>
                <text:list-item>
                  <text:p text:style-name="P166"><text:span text:style-name="T166_1">Wetland</text:span><text:span text:style-name="T166_2"><text:s/></text:span><text:span text:style-name="T166_3">nourishment</text:span><text:span text:style-name="T166_4"><text:s/></text:span><text:span text:style-name="T166_5">costs</text:span><text:span text:style-name="T166_6"><text:s/></text:span><text:span text:style-name="T166_7">relative</text:span><text:span text:style-name="T166_8"><text:s/></text:span><text:span text:style-name="T166_9">to</text:span><text:span text:style-name="T166_10"><text:s/></text:span><text:span text:style-name="T166_11">GDP</text:span></text:p>
                </text:list-item>
              </text:list>
            </text:list-item>
          </text:list>
        </text:list-item>
      </text:list>
      <text:p text:style-name="P167"/>
      <text:p text:style-name="P168"><text:span text:style-name="T168_1">Component</text:span><text:span text:style-name="T168_2"><text:s/></text:span><text:span text:style-name="T168_3">Indicators</text:span><text:span text:style-name="T168_4"><text:s/>(</text:span><text:span text:style-name="T168_5">desertification</text:span><text:span text:style-name="T168_6">):</text:span></text:p>
      <text:list text:style-name="LS10" xml:id="list59">
        <text:list-item>
          <text:list>
            <text:list-item>
              <text:list>
                <text:list-item>
                  <text:p text:style-name="P169"><text:span text:style-name="T169_1">Excess</text:span><text:span text:style-name="T169_2"><text:s/></text:span><text:span text:style-name="T169_3">pop</text:span><text:span text:style-name="T169_4">.<text:s/></text:span><text:span text:style-name="T169_5">per</text:span><text:span text:style-name="T169_6"><text:s/></text:span><text:span text:style-name="T169_7">capita</text:span><text:span text:style-name="T169_8"><text:s/></text:span><text:span text:style-name="T169_9">at</text:span><text:span text:style-name="T169_10"><text:s/></text:span><text:span text:style-name="T169_11">risk</text:span><text:span text:style-name="T169_12"><text:s/></text:span><text:span text:style-name="T169_13">due</text:span><text:span text:style-name="T169_14"><text:s/></text:span><text:span text:style-name="T169_15">to</text:span><text:span text:style-name="T169_16"><text:s/></text:span><text:span text:style-name="T169_17">climate</text:span><text:span text:style-name="T169_18"><text:s/></text:span><text:span text:style-name="T169_19">change</text:span><text:span text:style-name="T169_20"><text:s/></text:span><text:span text:style-name="T169_21">in</text:span><text:span text:style-name="T169_22"><text:s/></text:span><text:span text:style-name="T169_23">climatic</text:span><text:span text:style-name="T169_24"><text:s/></text:span><text:span text:style-name="T169_25">zone</text:span></text:p>
                </text:list-item>
              </text:list>
            </text:list-item>
          </text:list>
        </text:list-item>
      </text:list>
      <text:p text:style-name="P170"><text:span text:style-name="T170_1">(</text:span><text:span text:style-name="T170_2">dry</text:span><text:span text:style-name="T170_3">,<text:s/></text:span><text:span text:style-name="T170_4">steppe</text:span><text:span text:style-name="T170_5">)</text:span></text:p>
      <text:p text:style-name="P171"><text:span text:style-name="T171_1">(</text:span><text:span text:style-name="T171_2">sub</text:span><text:span text:style-name="T171_3"><text:s/></text:span><text:span text:style-name="T171_4">tropical</text:span><text:span text:style-name="T171_5"><text:s/></text:span><text:span text:style-name="T171_6">desert</text:span><text:span text:style-name="T171_7">)</text:span></text:p>
      <text:p text:style-name="P172"><text:span text:style-name="T172_1">(</text:span><text:span text:style-name="T172_2">cool</text:span><text:span text:style-name="T172_3"><text:s/></text:span><text:span text:style-name="T172_4">dry</text:span><text:span text:style-name="T172_5"><text:s/></text:span><text:span text:style-name="T172_6">climate</text:span><text:span text:style-name="T172_7">)</text:span></text:p>
      <text:p text:style-name="P173"><text:span text:style-name="T173_1">(</text:span><text:span text:style-name="T173_2">temperature</text:span><text:span text:style-name="T173_3"><text:s/></text:span><text:span text:style-name="T173_4">of</text:span><text:span text:style-name="T173_5"><text:s/></text:span><text:span text:style-name="T173_6">warmest</text:span><text:span text:style-name="T173_7"><text:s/></text:span><text:span text:style-name="T173_8">month</text:span><text:span text:style-name="T173_9">)</text:span></text:p>
      <text:p text:style-name="P174"/>
      <text:p text:style-name="P175"><text:span text:style-name="T175_1">Source</text:span><text:span text:style-name="T175_2">:<text:s/></text:span><text:span text:style-name="T175_3"><text:a xlink:type="simple" xlink:href="http://www.google.com/url?q=http%3A%2F%2Fdaraint.org%2Fclimate-vulnerability-monitor%2Fclimate-vulnerability-monitor-2010%2Fhabitat-loss%2F&amp;sa=D&amp;sntz=1&amp;usg=AFQjCNHYjr2Vrz0utgrFYQR9obkD4-JboA"><text:span text:style-name="T175_4">http</text:span></text:a></text:span><text:span text:style-name="T175_5"><text:a xlink:type="simple" xlink:href="http://www.google.com/url?q=http%3A%2F%2Fdaraint.org%2Fclimate-vulnerability-monitor%2Fclimate-vulnerability-monitor-2010%2Fhabitat-loss%2F&amp;sa=D&amp;sntz=1&amp;usg=AFQjCNHYjr2Vrz0utgrFYQR9obkD4-JboA"><text:span text:style-name="T175_6">://</text:span></text:a></text:span><text:span text:style-name="T175_7"><text:a xlink:type="simple" xlink:href="http://www.google.com/url?q=http%3A%2F%2Fdaraint.org%2Fclimate-vulnerability-monitor%2Fclimate-vulnerability-monitor-2010%2Fhabitat-loss%2F&amp;sa=D&amp;sntz=1&amp;usg=AFQjCNHYjr2Vrz0utgrFYQR9obkD4-JboA"><text:span text:style-name="T175_8">daraint</text:span></text:a></text:span><text:span text:style-name="T175_9"><text:a xlink:type="simple" xlink:href="http://www.google.com/url?q=http%3A%2F%2Fdaraint.org%2Fclimate-vulnerability-monitor%2Fclimate-vulnerability-monitor-2010%2Fhabitat-loss%2F&amp;sa=D&amp;sntz=1&amp;usg=AFQjCNHYjr2Vrz0utgrFYQR9obkD4-JboA"><text:span text:style-name="T175_10">.</text:span></text:a></text:span><text:span text:style-name="T175_11"><text:a xlink:type="simple" xlink:href="http://www.google.com/url?q=http%3A%2F%2Fdaraint.org%2Fclimate-vulnerability-monitor%2Fclimate-vulnerability-monitor-2010%2Fhabitat-loss%2F&amp;sa=D&amp;sntz=1&amp;usg=AFQjCNHYjr2Vrz0utgrFYQR9obkD4-JboA"><text:span text:style-name="T175_12">org</text:span></text:a></text:span><text:span text:style-name="T175_13"><text:a xlink:type="simple" xlink:href="http://www.google.com/url?q=http%3A%2F%2Fdaraint.org%2Fclimate-vulnerability-monitor%2Fclimate-vulnerability-monitor-2010%2Fhabitat-loss%2F&amp;sa=D&amp;sntz=1&amp;usg=AFQjCNHYjr2Vrz0utgrFYQR9obkD4-JboA"><text:span text:style-name="T175_14">/</text:span></text:a></text:span><text:span text:style-name="T175_15"><text:a xlink:type="simple" xlink:href="http://www.google.com/url?q=http%3A%2F%2Fdaraint.org%2Fclimate-vulnerability-monitor%2Fclimate-vulnerability-monitor-2010%2Fhabitat-loss%2F&amp;sa=D&amp;sntz=1&amp;usg=AFQjCNHYjr2Vrz0utgrFYQR9obkD4-JboA"><text:span text:style-name="T175_16">climate</text:span></text:a></text:span><text:span text:style-name="T175_17"><text:a xlink:type="simple" xlink:href="http://www.google.com/url?q=http%3A%2F%2Fdaraint.org%2Fclimate-vulnerability-monitor%2Fclimate-vulnerability-monitor-2010%2Fhabitat-loss%2F&amp;sa=D&amp;sntz=1&amp;usg=AFQjCNHYjr2Vrz0utgrFYQR9obkD4-JboA"><text:span text:style-name="T175_18">-</text:span></text:a></text:span><text:span text:style-name="T175_19"><text:a xlink:type="simple" xlink:href="http://www.google.com/url?q=http%3A%2F%2Fdaraint.org%2Fclimate-vulnerability-monitor%2Fclimate-vulnerability-monitor-2010%2Fhabitat-loss%2F&amp;sa=D&amp;sntz=1&amp;usg=AFQjCNHYjr2Vrz0utgrFYQR9obkD4-JboA"><text:span text:style-name="T175_20">vulnerability</text:span></text:a></text:span><text:span text:style-name="T175_21"><text:a xlink:type="simple" xlink:href="http://www.google.com/url?q=http%3A%2F%2Fdaraint.org%2Fclimate-vulnerability-monitor%2Fclimate-vulnerability-monitor-2010%2Fhabitat-loss%2F&amp;sa=D&amp;sntz=1&amp;usg=AFQjCNHYjr2Vrz0utgrFYQR9obkD4-JboA"><text:span text:style-name="T175_22">-</text:span></text:a></text:span><text:span text:style-name="T175_23"><text:a xlink:type="simple" xlink:href="http://www.google.com/url?q=http%3A%2F%2Fdaraint.org%2Fclimate-vulnerability-monitor%2Fclimate-vulnerability-monitor-2010%2Fhabitat-loss%2F&amp;sa=D&amp;sntz=1&amp;usg=AFQjCNHYjr2Vrz0utgrFYQR9obkD4-JboA"><text:span text:style-name="T175_24">monitor</text:span></text:a></text:span><text:span text:style-name="T175_25"><text:a xlink:type="simple" xlink:href="http://www.google.com/url?q=http%3A%2F%2Fdaraint.org%2Fclimate-vulnerability-monitor%2Fclimate-vulnerability-monitor-2010%2Fhabitat-loss%2F&amp;sa=D&amp;sntz=1&amp;usg=AFQjCNHYjr2Vrz0utgrFYQR9obkD4-JboA"><text:span text:style-name="T175_26">/</text:span></text:a></text:span><text:span text:style-name="T175_27"><text:a xlink:type="simple" xlink:href="http://www.google.com/url?q=http%3A%2F%2Fdaraint.org%2Fclimate-vulnerability-monitor%2Fclimate-vulnerability-monitor-2010%2Fhabitat-loss%2F&amp;sa=D&amp;sntz=1&amp;usg=AFQjCNHYjr2Vrz0utgrFYQR9obkD4-JboA"><text:span text:style-name="T175_28">climate</text:span></text:a></text:span><text:span text:style-name="T175_29"><text:a xlink:type="simple" xlink:href="http://www.google.com/url?q=http%3A%2F%2Fdaraint.org%2Fclimate-vulnerability-monitor%2Fclimate-vulnerability-monitor-2010%2Fhabitat-loss%2F&amp;sa=D&amp;sntz=1&amp;usg=AFQjCNHYjr2Vrz0utgrFYQR9obkD4-JboA"><text:span text:style-name="T175_30">-</text:span></text:a></text:span><text:span text:style-name="T175_31"><text:a xlink:type="simple" xlink:href="http://www.google.com/url?q=http%3A%2F%2Fdaraint.org%2Fclimate-vulnerability-monitor%2Fclimate-vulnerability-monitor-2010%2Fhabitat-loss%2F&amp;sa=D&amp;sntz=1&amp;usg=AFQjCNHYjr2Vrz0utgrFYQR9obkD4-JboA"><text:span text:style-name="T175_32">vulnerability</text:span></text:a></text:span><text:span text:style-name="T175_33"><text:a xlink:type="simple" xlink:href="http://www.google.com/url?q=http%3A%2F%2Fdaraint.org%2Fclimate-vulnerability-monitor%2Fclimate-vulnerability-monitor-2010%2Fhabitat-loss%2F&amp;sa=D&amp;sntz=1&amp;usg=AFQjCNHYjr2Vrz0utgrFYQR9obkD4-JboA"><text:span text:style-name="T175_34">-</text:span></text:a></text:span><text:span text:style-name="T175_35"><text:a xlink:type="simple" xlink:href="http://www.google.com/url?q=http%3A%2F%2Fdaraint.org%2Fclimate-vulnerability-monitor%2Fclimate-vulnerability-monitor-2010%2Fhabitat-loss%2F&amp;sa=D&amp;sntz=1&amp;usg=AFQjCNHYjr2Vrz0utgrFYQR9obkD4-JboA"><text:span text:style-name="T175_36">monitor</text:span></text:a></text:span><text:span text:style-name="T175_37"><text:a xlink:type="simple" xlink:href="http://www.google.com/url?q=http%3A%2F%2Fdaraint.org%2Fclimate-vulnerability-monitor%2Fclimate-vulnerability-monitor-2010%2Fhabitat-loss%2F&amp;sa=D&amp;sntz=1&amp;usg=AFQjCNHYjr2Vrz0utgrFYQR9obkD4-JboA"><text:span text:style-name="T175_38">-2010/</text:span></text:a></text:span><text:span text:style-name="T175_39"><text:a xlink:type="simple" xlink:href="http://www.google.com/url?q=http%3A%2F%2Fdaraint.org%2Fclimate-vulnerability-monitor%2Fclimate-vulnerability-monitor-2010%2Fhabitat-loss%2F&amp;sa=D&amp;sntz=1&amp;usg=AFQjCNHYjr2Vrz0utgrFYQR9obkD4-JboA"><text:span text:style-name="T175_40">habitat</text:span></text:a></text:span><text:span text:style-name="T175_41"><text:a xlink:type="simple" xlink:href="http://www.google.com/url?q=http%3A%2F%2Fdaraint.org%2Fclimate-vulnerability-monitor%2Fclimate-vulnerability-monitor-2010%2Fhabitat-loss%2F&amp;sa=D&amp;sntz=1&amp;usg=AFQjCNHYjr2Vrz0utgrFYQR9obkD4-JboA"><text:span text:style-name="T175_42">-</text:span></text:a></text:span><text:span text:style-name="T175_43"><text:a xlink:type="simple" xlink:href="http://www.google.com/url?q=http%3A%2F%2Fdaraint.org%2Fclimate-vulnerability-monitor%2Fclimate-vulnerability-monitor-2010%2Fhabitat-loss%2F&amp;sa=D&amp;sntz=1&amp;usg=AFQjCNHYjr2Vrz0utgrFYQR9obkD4-JboA"><text:span text:style-name="T175_44">loss</text:span></text:a></text:span><text:span text:style-name="T175_45"><text:a xlink:type="simple" xlink:href="http://www.google.com/url?q=http%3A%2F%2Fdaraint.org%2Fclimate-vulnerability-monitor%2Fclimate-vulnerability-monitor-2010%2Fhabitat-loss%2F&amp;sa=D&amp;sntz=1&amp;usg=AFQjCNHYjr2Vrz0utgrFYQR9obkD4-JboA"><text:span text:style-name="T175_46">/</text:span></text:a></text:span></text:p>
      <text:h text:style-name="P176"><text:bookmark-start text:name="h.jft848j6h5q"/><text:bookmark-end text:name="h.jft848j6h5q"/><text:span text:style-name="T176_1">Water</text:span></text:h>
      <text:p text:style-name="P177"><text:span text:style-name="T177_1">The</text:span><text:span text:style-name="T177_2"><text:s/>2010<text:s/></text:span><text:span text:style-name="T177_3">Environmental</text:span><text:span text:style-name="T177_4"><text:s/></text:span><text:span text:style-name="T177_5">Performance</text:span><text:span text:style-name="T177_6"><text:s/></text:span><text:span text:style-name="T177_7">Index</text:span><text:span text:style-name="T177_8"><text:s/>(</text:span><text:span text:style-name="T177_9">EPI</text:span><text:span text:style-name="T177_10">)<text:s/></text:span><text:span text:style-name="T177_11">ranks</text:span><text:span text:style-name="T177_12"><text:s/>163<text:s/></text:span><text:span text:style-name="T177_13">countries</text:span><text:span text:style-name="T177_14"><text:s/></text:span><text:span text:style-name="T177_15">on</text:span><text:span text:style-name="T177_16"><text:s/>25<text:s/></text:span><text:span text:style-name="T177_17">performance</text:span><text:span text:style-name="T177_18"><text:s/></text:span><text:span text:style-name="T177_19">indicators</text:span><text:span text:style-name="T177_20"><text:s/></text:span><text:span text:style-name="T177_21">tracked</text:span><text:span text:style-name="T177_22"><text:s/></text:span><text:span text:style-name="T177_23">across</text:span><text:span text:style-name="T177_24"><text:s/></text:span><text:span text:style-name="T177_25">ten</text:span><text:span text:style-name="T177_26"><text:s/></text:span><text:span text:style-name="T177_27">policy</text:span><text:span text:style-name="T177_28"><text:s/></text:span><text:span text:style-name="T177_29">categories</text:span><text:span text:style-name="T177_30"><text:s/></text:span><text:span text:style-name="T177_31">covering</text:span><text:span text:style-name="T177_32"><text:s/></text:span><text:span text:style-name="T177_33">both</text:span><text:span text:style-name="T177_34"><text:s/></text:span><text:span text:style-name="T177_35">environmental</text:span><text:span text:style-name="T177_36"><text:s/></text:span><text:span text:style-name="T177_37">health</text:span><text:span text:style-name="T177_38"><text:s/></text:span><text:span text:style-name="T177_39">and</text:span><text:span text:style-name="T177_40"><text:s/></text:span><text:span text:style-name="T177_41">ecosystem</text:span><text:span text:style-name="T177_42"><text:s/></text:span><text:span text:style-name="T177_43">vitality</text:span><text:span text:style-name="T177_44">.<text:s/></text:span><text:span text:style-name="T177_45">The</text:span><text:span text:style-name="T177_46"><text:s/></text:span><text:span text:style-name="T177_47">water</text:span><text:span text:style-name="T177_48"><text:s/></text:span><text:span text:style-name="T177_49">indices</text:span><text:span text:style-name="T177_50"><text:s/></text:span><text:span text:style-name="T177_51">are</text:span><text:span text:style-name="T177_52"><text:s/></text:span><text:span text:style-name="T177_53">divided</text:span><text:span text:style-name="T177_54"><text:s/></text:span><text:span text:style-name="T177_55">into</text:span><text:span text:style-name="T177_56"><text:s/></text:span><text:span text:style-name="T177_57">two</text:span><text:span text:style-name="T177_58"><text:s/></text:span><text:span text:style-name="T177_59">main</text:span><text:span text:style-name="T177_60"><text:s/></text:span><text:span text:style-name="T177_61">categories</text:span><text:span text:style-name="T177_62">.<text:s/></text:span><text:span text:style-name="T177_63">This</text:span><text:span text:style-name="T177_64"><text:s/></text:span><text:span text:style-name="T177_65">is</text:span><text:span text:style-name="T177_66"><text:s/></text:span><text:span text:style-name="T177_67">a</text:span><text:span text:style-name="T177_68"><text:s/></text:span><text:span text:style-name="T177_69">product</text:span><text:span text:style-name="T177_70"><text:s/></text:span><text:span text:style-name="T177_71">of</text:span><text:span text:style-name="T177_72"><text:s/></text:span><text:span text:style-name="T177_73">Columbia</text:span><text:span text:style-name="T177_74"><text:s/></text:span><text:span text:style-name="T177_75">and</text:span><text:span text:style-name="T177_76"><text:s/></text:span><text:span text:style-name="T177_77">Yale</text:span><text:span text:style-name="T177_78"><text:s/></text:span><text:span text:style-name="T177_79">Universities</text:span><text:span text:style-name="T177_80">.<text:s/></text:span></text:p>
      <text:p text:style-name="P178"/>
      <text:p text:style-name="P179"><text:span text:style-name="T179_1">Index</text:span><text:span text:style-name="T179_2"><text:s/>3:<text:s/></text:span><text:span text:style-name="T179_3">Water</text:span><text:span text:style-name="T179_4"><text:s/>&amp;<text:s/></text:span><text:span text:style-name="T179_5">ecosystems</text:span><text:span text:style-name="T179_6"><text:s/></text:span><text:span text:style-name="T179_7">[</text:span><text:span text:style-name="T179_8">Environmental</text:span><text:span text:style-name="T179_9"><text:s/></text:span><text:span text:style-name="T179_10">Performance</text:span><text:span text:style-name="T179_11"><text:s/></text:span><text:span text:style-name="T179_12">Indicator</text:span><text:span text:style-name="T179_13">]</text:span></text:p>
      <text:p text:style-name="P180"/>
      <text:p text:style-name="P181"><text:span text:style-name="T181_1">Component</text:span><text:span text:style-name="T181_2"><text:s/></text:span><text:span text:style-name="T181_3">Indicators</text:span><text:span text:style-name="T181_4"><text:s/>(</text:span><text:span text:style-name="T181_5">effects</text:span><text:span text:style-name="T181_6"><text:s/></text:span><text:span text:style-name="T181_7">on</text:span><text:span text:style-name="T181_8"><text:s/></text:span><text:span text:style-name="T181_9">ecosystems</text:span><text:span text:style-name="T181_10">)</text:span></text:p>
      <text:list text:style-name="LS11" xml:id="list60">
        <text:list-item>
          <text:list>
            <text:list-item>
              <text:list>
                <text:list-item>
                  <text:p text:style-name="P182"><text:span text:style-name="T182_1">Water</text:span><text:span text:style-name="T182_2"><text:s/></text:span><text:span text:style-name="T182_3">quality</text:span><text:span text:style-name="T182_4"><text:s/></text:span><text:span text:style-name="T182_5">index</text:span></text:p>
                </text:list-item>
                <text:list-item>
                  <text:p text:style-name="P183"><text:span text:style-name="T183_1">Water</text:span><text:span text:style-name="T183_2"><text:s/></text:span><text:span text:style-name="T183_3">stress</text:span><text:span text:style-name="T183_4"><text:s/></text:span><text:span text:style-name="T183_5">index</text:span></text:p>
                </text:list-item>
                <text:list-item>
                  <text:p text:style-name="P184"><text:span text:style-name="T184_1">Water</text:span><text:span text:style-name="T184_2"><text:s/></text:span><text:span text:style-name="T184_3">scarcity</text:span><text:span text:style-name="T184_4"><text:s/></text:span><text:span text:style-name="T184_5">index</text:span></text:p>
                </text:list-item>
              </text:list>
            </text:list-item>
          </text:list>
        </text:list-item>
      </text:list>
      <text:p text:style-name="P185"/>
      <text:p text:style-name="P186"><text:span text:style-name="T186_1">Index</text:span><text:span text:style-name="T186_2"><text:s/>4:<text:s/></text:span><text:span text:style-name="T186_3">Water</text:span><text:span text:style-name="T186_4"><text:s/>&amp;<text:s/></text:span><text:span text:style-name="T186_5">human</text:span><text:span text:style-name="T186_6"><text:s/></text:span><text:span text:style-name="T186_7">use</text:span><text:span text:style-name="T186_8"><text:s/>[</text:span><text:span text:style-name="T186_9">Environmental</text:span><text:span text:style-name="T186_10"><text:s/></text:span><text:span text:style-name="T186_11">Performance</text:span><text:span text:style-name="T186_12"><text:s/></text:span><text:span text:style-name="T186_13">Indicator</text:span><text:span text:style-name="T186_14">]</text:span></text:p>
      <text:p text:style-name="P187"/>
      <text:p text:style-name="P188"><text:span text:style-name="T188_1">Component</text:span><text:span text:style-name="T188_2"><text:s/></text:span><text:span text:style-name="T188_3">Indicators</text:span><text:span text:style-name="T188_4"><text:s/>(</text:span><text:span text:style-name="T188_5">effects</text:span><text:span text:style-name="T188_6"><text:s/></text:span><text:span text:style-name="T188_7">on</text:span><text:span text:style-name="T188_8"><text:s/></text:span><text:span text:style-name="T188_9">humans</text:span><text:span text:style-name="T188_10">)</text:span></text:p>
      <text:list text:style-name="LS12" xml:id="list63">
        <text:list-item>
          <text:list>
            <text:list-item>
              <text:list>
                <text:list-item>
                  <text:p text:style-name="P189"><text:span text:style-name="T189_1">Access</text:span><text:span text:style-name="T189_2"><text:s/></text:span><text:span text:style-name="T189_3">to</text:span><text:span text:style-name="T189_4"><text:s/></text:span><text:span text:style-name="T189_5">water</text:span></text:p>
                </text:list-item>
                <text:list-item>
                  <text:p text:style-name="P190"><text:span text:style-name="T190_1">Sanitation</text:span></text:p>
                </text:list-item>
              </text:list>
            </text:list-item>
          </text:list>
        </text:list-item>
      </text:list>
      <text:p text:style-name="P191"/>
      <text:p text:style-name="P192"/>
      <text:p text:style-name="P193"><text:span text:style-name="T193_1">Additional</text:span><text:span text:style-name="T193_2">?<text:s/>(</text:span><text:span text:style-name="T193_3">Sources</text:span><text:span text:style-name="T193_4">?)</text:span></text:p>
      <text:list text:style-name="LS13" xml:id="list65">
        <text:list-item>
          <text:list>
            <text:list-item>
              <text:list>
                <text:list-item>
                  <text:p text:style-name="P194"><text:span text:style-name="T194_1">Pricing</text:span></text:p>
                </text:list-item>
              </text:list>
              <text:list text:style-name="LS14" xml:id="list66">
                <text:list-item>
                  <text:p text:style-name="P195"><text:span text:style-name="T195_1">Rights</text:span></text:p>
                </text:list-item>
                <text:list-item>
                  <text:p text:style-name="P196"><text:span text:style-name="T196_1">….</text:span></text:p>
                </text:list-item>
              </text:list>
            </text:list-item>
          </text:list>
        </text:list-item>
      </text:list>
      <text:p text:style-name="P197"/>
      <text:p text:style-name="P198"><text:span text:style-name="T198_1">The</text:span><text:span text:style-name="T198_2"><text:s/></text:span><text:span text:style-name="T198_3">Water</text:span><text:span text:style-name="T198_4"><text:s/></text:span><text:span text:style-name="T198_5">Poverty</text:span><text:span text:style-name="T198_6"><text:s/></text:span><text:span text:style-name="T198_7">Index</text:span><text:span text:style-name="T198_8"><text:s/></text:span><text:span text:style-name="T198_9">has</text:span><text:span text:style-name="T198_10"><text:s/></text:span><text:span text:style-name="T198_11">good</text:span><text:span text:style-name="T198_12"><text:s/></text:span><text:span text:style-name="T198_13">ideas</text:span><text:span text:style-name="T198_14"><text:s/></text:span><text:span text:style-name="T198_15">on</text:span><text:span text:style-name="T198_16"><text:s/></text:span><text:span text:style-name="T198_17">indicators</text:span><text:span text:style-name="T198_18">,<text:s/></text:span><text:span text:style-name="T198_19">but</text:span><text:span text:style-name="T198_20"><text:s/></text:span><text:span text:style-name="T198_21">as</text:span><text:span text:style-name="T198_22"><text:s/></text:span><text:span text:style-name="T198_23">of</text:span><text:span text:style-name="T198_24"><text:s/></text:span><text:span text:style-name="T198_25">yet</text:span><text:span text:style-name="T198_26">,<text:s/></text:span><text:span text:style-name="T198_27">has</text:span><text:span text:style-name="T198_28"><text:s/></text:span><text:span text:style-name="T198_29">not</text:span><text:span text:style-name="T198_30"><text:s/></text:span><text:span text:style-name="T198_31">been</text:span><text:span text:style-name="T198_32"><text:s/></text:span><text:span text:style-name="T198_33">applied</text:span><text:span text:style-name="T198_34"><text:s/></text:span><text:span text:style-name="T198_35">globally</text:span><text:span text:style-name="T198_36">,<text:s/></text:span><text:span text:style-name="T198_37">correct</text:span><text:span text:style-name="T198_38">?<text:s/></text:span><text:span text:style-name="T198_39">Notably</text:span><text:span text:style-name="T198_40">,<text:s/></text:span><text:span text:style-name="T198_41">the</text:span><text:span text:style-name="T198_42"><text:s/></text:span><text:span text:style-name="T198_43">Climate</text:span><text:span text:style-name="T198_44"><text:s/></text:span><text:span text:style-name="T198_45">Vulnerability</text:span><text:span text:style-name="T198_46"><text:s/></text:span><text:span text:style-name="T198_47">Monitor</text:span><text:span text:style-name="T198_48"><text:s/></text:span><text:span text:style-name="T198_49">leaves</text:span><text:span text:style-name="T198_50"><text:s/></text:span><text:span text:style-name="T198_51">out</text:span><text:span text:style-name="T198_52"><text:s/></text:span><text:span text:style-name="T198_53">water</text:span><text:span text:style-name="T198_54"><text:s/></text:span><text:span text:style-name="T198_55">resources</text:span><text:span text:style-name="T198_56"><text:s/></text:span><text:span text:style-name="T198_57">in</text:span><text:span text:style-name="T198_58"><text:s/></text:span><text:span text:style-name="T198_59">its</text:span><text:span text:style-name="T198_60"><text:s/></text:span><text:span text:style-name="T198_61">vulnerability</text:span><text:span text:style-name="T198_62"><text:s/></text:span><text:span text:style-name="T198_63">assessment</text:span><text:span text:style-name="T198_64"><text:s/></text:span><text:span text:style-name="T198_65">because</text:span><text:span text:style-name="T198_66"><text:s/></text:span><text:span text:style-name="T198_67">it</text:span><text:span text:style-name="T198_68"><text:s/></text:span><text:span text:style-name="T198_69">believes</text:span><text:span text:style-name="T198_70"><text:s/></text:span><text:span text:style-name="T198_71">the</text:span><text:span text:style-name="T198_72"><text:s/>“</text:span><text:span text:style-name="T198_73">impact</text:span><text:span text:style-name="T198_74"><text:s/></text:span><text:span text:style-name="T198_75">of</text:span><text:span text:style-name="T198_76"><text:s/></text:span><text:span text:style-name="T198_77">climate</text:span><text:span text:style-name="T198_78"><text:s/></text:span><text:span text:style-name="T198_79">change</text:span><text:span text:style-name="T198_80"><text:s/></text:span><text:span text:style-name="T198_81">has</text:span><text:span text:style-name="T198_82"><text:s/></text:span><text:span text:style-name="T198_83">not</text:span><text:span text:style-name="T198_84"><text:s/></text:span><text:span text:style-name="T198_85">been</text:span><text:span text:style-name="T198_86"><text:s/></text:span><text:span text:style-name="T198_87">projected</text:span><text:span text:style-name="T198_88"><text:s/></text:span><text:span text:style-name="T198_89">in</text:span><text:span text:style-name="T198_90"><text:s/></text:span><text:span text:style-name="T198_91">a</text:span><text:span text:style-name="T198_92"><text:s/></text:span><text:span text:style-name="T198_93">way</text:span><text:span text:style-name="T198_94"><text:s/></text:span><text:span text:style-name="T198_95">that</text:span><text:span text:style-name="T198_96"><text:s/></text:span><text:span text:style-name="T198_97">can</text:span><text:span text:style-name="T198_98"><text:s/></text:span><text:span text:style-name="T198_99">be</text:span><text:span text:style-name="T198_100"><text:s/></text:span><text:span text:style-name="T198_101">applied</text:span><text:span text:style-name="T198_102"><text:s/></text:span><text:span text:style-name="T198_103">to</text:span><text:span text:style-name="T198_104"><text:s/></text:span><text:span text:style-name="T198_105">a</text:span><text:span text:style-name="T198_106"><text:s/></text:span><text:span text:style-name="T198_107">global</text:span><text:span text:style-name="T198_108"><text:s/></text:span><text:span text:style-name="T198_109">model</text:span><text:span text:style-name="T198_110">.”<text:s/></text:span><text:span text:style-name="T198_111">While</text:span><text:span text:style-name="T198_112"><text:s/></text:span><text:span text:style-name="T198_113">data</text:span><text:span text:style-name="T198_114"><text:s/></text:span><text:span text:style-name="T198_115">on</text:span><text:span text:style-name="T198_116"><text:s/></text:span><text:span text:style-name="T198_117">projections</text:span><text:span text:style-name="T198_118"><text:s/></text:span><text:span text:style-name="T198_119">of</text:span><text:span text:style-name="T198_120"><text:s/></text:span><text:span text:style-name="T198_121">future</text:span><text:span text:style-name="T198_122"><text:s/></text:span><text:span text:style-name="T198_123">water</text:span><text:span text:style-name="T198_124"><text:s/></text:span><text:span text:style-name="T198_125">scarcity</text:span><text:span text:style-name="T198_126"><text:s/></text:span><text:span text:style-name="T198_127">may</text:span><text:span text:style-name="T198_128"><text:s/></text:span><text:span text:style-name="T198_129">not</text:span><text:span text:style-name="T198_130"><text:s/></text:span><text:span text:style-name="T198_131">be</text:span><text:span text:style-name="T198_132"><text:s/></text:span><text:span text:style-name="T198_133">up</text:span><text:span text:style-name="T198_134"><text:s/></text:span><text:span text:style-name="T198_135">to</text:span><text:span text:style-name="T198_136"><text:s/></text:span><text:span text:style-name="T198_137">par</text:span><text:span text:style-name="T198_138">,<text:s/></text:span><text:span text:style-name="T198_139">does</text:span><text:span text:style-name="T198_140"><text:s/></text:span><text:span text:style-name="T198_141">it</text:span><text:span text:style-name="T198_142"><text:s/></text:span><text:span text:style-name="T198_143">not</text:span><text:span text:style-name="T198_144"><text:s/></text:span><text:span text:style-name="T198_145">seem</text:span><text:span text:style-name="T198_146"><text:s/></text:span><text:span text:style-name="T198_147">reasonable</text:span><text:span text:style-name="T198_148"><text:s/></text:span><text:span text:style-name="T198_149">to</text:span><text:span text:style-name="T198_150"><text:s/></text:span><text:span text:style-name="T198_151">assume</text:span><text:span text:style-name="T198_152"><text:s/></text:span><text:span text:style-name="T198_153">that</text:span><text:span text:style-name="T198_154"><text:s/></text:span><text:span text:style-name="T198_155">climate</text:span><text:span text:style-name="T198_156"><text:s/></text:span><text:span text:style-name="T198_157">change</text:span><text:span text:style-name="T198_158"><text:s/></text:span><text:span text:style-name="T198_159">will</text:span><text:span text:style-name="T198_160"><text:s/></text:span><text:span text:style-name="T198_161">only</text:span><text:span text:style-name="T198_162"><text:s/></text:span><text:span text:style-name="T198_163">exacerbate</text:span><text:span text:style-name="T198_164"><text:s/></text:span><text:span text:style-name="T198_165">current</text:span><text:span text:style-name="T198_166"><text:s/></text:span><text:span text:style-name="T198_167">stresses</text:span><text:span text:style-name="T198_168">?</text:span></text:p>
      <text:p text:style-name="P199"/>
      <text:p text:style-name="P200"><text:span text:style-name="T200_1">Source</text:span><text:span text:style-name="T200_2">:<text:s/><text:tab/></text:span><text:span text:style-name="T200_3"><text:a xlink:type="simple" xlink:href="http://www.google.com/url?q=http%3A%2F%2Fepi.yale.edu%2FMetrics%2FWaterEffectsOnEcosystem&amp;sa=D&amp;sntz=1&amp;usg=AFQjCNE4uuaSSry-EsqIwNoMSXkKFr0PIw"><text:span text:style-name="T200_4">http</text:span></text:a></text:span><text:span text:style-name="T200_5"><text:a xlink:type="simple" xlink:href="http://www.google.com/url?q=http%3A%2F%2Fepi.yale.edu%2FMetrics%2FWaterEffectsOnEcosystem&amp;sa=D&amp;sntz=1&amp;usg=AFQjCNE4uuaSSry-EsqIwNoMSXkKFr0PIw"><text:span text:style-name="T200_6">://</text:span></text:a></text:span><text:span text:style-name="T200_7"><text:a xlink:type="simple" xlink:href="http://www.google.com/url?q=http%3A%2F%2Fepi.yale.edu%2FMetrics%2FWaterEffectsOnEcosystem&amp;sa=D&amp;sntz=1&amp;usg=AFQjCNE4uuaSSry-EsqIwNoMSXkKFr0PIw"><text:span text:style-name="T200_8">epi</text:span></text:a></text:span><text:span text:style-name="T200_9"><text:a xlink:type="simple" xlink:href="http://www.google.com/url?q=http%3A%2F%2Fepi.yale.edu%2FMetrics%2FWaterEffectsOnEcosystem&amp;sa=D&amp;sntz=1&amp;usg=AFQjCNE4uuaSSry-EsqIwNoMSXkKFr0PIw"><text:span text:style-name="T200_10">.</text:span></text:a></text:span><text:span text:style-name="T200_11"><text:a xlink:type="simple" xlink:href="http://www.google.com/url?q=http%3A%2F%2Fepi.yale.edu%2FMetrics%2FWaterEffectsOnEcosystem&amp;sa=D&amp;sntz=1&amp;usg=AFQjCNE4uuaSSry-EsqIwNoMSXkKFr0PIw"><text:span text:style-name="T200_12">yale</text:span></text:a></text:span><text:span text:style-name="T200_13"><text:a xlink:type="simple" xlink:href="http://www.google.com/url?q=http%3A%2F%2Fepi.yale.edu%2FMetrics%2FWaterEffectsOnEcosystem&amp;sa=D&amp;sntz=1&amp;usg=AFQjCNE4uuaSSry-EsqIwNoMSXkKFr0PIw"><text:span text:style-name="T200_14">.</text:span></text:a></text:span><text:span text:style-name="T200_15"><text:a xlink:type="simple" xlink:href="http://www.google.com/url?q=http%3A%2F%2Fepi.yale.edu%2FMetrics%2FWaterEffectsOnEcosystem&amp;sa=D&amp;sntz=1&amp;usg=AFQjCNE4uuaSSry-EsqIwNoMSXkKFr0PIw"><text:span text:style-name="T200_16">edu</text:span></text:a></text:span><text:span text:style-name="T200_17"><text:a xlink:type="simple" xlink:href="http://www.google.com/url?q=http%3A%2F%2Fepi.yale.edu%2FMetrics%2FWaterEffectsOnEcosystem&amp;sa=D&amp;sntz=1&amp;usg=AFQjCNE4uuaSSry-EsqIwNoMSXkKFr0PIw"><text:span text:style-name="T200_18">/</text:span></text:a></text:span><text:span text:style-name="T200_19"><text:a xlink:type="simple" xlink:href="http://www.google.com/url?q=http%3A%2F%2Fepi.yale.edu%2FMetrics%2FWaterEffectsOnEcosystem&amp;sa=D&amp;sntz=1&amp;usg=AFQjCNE4uuaSSry-EsqIwNoMSXkKFr0PIw"><text:span text:style-name="T200_20">Metrics</text:span></text:a></text:span><text:span text:style-name="T200_21"><text:a xlink:type="simple" xlink:href="http://www.google.com/url?q=http%3A%2F%2Fepi.yale.edu%2FMetrics%2FWaterEffectsOnEcosystem&amp;sa=D&amp;sntz=1&amp;usg=AFQjCNE4uuaSSry-EsqIwNoMSXkKFr0PIw"><text:span text:style-name="T200_22">/</text:span></text:a></text:span><text:span text:style-name="T200_23"><text:a xlink:type="simple" xlink:href="http://www.google.com/url?q=http%3A%2F%2Fepi.yale.edu%2FMetrics%2FWaterEffectsOnEcosystem&amp;sa=D&amp;sntz=1&amp;usg=AFQjCNE4uuaSSry-EsqIwNoMSXkKFr0PIw"><text:span text:style-name="T200_24">WaterEffectsOnEcosystem</text:span></text:a></text:span></text:p>
      <text:p text:style-name="P201"><text:span text:style-name="T201_1"><text:tab/><text:tab/></text:span><text:span text:style-name="T201_2"><text:a xlink:type="simple" xlink:href="http://www.google.com/url?q=http%3A%2F%2Fepi.yale.edu%2FMetrics%2FWaterEffectsOnHumanHealth&amp;sa=D&amp;sntz=1&amp;usg=AFQjCNGwt41Z9U9r5UDiNGMu33GKrvHlVA"><text:span text:style-name="T201_3">http</text:span></text:a></text:span><text:span text:style-name="T201_4"><text:a xlink:type="simple" xlink:href="http://www.google.com/url?q=http%3A%2F%2Fepi.yale.edu%2FMetrics%2FWaterEffectsOnHumanHealth&amp;sa=D&amp;sntz=1&amp;usg=AFQjCNGwt41Z9U9r5UDiNGMu33GKrvHlVA"><text:span text:style-name="T201_5">://</text:span></text:a></text:span><text:span text:style-name="T201_6"><text:a xlink:type="simple" xlink:href="http://www.google.com/url?q=http%3A%2F%2Fepi.yale.edu%2FMetrics%2FWaterEffectsOnHumanHealth&amp;sa=D&amp;sntz=1&amp;usg=AFQjCNGwt41Z9U9r5UDiNGMu33GKrvHlVA"><text:span text:style-name="T201_7">epi</text:span></text:a></text:span><text:span text:style-name="T201_8"><text:a xlink:type="simple" xlink:href="http://www.google.com/url?q=http%3A%2F%2Fepi.yale.edu%2FMetrics%2FWaterEffectsOnHumanHealth&amp;sa=D&amp;sntz=1&amp;usg=AFQjCNGwt41Z9U9r5UDiNGMu33GKrvHlVA"><text:span text:style-name="T201_9">.</text:span></text:a></text:span><text:span text:style-name="T201_10"><text:a xlink:type="simple" xlink:href="http://www.google.com/url?q=http%3A%2F%2Fepi.yale.edu%2FMetrics%2FWaterEffectsOnHumanHealth&amp;sa=D&amp;sntz=1&amp;usg=AFQjCNGwt41Z9U9r5UDiNGMu33GKrvHlVA"><text:span text:style-name="T201_11">yale</text:span></text:a></text:span><text:span text:style-name="T201_12"><text:a xlink:type="simple" xlink:href="http://www.google.com/url?q=http%3A%2F%2Fepi.yale.edu%2FMetrics%2FWaterEffectsOnHumanHealth&amp;sa=D&amp;sntz=1&amp;usg=AFQjCNGwt41Z9U9r5UDiNGMu33GKrvHlVA"><text:span text:style-name="T201_13">.</text:span></text:a></text:span><text:span text:style-name="T201_14"><text:a xlink:type="simple" xlink:href="http://www.google.com/url?q=http%3A%2F%2Fepi.yale.edu%2FMetrics%2FWaterEffectsOnHumanHealth&amp;sa=D&amp;sntz=1&amp;usg=AFQjCNGwt41Z9U9r5UDiNGMu33GKrvHlVA"><text:span text:style-name="T201_15">edu</text:span></text:a></text:span><text:span text:style-name="T201_16"><text:a xlink:type="simple" xlink:href="http://www.google.com/url?q=http%3A%2F%2Fepi.yale.edu%2FMetrics%2FWaterEffectsOnHumanHealth&amp;sa=D&amp;sntz=1&amp;usg=AFQjCNGwt41Z9U9r5UDiNGMu33GKrvHlVA"><text:span text:style-name="T201_17">/</text:span></text:a></text:span><text:span text:style-name="T201_18"><text:a xlink:type="simple" xlink:href="http://www.google.com/url?q=http%3A%2F%2Fepi.yale.edu%2FMetrics%2FWaterEffectsOnHumanHealth&amp;sa=D&amp;sntz=1&amp;usg=AFQjCNGwt41Z9U9r5UDiNGMu33GKrvHlVA"><text:span text:style-name="T201_19">Metrics</text:span></text:a></text:span><text:span text:style-name="T201_20"><text:a xlink:type="simple" xlink:href="http://www.google.com/url?q=http%3A%2F%2Fepi.yale.edu%2FMetrics%2FWaterEffectsOnHumanHealth&amp;sa=D&amp;sntz=1&amp;usg=AFQjCNGwt41Z9U9r5UDiNGMu33GKrvHlVA"><text:span text:style-name="T201_21">/</text:span></text:a></text:span><text:span text:style-name="T201_22"><text:a xlink:type="simple" xlink:href="http://www.google.com/url?q=http%3A%2F%2Fepi.yale.edu%2FMetrics%2FWaterEffectsOnHumanHealth&amp;sa=D&amp;sntz=1&amp;usg=AFQjCNGwt41Z9U9r5UDiNGMu33GKrvHlVA"><text:span text:style-name="T201_23">WaterEffectsOnHumanHealth</text:span></text:a></text:span></text:p>
      <text:h text:style-name="P202"><text:bookmark-start text:name="h.bv08vw8f08hu"/><text:bookmark-end text:name="h.bv08vw8f08hu"/><text:span text:style-name="T202_1">Economic</text:span><text:span text:style-name="T202_2"><text:s/></text:span></text:h>
      <text:p text:style-name="P203"/>
      <text:p text:style-name="P204"><text:span text:style-name="T204_1">Index</text:span><text:span text:style-name="T204_2"><text:s/>5:<text:s/></text:span><text:span text:style-name="T204_3">Economic</text:span><text:span text:style-name="T204_4"><text:s/></text:span><text:span text:style-name="T204_5">sensitivity</text:span><text:span text:style-name="T204_6"><text:s/></text:span><text:span text:style-name="T204_7">to</text:span><text:span text:style-name="T204_8"><text:s/></text:span><text:span text:style-name="T204_9">altered</text:span><text:span text:style-name="T204_10"><text:s/></text:span><text:span text:style-name="T204_11">ecosystems</text:span><text:span text:style-name="T204_12"><text:s/>[</text:span><text:span text:style-name="T204_13">Climate</text:span><text:span text:style-name="T204_14"><text:s/></text:span><text:span text:style-name="T204_15">Vulnerability</text:span><text:span text:style-name="T204_16"><text:s/></text:span><text:span text:style-name="T204_17">Monitor</text:span><text:span text:style-name="T204_18">]</text:span></text:p>
      <text:p text:style-name="P205"><text:span text:style-name="T205_1">A</text:span><text:span text:style-name="T205_2"><text:s/></text:span><text:span text:style-name="T205_3">nation</text:span><text:span text:style-name="T205_4"><text:s/></text:span><text:span text:style-name="T205_5">that</text:span><text:span text:style-name="T205_6"><text:s/></text:span><text:span text:style-name="T205_7">is</text:span><text:span text:style-name="T205_8"><text:s/></text:span><text:span text:style-name="T205_9">directly</text:span><text:span text:style-name="T205_10"><text:s/></text:span><text:span text:style-name="T205_11">dependent</text:span><text:span text:style-name="T205_12"><text:s/></text:span><text:span text:style-name="T205_13">on</text:span><text:span text:style-name="T205_14"><text:s/></text:span><text:span text:style-name="T205_15">forestry</text:span><text:span text:style-name="T205_16">,<text:s/></text:span><text:span text:style-name="T205_17">agriculture</text:span><text:span text:style-name="T205_18">,<text:s/></text:span><text:span text:style-name="T205_19">fisheries</text:span><text:span text:style-name="T205_20">,<text:s/></text:span><text:span text:style-name="T205_21">water</text:span><text:span text:style-name="T205_22"><text:s/></text:span><text:span text:style-name="T205_23">resources</text:span><text:span text:style-name="T205_24"><text:s/>(</text:span><text:span text:style-name="T205_25">provisioning</text:span><text:span text:style-name="T205_26"><text:s/></text:span><text:span text:style-name="T205_27">ecosystem</text:span><text:span text:style-name="T205_28"><text:s/></text:span><text:span text:style-name="T205_29">services</text:span><text:span text:style-name="T205_30">)<text:s/></text:span><text:span text:style-name="T205_31">may</text:span><text:span text:style-name="T205_32"><text:s/></text:span><text:span text:style-name="T205_33">feel</text:span><text:span text:style-name="T205_34"><text:s/></text:span><text:span text:style-name="T205_35">the</text:span><text:span text:style-name="T205_36"><text:s/></text:span><text:span text:style-name="T205_37">impacts</text:span><text:span text:style-name="T205_38"><text:s/></text:span><text:span text:style-name="T205_39">of</text:span><text:span text:style-name="T205_40"><text:s/></text:span><text:span text:style-name="T205_41">climate</text:span><text:span text:style-name="T205_42"><text:s/></text:span><text:span text:style-name="T205_43">change</text:span><text:span text:style-name="T205_44"><text:s/></text:span><text:span text:style-name="T205_45">sooner</text:span><text:span text:style-name="T205_46"><text:s/></text:span><text:span text:style-name="T205_47">and</text:span><text:span text:style-name="T205_48"><text:s/></text:span><text:span text:style-name="T205_49">to</text:span><text:span text:style-name="T205_50"><text:s/></text:span><text:span text:style-name="T205_51">a</text:span><text:span text:style-name="T205_52"><text:s/></text:span><text:span text:style-name="T205_53">greater</text:span><text:span text:style-name="T205_54"><text:s/></text:span><text:span text:style-name="T205_55">degree</text:span><text:span text:style-name="T205_56"><text:s/></text:span><text:span text:style-name="T205_57">than</text:span><text:span text:style-name="T205_58"><text:s/></text:span><text:span text:style-name="T205_59">countries</text:span><text:span text:style-name="T205_60"><text:s/></text:span><text:span text:style-name="T205_61">that</text:span><text:span text:style-name="T205_62"><text:s/></text:span><text:span text:style-name="T205_63">have</text:span><text:span text:style-name="T205_64"><text:s/></text:span><text:span text:style-name="T205_65">more</text:span><text:span text:style-name="T205_66"><text:s/></text:span><text:span text:style-name="T205_67">diversified</text:span><text:span text:style-name="T205_68"><text:s/></text:span><text:span text:style-name="T205_69">or</text:span><text:span text:style-name="T205_70"><text:s/></text:span><text:span text:style-name="T205_71">service</text:span><text:span text:style-name="T205_72"><text:s/></text:span><text:span text:style-name="T205_73">economies</text:span><text:span text:style-name="T205_74">.<text:s/></text:span><text:span text:style-name="T205_75">Since</text:span><text:span text:style-name="T205_76"><text:s/></text:span><text:span text:style-name="T205_77">these</text:span><text:span text:style-name="T205_78"><text:s/></text:span><text:span text:style-name="T205_79">ecosystem</text:span><text:span text:style-name="T205_80"><text:s/></text:span><text:span text:style-name="T205_81">services</text:span><text:span text:style-name="T205_82"><text:s/></text:span><text:span text:style-name="T205_83">will</text:span><text:span text:style-name="T205_84"><text:s/></text:span><text:span text:style-name="T205_85">likely</text:span><text:span text:style-name="T205_86"><text:s/></text:span><text:span text:style-name="T205_87">be</text:span><text:span text:style-name="T205_88"><text:s/></text:span><text:span text:style-name="T205_89">significantly</text:span><text:span text:style-name="T205_90"><text:s/></text:span><text:span text:style-name="T205_91">impacted</text:span><text:span text:style-name="T205_92"><text:s/></text:span><text:span text:style-name="T205_93">by</text:span><text:span text:style-name="T205_94"><text:s/></text:span><text:span text:style-name="T205_95">climate</text:span><text:span text:style-name="T205_96"><text:s/></text:span><text:span text:style-name="T205_97">change</text:span><text:span text:style-name="T205_98">,<text:s/></text:span><text:span text:style-name="T205_99">it</text:span><text:span text:style-name="T205_100"><text:s/></text:span><text:span text:style-name="T205_101">is</text:span><text:span text:style-name="T205_102"><text:s/></text:span><text:span text:style-name="T205_103">worth</text:span><text:span text:style-name="T205_104"><text:s/></text:span><text:span text:style-name="T205_105">noting</text:span><text:span text:style-name="T205_106"><text:s/></text:span><text:span text:style-name="T205_107">the</text:span><text:span text:style-name="T205_108"><text:s/></text:span><text:span text:style-name="T205_109">degree</text:span><text:span text:style-name="T205_110"><text:s/></text:span><text:span text:style-name="T205_111">of</text:span><text:span text:style-name="T205_112"><text:s/></text:span><text:span text:style-name="T205_113">dependence</text:span><text:span text:style-name="T205_114"><text:s/></text:span><text:span text:style-name="T205_115">on</text:span><text:span text:style-name="T205_116"><text:s/></text:span><text:span text:style-name="T205_117">these</text:span><text:span text:style-name="T205_118"><text:s/></text:span><text:span text:style-name="T205_119">services</text:span><text:span text:style-name="T205_120">.<text:s/></text:span><text:span text:style-name="T205_121">The</text:span><text:span text:style-name="T205_122"><text:s/></text:span><text:span text:style-name="T205_123">Climate</text:span><text:span text:style-name="T205_124"><text:s/></text:span><text:span text:style-name="T205_125">Vulnerability</text:span><text:span text:style-name="T205_126"><text:s/></text:span><text:span text:style-name="T205_127">Monitor</text:span><text:span text:style-name="T205_128"><text:s/></text:span><text:span text:style-name="T205_129">uses</text:span><text:span text:style-name="T205_130"><text:s/></text:span><text:span text:style-name="T205_131">data</text:span><text:span text:style-name="T205_132"><text:s/></text:span><text:span text:style-name="T205_133">from</text:span><text:span text:style-name="T205_134"><text:s/></text:span><text:span text:style-name="T205_135">the</text:span><text:span text:style-name="T205_136"><text:s/></text:span><text:span text:style-name="T205_137">German</text:span><text:span text:style-name="T205_138"><text:s/></text:span><text:span text:style-name="T205_139">organization</text:span><text:span text:style-name="T205_140">,<text:s/></text:span><text:span text:style-name="T205_141">Climate</text:span><text:span text:style-name="T205_142"><text:s/></text:span><text:span text:style-name="T205_143">Framework</text:span><text:span text:style-name="T205_144"><text:s/></text:span><text:span text:style-name="T205_145">for</text:span><text:span text:style-name="T205_146"><text:s/></text:span><text:span text:style-name="T205_147">Uncertainty</text:span><text:span text:style-name="T205_148">,<text:s/></text:span><text:span text:style-name="T205_149">Negotiation</text:span><text:span text:style-name="T205_150"><text:s/></text:span><text:span text:style-name="T205_151">and</text:span><text:span text:style-name="T205_152"><text:s/></text:span><text:span text:style-name="T205_153">Distribution</text:span><text:span text:style-name="T205_154"><text:s/>(</text:span><text:span text:style-name="T205_155">FUND</text:span><text:span text:style-name="T205_156">),<text:s/></text:span><text:span text:style-name="T205_157">which</text:span><text:span text:style-name="T205_158"><text:s/></text:span><text:span text:style-name="T205_159">studies</text:span><text:span text:style-name="T205_160"><text:s/></text:span><text:span text:style-name="T205_161">the</text:span><text:span text:style-name="T205_162"><text:s/>“</text:span><text:span text:style-name="T205_163">impacts</text:span><text:span text:style-name="T205_164"><text:s/></text:span><text:span text:style-name="T205_165">of</text:span><text:span text:style-name="T205_166"><text:s/></text:span><text:span text:style-name="T205_167">climate</text:span><text:span text:style-name="T205_168"><text:s/></text:span><text:span text:style-name="T205_169">change</text:span><text:span text:style-name="T205_170"><text:s/></text:span><text:span text:style-name="T205_171">in</text:span><text:span text:style-name="T205_172"><text:s/></text:span><text:span text:style-name="T205_173">a</text:span><text:span text:style-name="T205_174"><text:s/></text:span><text:span text:style-name="T205_175">dynamic</text:span><text:span text:style-name="T205_176"><text:s/></text:span><text:span text:style-name="T205_177">context</text:span><text:span text:style-name="T205_178">.”</text:span></text:p>
      <text:p text:style-name="P206"/>
      <text:p text:style-name="P207"><text:span text:style-name="T207_1">Component</text:span><text:span text:style-name="T207_2"><text:s/></text:span><text:span text:style-name="T207_3">Indicators</text:span><text:span text:style-name="T207_4">:</text:span></text:p>
      <text:list text:style-name="LS15" xml:id="list68">
        <text:list-item>
          <text:list>
            <text:list-item>
              <text:list>
                <text:list-item>
                  <text:p text:style-name="P208"><text:span text:style-name="T208_1">Costs</text:span><text:span text:style-name="T208_2"><text:s/></text:span><text:span text:style-name="T208_3">relative</text:span><text:span text:style-name="T208_4"><text:s/></text:span><text:span text:style-name="T208_5">to</text:span><text:span text:style-name="T208_6"><text:s/></text:span><text:span text:style-name="T208_7">GDP</text:span><text:span text:style-name="T208_8"><text:s/>(</text:span><text:span text:style-name="T208_9">USD</text:span><text:span text:style-name="T208_10">)<text:s/></text:span><text:span text:style-name="T208_11">due</text:span><text:span text:style-name="T208_12"><text:s/></text:span><text:span text:style-name="T208_13">to</text:span><text:span text:style-name="T208_14"><text:s/></text:span><text:span text:style-name="T208_15">effect</text:span><text:span text:style-name="T208_16"><text:s/></text:span><text:span text:style-name="T208_17">on</text:span><text:span text:style-name="T208_18"><text:s/></text:span><text:span text:style-name="T208_19">water</text:span></text:p>
                </text:list-item>
                <text:list-item>
                  <text:p text:style-name="P209"><text:span text:style-name="T209_1">Costs</text:span><text:span text:style-name="T209_2"><text:s/></text:span><text:span text:style-name="T209_3">relative</text:span><text:span text:style-name="T209_4"><text:s/></text:span><text:span text:style-name="T209_5">to</text:span><text:span text:style-name="T209_6"><text:s/></text:span><text:span text:style-name="T209_7">GDP</text:span><text:span text:style-name="T209_8"><text:s/>(</text:span><text:span text:style-name="T209_9">USD</text:span><text:span text:style-name="T209_10">)<text:s/></text:span><text:span text:style-name="T209_11">due</text:span><text:span text:style-name="T209_12"><text:s/></text:span><text:span text:style-name="T209_13">to</text:span><text:span text:style-name="T209_14"><text:s/></text:span><text:span text:style-name="T209_15">effect</text:span><text:span text:style-name="T209_16"><text:s/></text:span><text:span text:style-name="T209_17">on</text:span><text:span text:style-name="T209_18"><text:s/></text:span><text:span text:style-name="T209_19">agriculture</text:span></text:p>
                </text:list-item>
                <text:list-item>
                  <text:p text:style-name="P210"><text:span text:style-name="T210_1">Costs</text:span><text:span text:style-name="T210_2"><text:s/></text:span><text:span text:style-name="T210_3">relative</text:span><text:span text:style-name="T210_4"><text:s/></text:span><text:span text:style-name="T210_5">to</text:span><text:span text:style-name="T210_6"><text:s/></text:span><text:span text:style-name="T210_7">GDP</text:span><text:span text:style-name="T210_8"><text:s/>(</text:span><text:span text:style-name="T210_9">USD</text:span><text:span text:style-name="T210_10">)<text:s/></text:span><text:span text:style-name="T210_11">due</text:span><text:span text:style-name="T210_12"><text:s/></text:span><text:span text:style-name="T210_13">to</text:span><text:span text:style-name="T210_14"><text:s/></text:span><text:span text:style-name="T210_15">effect</text:span><text:span text:style-name="T210_16"><text:s/></text:span><text:span text:style-name="T210_17">on</text:span><text:span text:style-name="T210_18"><text:s/></text:span><text:span text:style-name="T210_19">forestry</text:span></text:p>
                </text:list-item>
                <text:list-item>
                  <text:p text:style-name="P211"><text:span text:style-name="T211_1">Costs</text:span><text:span text:style-name="T211_2"><text:s/></text:span><text:span text:style-name="T211_3">relative</text:span><text:span text:style-name="T211_4"><text:s/></text:span><text:span text:style-name="T211_5">to</text:span><text:span text:style-name="T211_6"><text:s/></text:span><text:span text:style-name="T211_7">GDP</text:span><text:span text:style-name="T211_8"><text:s/>(</text:span><text:span text:style-name="T211_9">USD</text:span><text:span text:style-name="T211_10">)<text:s/></text:span><text:span text:style-name="T211_11">due</text:span><text:span text:style-name="T211_12"><text:s/></text:span><text:span text:style-name="T211_13">to</text:span><text:span text:style-name="T211_14"><text:s/></text:span><text:span text:style-name="T211_15">effect</text:span><text:span text:style-name="T211_16"><text:s/></text:span><text:span text:style-name="T211_17">on</text:span><text:span text:style-name="T211_18"><text:s/></text:span><text:span text:style-name="T211_19">ecosystem</text:span><text:span text:style-name="T211_20">/</text:span><text:span text:style-name="T211_21">biodiversity</text:span></text:p>
                </text:list-item>
                <text:list-item>
                  <text:p text:style-name="P212"><text:span text:style-name="T212_1">Costs</text:span><text:span text:style-name="T212_2"><text:s/></text:span><text:span text:style-name="T212_3">relative</text:span><text:span text:style-name="T212_4"><text:s/></text:span><text:span text:style-name="T212_5">to</text:span><text:span text:style-name="T212_6"><text:s/></text:span><text:span text:style-name="T212_7">GDP</text:span><text:span text:style-name="T212_8"><text:s/>(</text:span><text:span text:style-name="T212_9">USD</text:span><text:span text:style-name="T212_10">)<text:s/></text:span><text:span text:style-name="T212_11">due</text:span><text:span text:style-name="T212_12"><text:s/></text:span><text:span text:style-name="T212_13">to</text:span><text:span text:style-name="T212_14"><text:s/></text:span><text:span text:style-name="T212_15">effect</text:span><text:span text:style-name="T212_16"><text:s/></text:span><text:span text:style-name="T212_17">on</text:span><text:span text:style-name="T212_18"><text:s/></text:span><text:span text:style-name="T212_19">fisheries</text:span></text:p>
                </text:list-item>
              </text:list>
            </text:list-item>
          </text:list>
        </text:list-item>
      </text:list>
      <text:p text:style-name="P213"/>
      <text:p text:style-name="P214"><text:span text:style-name="T214_1">Source</text:span><text:span text:style-name="T214_2">:<text:s/></text:span><text:span text:style-name="T214_3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4">http</text:span></text:a></text:span><text:span text:style-name="T214_5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6">://</text:span></text:a></text:span><text:span text:style-name="T214_7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8">daraint</text:span></text:a></text:span><text:span text:style-name="T214_9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10">.</text:span></text:a></text:span><text:span text:style-name="T214_11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12">org</text:span></text:a></text:span><text:span text:style-name="T214_13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14">/</text:span></text:a></text:span><text:span text:style-name="T214_15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16">climate</text:span></text:a></text:span><text:span text:style-name="T214_17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18">-</text:span></text:a></text:span><text:span text:style-name="T214_19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20">vulnerability</text:span></text:a></text:span><text:span text:style-name="T214_21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22">-</text:span></text:a></text:span><text:span text:style-name="T214_23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24">monitor</text:span></text:a></text:span><text:span text:style-name="T214_25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26">/</text:span></text:a></text:span><text:span text:style-name="T214_27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28">climate</text:span></text:a></text:span><text:span text:style-name="T214_29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30">-</text:span></text:a></text:span><text:span text:style-name="T214_31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32">vulnerability</text:span></text:a></text:span><text:span text:style-name="T214_33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34">-</text:span></text:a></text:span><text:span text:style-name="T214_35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36">monitor</text:span></text:a></text:span><text:span text:style-name="T214_37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38">-2010/</text:span></text:a></text:span><text:span text:style-name="T214_39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40">economic</text:span></text:a></text:span><text:span text:style-name="T214_41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42">-</text:span></text:a></text:span><text:span text:style-name="T214_43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44">stress</text:span></text:a></text:span><text:span text:style-name="T214_45"><text:a xlink:type="simple" xlink:href="http://www.google.com/url?q=http%3A%2F%2Fdaraint.org%2Fclimate-vulnerability-monitor%2Fclimate-vulnerability-monitor-2010%2Feconomic-stress%2F&amp;sa=D&amp;sntz=1&amp;usg=AFQjCNEk5zUXoKuk2Hbs2xvalqAEeEYxrQ"><text:span text:style-name="T214_46">/</text:span></text:a></text:span></text:p>
      <text:h text:style-name="P215"><text:bookmark-start text:name="h.q115ga2hrky1"/><text:bookmark-end text:name="h.q115ga2hrky1"/><text:span text:style-name="T215_1">Human</text:span><text:span text:style-name="T215_2"><text:s/></text:span><text:span text:style-name="T215_3">health</text:span></text:h>
      <text:p text:style-name="P216"/>
      <text:p text:style-name="P217"><text:span text:style-name="T217_1">Index</text:span><text:span text:style-name="T217_2"><text:s/>6:<text:s/></text:span><text:span text:style-name="T217_3">Increase</text:span><text:span text:style-name="T217_4"><text:s/></text:span><text:span text:style-name="T217_5">in</text:span><text:span text:style-name="T217_6"><text:s/></text:span><text:span text:style-name="T217_7">diseases</text:span><text:span text:style-name="T217_8"><text:s/></text:span><text:span text:style-name="T217_9">due</text:span><text:span text:style-name="T217_10"><text:s/></text:span><text:span text:style-name="T217_11">to</text:span><text:span text:style-name="T217_12"><text:s/></text:span><text:span text:style-name="T217_13">climate</text:span><text:span text:style-name="T217_14"><text:s/></text:span><text:span text:style-name="T217_15">change</text:span><text:span text:style-name="T217_16"><text:s/>[</text:span><text:span text:style-name="T217_17">Climate</text:span><text:span text:style-name="T217_18"><text:s/></text:span><text:span text:style-name="T217_19">Vulnerability</text:span><text:span text:style-name="T217_20"><text:s/></text:span><text:span text:style-name="T217_21">Monitor</text:span><text:span text:style-name="T217_22">]</text:span></text:p>
      <text:p text:style-name="P218"><text:span text:style-name="T218_1">Climate</text:span><text:span text:style-name="T218_2"><text:s/></text:span><text:span text:style-name="T218_3">Vulnerability</text:span><text:span text:style-name="T218_4"><text:s/></text:span><text:span text:style-name="T218_5">Monitor</text:span><text:span text:style-name="T218_6"><text:s/></text:span><text:span text:style-name="T218_7">uses</text:span><text:span text:style-name="T218_8"><text:s/></text:span><text:span text:style-name="T218_9">data</text:span><text:span text:style-name="T218_10"><text:s/></text:span><text:span text:style-name="T218_11">from</text:span><text:span text:style-name="T218_12"><text:s/></text:span><text:span text:style-name="T218_13">WHO</text:span><text:span text:style-name="T218_14"><text:s/></text:span><text:span text:style-name="T218_15">that</text:span><text:span text:style-name="T218_16"><text:s/></text:span><text:span text:style-name="T218_17">estimate</text:span><text:span text:style-name="T218_18"><text:s/></text:span><text:span text:style-name="T218_19">a</text:span><text:span text:style-name="T218_20"><text:s/></text:span><text:span text:style-name="T218_21">climate</text:span><text:span text:style-name="T218_22"><text:s/></text:span><text:span text:style-name="T218_23">impact</text:span><text:span text:style-name="T218_24"><text:s/></text:span><text:span text:style-name="T218_25">factor</text:span><text:span text:style-name="T218_26"><text:s/></text:span><text:span text:style-name="T218_27">for</text:span><text:span text:style-name="T218_28"><text:s/>“</text:span><text:span text:style-name="T218_29">climate</text:span><text:span text:style-name="T218_30">-</text:span><text:span text:style-name="T218_31">sensitive</text:span><text:span text:style-name="T218_32"><text:s/></text:span><text:span text:style-name="T218_33">diseases</text:span><text:span text:style-name="T218_34">.”</text:span></text:p>
      <text:p text:style-name="P219"/>
      <text:p text:style-name="P220"><text:span text:style-name="T220_1">Component</text:span><text:span text:style-name="T220_2"><text:s/></text:span><text:span text:style-name="T220_3">Indicators</text:span><text:span text:style-name="T220_4">:</text:span></text:p>
      <text:list text:style-name="LS16" xml:id="list73">
        <text:list-item>
          <text:list>
            <text:list-item>
              <text:list>
                <text:list-item>
                  <text:p text:style-name="P221"><text:span text:style-name="T221_1">Excess</text:span><text:span text:style-name="T221_2"><text:s/></text:span><text:span text:style-name="T221_3">deaths</text:span><text:span text:style-name="T221_4"><text:s/></text:span><text:span text:style-name="T221_5">per</text:span><text:span text:style-name="T221_6"><text:s/></text:span><text:span text:style-name="T221_7">capita</text:span><text:span text:style-name="T221_8"><text:s/></text:span><text:span text:style-name="T221_9">due</text:span><text:span text:style-name="T221_10"><text:s/></text:span><text:span text:style-name="T221_11">to</text:span><text:span text:style-name="T221_12"><text:s/></text:span><text:span text:style-name="T221_13">climate</text:span><text:span text:style-name="T221_14"><text:s/></text:span><text:span text:style-name="T221_15">change</text:span><text:span text:style-name="T221_16"><text:s/></text:span><text:span text:style-name="T221_17">for</text:span><text:span text:style-name="T221_18"><text:s/></text:span><text:span text:style-name="T221_19">malnutrition</text:span><text:span text:style-name="T221_20"><text:s/>(%)</text:span></text:p>
                </text:list-item>
                <text:list-item>
                  <text:p text:style-name="P222"><text:span text:style-name="T222_1">Excess</text:span><text:span text:style-name="T222_2"><text:s/></text:span><text:span text:style-name="T222_3">deaths</text:span><text:span text:style-name="T222_4"><text:s/></text:span><text:span text:style-name="T222_5">per</text:span><text:span text:style-name="T222_6"><text:s/></text:span><text:span text:style-name="T222_7">capita</text:span><text:span text:style-name="T222_8"><text:s/></text:span><text:span text:style-name="T222_9">due</text:span><text:span text:style-name="T222_10"><text:s/></text:span><text:span text:style-name="T222_11">to</text:span><text:span text:style-name="T222_12"><text:s/></text:span><text:span text:style-name="T222_13">climate</text:span><text:span text:style-name="T222_14"><text:s/></text:span><text:span text:style-name="T222_15">change</text:span><text:span text:style-name="T222_16"><text:s/></text:span><text:span text:style-name="T222_17">for</text:span><text:span text:style-name="T222_18"><text:s/></text:span><text:span text:style-name="T222_19">malaria</text:span><text:span text:style-name="T222_20"><text:s/>(%)</text:span></text:p>
                </text:list-item>
                <text:list-item>
                  <text:p text:style-name="P223"><text:span text:style-name="T223_1">Excess</text:span><text:span text:style-name="T223_2"><text:s/></text:span><text:span text:style-name="T223_3">deaths</text:span><text:span text:style-name="T223_4"><text:s/></text:span><text:span text:style-name="T223_5">per</text:span><text:span text:style-name="T223_6"><text:s/></text:span><text:span text:style-name="T223_7">capita</text:span><text:span text:style-name="T223_8"><text:s/></text:span><text:span text:style-name="T223_9">due</text:span><text:span text:style-name="T223_10"><text:s/></text:span><text:span text:style-name="T223_11">to</text:span><text:span text:style-name="T223_12"><text:s/></text:span><text:span text:style-name="T223_13">climate</text:span><text:span text:style-name="T223_14"><text:s/></text:span><text:span text:style-name="T223_15">change</text:span><text:span text:style-name="T223_16"><text:s/></text:span><text:span text:style-name="T223_17">for</text:span><text:span text:style-name="T223_18"><text:s/></text:span><text:span text:style-name="T223_19">diarrhea</text:span><text:span text:style-name="T223_20"><text:s/>(%)</text:span></text:p>
                </text:list-item>
                <text:list-item>
                  <text:p text:style-name="P224"><text:span text:style-name="T224_1">Excess</text:span><text:span text:style-name="T224_2"><text:s/></text:span><text:span text:style-name="T224_3">deaths</text:span><text:span text:style-name="T224_4"><text:s/></text:span><text:span text:style-name="T224_5">per</text:span><text:span text:style-name="T224_6"><text:s/></text:span><text:span text:style-name="T224_7">capita</text:span><text:span text:style-name="T224_8"><text:s/></text:span><text:span text:style-name="T224_9">due</text:span><text:span text:style-name="T224_10"><text:s/></text:span><text:span text:style-name="T224_11">to</text:span><text:span text:style-name="T224_12"><text:s/></text:span><text:span text:style-name="T224_13">climate</text:span><text:span text:style-name="T224_14"><text:s/></text:span><text:span text:style-name="T224_15">change</text:span><text:span text:style-name="T224_16"><text:s/></text:span><text:span text:style-name="T224_17">for</text:span><text:span text:style-name="T224_18"><text:s/></text:span><text:span text:style-name="T224_19">dengue</text:span><text:span text:style-name="T224_20"><text:s/>(%)</text:span></text:p>
                </text:list-item>
                <text:list-item>
                  <text:p text:style-name="P225"><text:span text:style-name="T225_1">Excess</text:span><text:span text:style-name="T225_2"><text:s/></text:span><text:span text:style-name="T225_3">deaths</text:span><text:span text:style-name="T225_4"><text:s/></text:span><text:span text:style-name="T225_5">per</text:span><text:span text:style-name="T225_6"><text:s/></text:span><text:span text:style-name="T225_7">capita</text:span><text:span text:style-name="T225_8"><text:s/></text:span><text:span text:style-name="T225_9">due</text:span><text:span text:style-name="T225_10"><text:s/></text:span><text:span text:style-name="T225_11">to</text:span><text:span text:style-name="T225_12"><text:s/></text:span><text:span text:style-name="T225_13">climate</text:span><text:span text:style-name="T225_14"><text:s/></text:span><text:span text:style-name="T225_15">change</text:span><text:span text:style-name="T225_16"><text:s/></text:span><text:span text:style-name="T225_17">for</text:span><text:span text:style-name="T225_18"><text:s/></text:span><text:span text:style-name="T225_19">cardiovascular</text:span><text:span text:style-name="T225_20"><text:s/></text:span><text:span text:style-name="T225_21">disease</text:span><text:span text:style-name="T225_22"><text:s/>(%)</text:span></text:p>
                </text:list-item>
                <text:list-item>
                  <text:p text:style-name="P226"><text:span text:style-name="T226_1">Excess</text:span><text:span text:style-name="T226_2"><text:s/></text:span><text:span text:style-name="T226_3">deaths</text:span><text:span text:style-name="T226_4"><text:s/></text:span><text:span text:style-name="T226_5">per</text:span><text:span text:style-name="T226_6"><text:s/></text:span><text:span text:style-name="T226_7">capita</text:span><text:span text:style-name="T226_8"><text:s/></text:span><text:span text:style-name="T226_9">due</text:span><text:span text:style-name="T226_10"><text:s/></text:span><text:span text:style-name="T226_11">to</text:span><text:span text:style-name="T226_12"><text:s/></text:span><text:span text:style-name="T226_13">climate</text:span><text:span text:style-name="T226_14"><text:s/></text:span><text:span text:style-name="T226_15">change</text:span><text:span text:style-name="T226_16"><text:s/></text:span><text:span text:style-name="T226_17">for</text:span><text:span text:style-name="T226_18"><text:s/></text:span><text:span text:style-name="T226_19">respiratory</text:span><text:span text:style-name="T226_20"><text:s/></text:span><text:span text:style-name="T226_21">disease</text:span><text:span text:style-name="T226_22"><text:s/>(%)</text:span></text:p>
                </text:list-item>
              </text:list>
            </text:list-item>
          </text:list>
        </text:list-item>
      </text:list>
      <text:p text:style-name="P227"/>
      <text:p text:style-name="P228"><text:span text:style-name="T228_1">Source</text:span><text:span text:style-name="T228_2">:<text:s/></text:span><text:span text:style-name="T228_3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4">http</text:span></text:a></text:span><text:span text:style-name="T228_5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6">://</text:span></text:a></text:span><text:span text:style-name="T228_7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8">daraint</text:span></text:a></text:span><text:span text:style-name="T228_9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10">.</text:span></text:a></text:span><text:span text:style-name="T228_11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12">org</text:span></text:a></text:span><text:span text:style-name="T228_13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14">/</text:span></text:a></text:span><text:span text:style-name="T228_15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16">climate</text:span></text:a></text:span><text:span text:style-name="T228_17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18">-</text:span></text:a></text:span><text:span text:style-name="T228_19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20">vulnerability</text:span></text:a></text:span><text:span text:style-name="T228_21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22">-</text:span></text:a></text:span><text:span text:style-name="T228_23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24">monitor</text:span></text:a></text:span><text:span text:style-name="T228_25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26">/</text:span></text:a></text:span><text:span text:style-name="T228_27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28">climate</text:span></text:a></text:span><text:span text:style-name="T228_29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30">-</text:span></text:a></text:span><text:span text:style-name="T228_31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32">vulnerability</text:span></text:a></text:span><text:span text:style-name="T228_33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34">-</text:span></text:a></text:span><text:span text:style-name="T228_35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36">monitor</text:span></text:a></text:span><text:span text:style-name="T228_37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38">-2010/</text:span></text:a></text:span><text:span text:style-name="T228_39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40">health</text:span></text:a></text:span><text:span text:style-name="T228_41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42">-</text:span></text:a></text:span><text:span text:style-name="T228_43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44">impact</text:span></text:a></text:span><text:span text:style-name="T228_45"><text:a xlink:type="simple" xlink:href="http://www.google.com/url?q=http%3A%2F%2Fdaraint.org%2Fclimate-vulnerability-monitor%2Fclimate-vulnerability-monitor-2010%2Fhealth-impact%2F&amp;sa=D&amp;sntz=1&amp;usg=AFQjCNHqxq22t-J3bE_KDigyguubE9wNuA"><text:span text:style-name="T228_46">/</text:span></text:a></text:span></text:p>
      <text:h text:style-name="P229"><text:bookmark-start text:name="h.qmyh9jmqkb91"/><text:bookmark-end text:name="h.qmyh9jmqkb91"/><text:span text:style-name="T229_1">Step</text:span><text:span text:style-name="T229_2"><text:s/>2<text:s/></text:span><text:span text:style-name="T229_3">Normalize</text:span><text:span text:style-name="T229_4"><text:s/></text:span><text:span text:style-name="T229_5">indicators</text:span></text:h>
      <text:p text:style-name="P230"><text:span text:style-name="T230_1">For</text:span><text:span text:style-name="T230_2"><text:s/></text:span><text:span text:style-name="T230_3">the</text:span><text:span text:style-name="T230_4"><text:s/></text:span><text:span text:style-name="T230_5">Value</text:span><text:span text:style-name="T230_6"><text:s/></text:span><text:span text:style-name="T230_7">to</text:span><text:span text:style-name="T230_8"><text:s/></text:span><text:span text:style-name="T230_9">the</text:span><text:span text:style-name="T230_10"><text:s/></text:span><text:span text:style-name="T230_11">Score</text:span><text:span text:style-name="T230_12"><text:s/></text:span><text:span text:style-name="T230_13">we</text:span><text:span text:style-name="T230_14"><text:s/></text:span><text:span text:style-name="T230_15">can</text:span><text:span text:style-name="T230_16"><text:s/></text:span><text:span text:style-name="T230_17">use</text:span><text:span text:style-name="T230_18"><text:s/></text:span><text:span text:style-name="T230_19">different</text:span><text:span text:style-name="T230_20"><text:s/></text:span><text:span text:style-name="T230_21">normalization</text:span><text:span text:style-name="T230_22"><text:s/></text:span><text:span text:style-name="T230_23">methods</text:span><text:span text:style-name="T230_24"><text:s/>(</text:span><text:span text:style-name="T230_25">divide</text:span><text:span text:style-name="T230_26"><text:s/></text:span><text:span text:style-name="T230_27">by</text:span><text:span text:style-name="T230_28"><text:s/></text:span><text:span text:style-name="T230_29">average</text:span><text:span text:style-name="T230_30">,<text:s/></text:span><text:span text:style-name="T230_31">median</text:span><text:span text:style-name="T230_32">,<text:s/></text:span><text:span text:style-name="T230_33">min</text:span><text:span text:style-name="T230_34">-</text:span><text:span text:style-name="T230_35">max</text:span><text:span text:style-name="T230_36">,<text:s/>...)<text:s/></text:span><text:span text:style-name="T230_37">After</text:span><text:span text:style-name="T230_38"><text:s/></text:span><text:span text:style-name="T230_39">reviewing</text:span><text:span text:style-name="T230_40"><text:s/></text:span><text:span text:style-name="T230_41">several</text:span><text:span text:style-name="T230_42"><text:s/></text:span><text:span text:style-name="T230_43">indicators</text:span><text:span text:style-name="T230_44"><text:s/></text:span><text:span text:style-name="T230_45">and</text:span><text:span text:style-name="T230_46"><text:s/></text:span><text:span text:style-name="T230_47">criticism</text:span><text:span text:style-name="T230_48"><text:s/></text:span><text:span text:style-name="T230_49">on</text:span><text:span text:style-name="T230_50"><text:s/></text:span><text:span text:style-name="T230_51">those</text:span><text:span text:style-name="T230_52">,<text:s/></text:span><text:span text:style-name="T230_53">we</text:span><text:span text:style-name="T230_54"><text:s/></text:span><text:span text:style-name="T230_55">decide</text:span><text:span text:style-name="T230_56"><text:s/></text:span><text:span text:style-name="T230_57">to</text:span><text:span text:style-name="T230_58"><text:s/></text:span><text:span text:style-name="T230_59">use</text:span><text:span text:style-name="T230_60"><text:s/></text:span><text:span text:style-name="T230_61">z</text:span><text:span text:style-name="T230_62">-</text:span><text:span text:style-name="T230_63">values</text:span><text:span text:style-name="T230_64">.<text:s/></text:span><text:span text:style-name="T230_65">That</text:span><text:span text:style-name="T230_66"><text:s/></text:span><text:span text:style-name="T230_67">is</text:span><text:span text:style-name="T230_68">,<text:s/></text:span><text:span text:style-name="T230_69">subtract</text:span><text:span text:style-name="T230_70"><text:s/></text:span><text:span text:style-name="T230_71">the</text:span><text:span text:style-name="T230_72"><text:s/></text:span><text:span text:style-name="T230_73">average</text:span><text:span text:style-name="T230_74">,<text:s/></text:span><text:span text:style-name="T230_75">and</text:span><text:span text:style-name="T230_76"><text:s/></text:span><text:span text:style-name="T230_77">divide</text:span><text:span text:style-name="T230_78"><text:s/></text:span><text:span text:style-name="T230_79">by</text:span><text:span text:style-name="T230_80"><text:s/></text:span><text:span text:style-name="T230_81">the</text:span><text:span text:style-name="T230_82"><text:s/></text:span><text:span text:style-name="T230_83">standard</text:span><text:span text:style-name="T230_84"><text:s/></text:span><text:span text:style-name="T230_85">deviation</text:span><text:span text:style-name="T230_86">.<text:s/></text:span><text:span text:style-name="T230_87">That</text:span><text:span text:style-name="T230_88"><text:s/></text:span><text:span text:style-name="T230_89">means</text:span><text:span text:style-name="T230_90"><text:s/></text:span><text:span text:style-name="T230_91">we</text:span><text:span text:style-name="T230_92"><text:s/></text:span><text:span text:style-name="T230_93">measure</text:span><text:span text:style-name="T230_94"><text:s/></text:span><text:span text:style-name="T230_95">how</text:span><text:span text:style-name="T230_96"><text:s/></text:span><text:span text:style-name="T230_97">far</text:span><text:span text:style-name="T230_98"><text:s/></text:span><text:span text:style-name="T230_99">from</text:span><text:span text:style-name="T230_100"><text:s/></text:span><text:span text:style-name="T230_101">the</text:span><text:span text:style-name="T230_102"><text:s/></text:span><text:span text:style-name="T230_103">average</text:span><text:span text:style-name="T230_104"><text:s/></text:span><text:span text:style-name="T230_105">is</text:span><text:span text:style-name="T230_106"><text:s/></text:span><text:span text:style-name="T230_107">the</text:span><text:span text:style-name="T230_108"><text:s/></text:span><text:span text:style-name="T230_109">country</text:span><text:span text:style-name="T230_110">,<text:s/></text:span><text:span text:style-name="T230_111">in</text:span><text:span text:style-name="T230_112"><text:s/></text:span><text:span text:style-name="T230_113">units</text:span><text:span text:style-name="T230_114"><text:s/></text:span><text:span text:style-name="T230_115">of</text:span><text:span text:style-name="T230_116"><text:s/></text:span><text:span text:style-name="T230_117">stdev</text:span><text:span text:style-name="T230_118">.<text:s/></text:span><text:span text:style-name="T230_119">If</text:span><text:span text:style-name="T230_120"><text:s/></text:span><text:span text:style-name="T230_121">all</text:span><text:span text:style-name="T230_122"><text:s/></text:span><text:span text:style-name="T230_123">values</text:span><text:span text:style-name="T230_124"><text:s/></text:span><text:span text:style-name="T230_125">are</text:span><text:span text:style-name="T230_126"><text:s/></text:span><text:span text:style-name="T230_127">clustered</text:span><text:span text:style-name="T230_128">,<text:s/></text:span><text:span text:style-name="T230_129">the</text:span><text:span text:style-name="T230_130"><text:s/></text:span><text:span text:style-name="T230_131">unit</text:span><text:span text:style-name="T230_132"><text:s/></text:span><text:span text:style-name="T230_133">is</text:span><text:span text:style-name="T230_134"><text:s/></text:span><text:span text:style-name="T230_135">small</text:span><text:span text:style-name="T230_136"><text:s/>(</text:span><text:span text:style-name="T230_137">higher</text:span><text:span text:style-name="T230_138"><text:s/></text:span><text:span text:style-name="T230_139">granularity</text:span><text:span text:style-name="T230_140">).<text:s/></text:span><text:span text:style-name="T230_141">If</text:span><text:span text:style-name="T230_142"><text:s/></text:span><text:span text:style-name="T230_143">values</text:span><text:span text:style-name="T230_144"><text:s/></text:span><text:span text:style-name="T230_145">are</text:span><text:span text:style-name="T230_146"><text:s/></text:span><text:span text:style-name="T230_147">sparse</text:span><text:span text:style-name="T230_148">,<text:s/></text:span><text:span text:style-name="T230_149">or</text:span><text:span text:style-name="T230_150"><text:s/></text:span><text:span text:style-name="T230_151">few</text:span><text:span text:style-name="T230_152"><text:s/></text:span><text:span text:style-name="T230_153">of</text:span><text:span text:style-name="T230_154"><text:s/></text:span><text:span text:style-name="T230_155">them</text:span><text:span text:style-name="T230_156"><text:s/></text:span><text:span text:style-name="T230_157">are</text:span><text:span text:style-name="T230_158"><text:s/></text:span><text:span text:style-name="T230_159">far</text:span><text:span text:style-name="T230_160"><text:s/></text:span><text:span text:style-name="T230_161">away</text:span><text:span text:style-name="T230_162">,<text:s/></text:span><text:span text:style-name="T230_163">the</text:span><text:span text:style-name="T230_164"><text:s/></text:span><text:span text:style-name="T230_165">granularity</text:span><text:span text:style-name="T230_166"><text:s/></text:span><text:span text:style-name="T230_167">is</text:span><text:span text:style-name="T230_168"><text:s/></text:span><text:span text:style-name="T230_169">coarse</text:span><text:span text:style-name="T230_170">.<text:s/></text:span><text:span text:style-name="T230_171">This</text:span><text:span text:style-name="T230_172"><text:s/></text:span><text:span text:style-name="T230_173">also</text:span><text:span text:style-name="T230_174"><text:s/></text:span><text:span text:style-name="T230_175">leads</text:span><text:span text:style-name="T230_176"><text:s/></text:span><text:span text:style-name="T230_177">to</text:span><text:span text:style-name="T230_178"><text:s/></text:span><text:span text:style-name="T230_179">the</text:span><text:span text:style-name="T230_180"><text:s/></text:span><text:span text:style-name="T230_181">fact</text:span><text:span text:style-name="T230_182"><text:s/></text:span><text:span text:style-name="T230_183">that</text:span><text:span text:style-name="T230_184"><text:s/></text:span><text:span text:style-name="T230_185">a</text:span><text:span text:style-name="T230_186"><text:s/></text:span><text:span text:style-name="T230_187">country</text:span><text:span text:style-name="T230_188"><text:s/></text:span><text:span text:style-name="T230_189">that</text:span><text:span text:style-name="T230_190"><text:s/></text:span><text:span text:style-name="T230_191">score</text:span><text:span text:style-name="T230_192"><text:s/></text:span><text:span text:style-name="T230_193">much</text:span><text:span text:style-name="T230_194"><text:s/></text:span><text:span text:style-name="T230_195">better</text:span><text:span text:style-name="T230_196"><text:s/>(</text:span><text:span text:style-name="T230_197">or</text:span><text:span text:style-name="T230_198"><text:s/></text:span><text:span text:style-name="T230_199">much</text:span><text:span text:style-name="T230_200"><text:s/></text:span><text:span text:style-name="T230_201">worse</text:span><text:span text:style-name="T230_202">)<text:s/></text:span><text:span text:style-name="T230_203">than</text:span><text:span text:style-name="T230_204"><text:s/></text:span><text:span text:style-name="T230_205">most</text:span><text:span text:style-name="T230_206"><text:s/></text:span><text:span text:style-name="T230_207">of</text:span><text:span text:style-name="T230_208"><text:s/></text:span><text:span text:style-name="T230_209">the</text:span><text:span text:style-name="T230_210"><text:s/></text:span><text:span text:style-name="T230_211">others</text:span><text:span text:style-name="T230_212"><text:s/></text:span><text:span text:style-name="T230_213">will</text:span><text:span text:style-name="T230_214"><text:s/></text:span><text:span text:style-name="T230_215">be</text:span><text:span text:style-name="T230_216"><text:s/></text:span><text:span text:style-name="T230_217">score</text:span><text:span text:style-name="T230_218"><text:s/></text:span><text:span text:style-name="T230_219">substantially</text:span><text:span text:style-name="T230_220"><text:s/></text:span><text:span text:style-name="T230_221">better</text:span><text:span text:style-name="T230_222"><text:s/>(</text:span><text:span text:style-name="T230_223">or</text:span><text:span text:style-name="T230_224"><text:s/></text:span><text:span text:style-name="T230_225">worse</text:span><text:span text:style-name="T230_226">).<text:s/></text:span><text:span text:style-name="T230_227">z</text:span><text:span text:style-name="T230_228">-</text:span><text:span text:style-name="T230_229">value</text:span><text:span text:style-name="T230_230"><text:s/></text:span><text:span text:style-name="T230_231">substantially</text:span><text:span text:style-name="T230_232"><text:s/></text:span><text:span text:style-name="T230_233">weight</text:span><text:span text:style-name="T230_234"><text:s/></text:span><text:span text:style-name="T230_235">outliers</text:span><text:span text:style-name="T230_236">.</text:span></text:p>
      <text:p text:style-name="P231"><text:span text:style-name="T231_1">Whenever</text:span><text:span text:style-name="T231_2"><text:s/></text:span><text:span text:style-name="T231_3">the</text:span><text:span text:style-name="T231_4"><text:s/></text:span><text:span text:style-name="T231_5">values</text:span><text:span text:style-name="T231_6"><text:s/></text:span><text:span text:style-name="T231_7">span</text:span><text:span text:style-name="T231_8"><text:s/></text:span><text:span text:style-name="T231_9">more</text:span><text:span text:style-name="T231_10"><text:s/></text:span><text:span text:style-name="T231_11">than</text:span><text:span text:style-name="T231_12"><text:s/></text:span><text:span text:style-name="T231_13">X</text:span><text:span text:style-name="T231_14"><text:s/></text:span><text:span text:style-name="T231_15">orders</text:span><text:span text:style-name="T231_16"><text:s/></text:span><text:span text:style-name="T231_17">of</text:span><text:span text:style-name="T231_18"><text:s/></text:span><text:span text:style-name="T231_19">magnitude</text:span><text:span text:style-name="T231_20"><text:s/>(</text:span><text:span text:style-name="T231_21">like</text:span><text:span text:style-name="T231_22"><text:s/></text:span><text:span text:style-name="T231_23">GNIpc</text:span><text:span text:style-name="T231_24">),<text:s/></text:span><text:span text:style-name="T231_25">we</text:span><text:span text:style-name="T231_26"><text:s/></text:span><text:span text:style-name="T231_27">can</text:span><text:span text:style-name="T231_28"><text:s/></text:span><text:span text:style-name="T231_29">further</text:span><text:span text:style-name="T231_30"><text:s/></text:span><text:span text:style-name="T231_31">use</text:span><text:span text:style-name="T231_32"><text:s/></text:span><text:span text:style-name="T231_33">a</text:span><text:span text:style-name="T231_34"><text:s/></text:span><text:span text:style-name="T231_35">logarithm</text:span><text:span text:style-name="T231_36"><text:s/></text:span><text:span text:style-name="T231_37">of</text:span><text:span text:style-name="T231_38"><text:s/></text:span><text:span text:style-name="T231_39">the</text:span><text:span text:style-name="T231_40"><text:s/></text:span><text:span text:style-name="T231_41">value</text:span><text:span text:style-name="T231_42">,<text:s/></text:span><text:span text:style-name="T231_43">as</text:span><text:span text:style-name="T231_44"><text:s/></text:span><text:span text:style-name="T231_45">we</text:span><text:span text:style-name="T231_46"><text:s/></text:span><text:span text:style-name="T231_47">are</text:span><text:span text:style-name="T231_48"><text:s/></text:span><text:span text:style-name="T231_49">then</text:span><text:span text:style-name="T231_50"><text:s/></text:span><text:span text:style-name="T231_51">interested</text:span><text:span text:style-name="T231_52"><text:s/></text:span><text:span text:style-name="T231_53">in</text:span><text:span text:style-name="T231_54"><text:s/></text:span><text:span text:style-name="T231_55">the</text:span><text:span text:style-name="T231_56"><text:s/></text:span><text:span text:style-name="T231_57">order</text:span><text:span text:style-name="T231_58"><text:s/></text:span><text:span text:style-name="T231_59">of</text:span><text:span text:style-name="T231_60"><text:s/></text:span><text:span text:style-name="T231_61">magnitude</text:span><text:span text:style-name="T231_62">,<text:s/></text:span><text:span text:style-name="T231_63">not</text:span><text:span text:style-name="T231_64"><text:s/></text:span><text:span text:style-name="T231_65">the</text:span><text:span text:style-name="T231_66"><text:s/></text:span><text:span text:style-name="T231_67">value</text:span><text:span text:style-name="T231_68"><text:s/></text:span><text:span text:style-name="T231_69">itself</text:span><text:span text:style-name="T231_70">.<text:s/></text:span><text:span text:style-name="T231_71">Doing</text:span><text:span text:style-name="T231_72"><text:s/></text:span><text:span text:style-name="T231_73">this</text:span><text:span text:style-name="T231_74"><text:s/></text:span><text:span text:style-name="T231_75">also</text:span><text:span text:style-name="T231_76"><text:s/></text:span><text:span text:style-name="T231_77">removes</text:span><text:span text:style-name="T231_78"><text:s/></text:span><text:span text:style-name="T231_79">the</text:span><text:span text:style-name="T231_80"><text:s/></text:span><text:span text:style-name="T231_81">linearity</text:span><text:span text:style-name="T231_82">:<text:s/></text:span><text:span text:style-name="T231_83">an</text:span><text:span text:style-name="T231_84"><text:s/></text:span><text:span text:style-name="T231_85">increase</text:span><text:span text:style-name="T231_86"><text:s/></text:span><text:span text:style-name="T231_87">in</text:span><text:span text:style-name="T231_88"><text:s/></text:span><text:span text:style-name="T231_89">the</text:span><text:span text:style-name="T231_90"><text:s/></text:span><text:span text:style-name="T231_91">low</text:span><text:span text:style-name="T231_92"><text:s/></text:span><text:span text:style-name="T231_93">value</text:span><text:span text:style-name="T231_94"><text:s/></text:span><text:span text:style-name="T231_95">scores</text:span><text:span text:style-name="T231_96"><text:s/></text:span><text:span text:style-name="T231_97">more</text:span><text:span text:style-name="T231_98"><text:s/></text:span><text:span text:style-name="T231_99">than</text:span><text:span text:style-name="T231_100"><text:s/></text:span><text:span text:style-name="T231_101">the</text:span><text:span text:style-name="T231_102"><text:s/></text:span><text:span text:style-name="T231_103">same</text:span><text:span text:style-name="T231_104"><text:s/></text:span><text:span text:style-name="T231_105">increase</text:span><text:span text:style-name="T231_106"><text:s/></text:span><text:span text:style-name="T231_107">in</text:span><text:span text:style-name="T231_108"><text:s/></text:span><text:span text:style-name="T231_109">the</text:span><text:span text:style-name="T231_110"><text:s/></text:span><text:span text:style-name="T231_111">higher</text:span><text:span text:style-name="T231_112"><text:s/></text:span><text:span text:style-name="T231_113">value</text:span><text:span text:style-name="T231_114">.</text:span></text:p>
      <text:h text:style-name="P232"><text:bookmark-start text:name="h.ghel4np98pzs"/><text:bookmark-end text:name="h.ghel4np98pzs"/><text:span text:style-name="T232_1">Step</text:span><text:span text:style-name="T232_2"><text:s/>3<text:s/></text:span><text:span text:style-name="T232_3">Assign</text:span><text:span text:style-name="T232_4"><text:s/></text:span><text:span text:style-name="T232_5">weights</text:span></text:h>
      <text:p text:style-name="P233"/>
      <text:p text:style-name="P234"><text:span text:style-name="T234_1">Based</text:span><text:span text:style-name="T234_2"><text:s/></text:span><text:span text:style-name="T234_3">on</text:span><text:span text:style-name="T234_4"><text:s/></text:span><text:span text:style-name="T234_5">judgement</text:span><text:span text:style-name="T234_6">/</text:span><text:span text:style-name="T234_7">expert</text:span><text:span text:style-name="T234_8"><text:s/></text:span><text:span text:style-name="T234_9">opinion</text:span><text:span text:style-name="T234_10">.</text:span></text:p>
      <text:p text:style-name="P235"><text:span text:style-name="T235_1"><text:s/></text:span></text:p>
      <text:p text:style-name="P236"><text:span text:style-name="T236_1">Step</text:span><text:span text:style-name="T236_2"><text:s/>4<text:s/></text:span><text:span text:style-name="T236_3">Evaluate</text:span></text:p>
      <text:p text:style-name="P237"/>
      <text:list text:style-name="LS17" xml:id="list79">
        <text:list-item>
          <text:p text:style-name="P238"><text:span text:style-name="T238_1">Orthogonality</text:span><text:span text:style-name="T238_2">/</text:span><text:span text:style-name="T238_3">Correlations</text:span><text:span text:style-name="T238_4"><text:line-break/></text:span><text:span text:style-name="T238_5">Indexes</text:span><text:span text:style-name="T238_6"><text:s/></text:span><text:span text:style-name="T238_7">are</text:span><text:span text:style-name="T238_8"><text:s/></text:span><text:span text:style-name="T238_9">not</text:span><text:span text:style-name="T238_10"><text:s/></text:span><text:span text:style-name="T238_11">perfectly</text:span><text:span text:style-name="T238_12"><text:s/></text:span><text:span text:style-name="T238_13">orthogonal</text:span><text:span text:style-name="T238_14"><text:s/></text:span><text:span text:style-name="T238_15">among</text:span><text:span text:style-name="T238_16"><text:s/></text:span><text:span text:style-name="T238_17">axis</text:span><text:span text:style-name="T238_18"><text:s/></text:span><text:span text:style-name="T238_19">or</text:span><text:span text:style-name="T238_20"><text:s/></text:span><text:span text:style-name="T238_21">even</text:span><text:span text:style-name="T238_22"><text:s/></text:span><text:span text:style-name="T238_23">among</text:span><text:span text:style-name="T238_24"><text:s/></text:span><text:span text:style-name="T238_25">Categories</text:span><text:span text:style-name="T238_26"><text:s/></text:span><text:span text:style-name="T238_27">or</text:span><text:span text:style-name="T238_28"><text:s/></text:span><text:span text:style-name="T238_29">Components</text:span><text:span text:style-name="T238_30">.<text:s/></text:span><text:span text:style-name="T238_31">When</text:span><text:span text:style-name="T238_32"><text:s/></text:span><text:span text:style-name="T238_33">using</text:span><text:span text:style-name="T238_34"><text:s/></text:span><text:span text:style-name="T238_35">the</text:span><text:span text:style-name="T238_36"><text:s/></text:span><text:span text:style-name="T238_37">indexes</text:span><text:span text:style-name="T238_38">,<text:s/></text:span><text:span text:style-name="T238_39">we</text:span><text:span text:style-name="T238_40"><text:s/></text:span><text:span text:style-name="T238_41">try</text:span><text:span text:style-name="T238_42"><text:s/></text:span><text:span text:style-name="T238_43">to</text:span><text:span text:style-name="T238_44"><text:s/></text:span><text:span text:style-name="T238_45">avoid</text:span><text:span text:style-name="T238_46"><text:s/></text:span><text:span text:style-name="T238_47">duplication</text:span><text:span text:style-name="T238_48"><text:s/></text:span><text:span text:style-name="T238_49">of</text:span><text:span text:style-name="T238_50"><text:s/></text:span><text:span text:style-name="T238_51">components</text:span><text:span text:style-name="T238_52"><text:s/></text:span><text:span text:style-name="T238_53">whenever</text:span><text:span text:style-name="T238_54"><text:s/></text:span><text:span text:style-name="T238_55">possible</text:span><text:span text:style-name="T238_56">,<text:s/></text:span><text:span text:style-name="T238_57">and</text:span><text:span text:style-name="T238_58"><text:s/></text:span><text:span text:style-name="T238_59">when</text:span><text:span text:style-name="T238_60"><text:s/></text:span><text:span text:style-name="T238_61">not</text:span><text:span text:style-name="T238_62">,<text:s/></text:span><text:span text:style-name="T238_63">comment</text:span><text:span text:style-name="T238_64"><text:s/></text:span><text:span text:style-name="T238_65">on</text:span><text:span text:style-name="T238_66"><text:s/></text:span><text:span text:style-name="T238_67">them</text:span><text:span text:style-name="T238_68">.<text:line-break/></text:span></text:p>
        </text:list-item>
      </text:list>
      <text:p text:style-name="P239"><text:span text:style-name="T239_1">To</text:span><text:span text:style-name="T239_2"><text:s/></text:span><text:span text:style-name="T239_3">investigate</text:span><text:span text:style-name="T239_4"><text:s/></text:span><text:span text:style-name="T239_5">those</text:span><text:span text:style-name="T239_6"><text:s/></text:span><text:span text:style-name="T239_7">we</text:span><text:span text:style-name="T239_8"><text:s/></text:span><text:span text:style-name="T239_9">use</text:span><text:span text:style-name="T239_10"><text:s/></text:span><text:span text:style-name="T239_11">our</text:span><text:span text:style-name="T239_12"><text:s/></text:span><text:span text:style-name="T239_13">expert</text:span><text:span text:style-name="T239_14"><text:s/></text:span><text:span text:style-name="T239_15">judgmental</text:span><text:span text:style-name="T239_16"><text:s/></text:span><text:span text:style-name="T239_17">opinion</text:span><text:span text:style-name="T239_18"><text:s/></text:span><text:span text:style-name="T239_19">and</text:span><text:span text:style-name="T239_20">,<text:s/></text:span><text:span text:style-name="T239_21">thus</text:span><text:span text:style-name="T239_22">,<text:s/></text:span><text:span text:style-name="T239_23">subject</text:span><text:span text:style-name="T239_24"><text:s/></text:span><text:span text:style-name="T239_25">to</text:span><text:span text:style-name="T239_26"><text:s/></text:span><text:span text:style-name="T239_27">comments</text:span><text:span text:style-name="T239_28">.<text:s/></text:span><text:span text:style-name="T239_29">When</text:span><text:span text:style-name="T239_30"><text:s/></text:span><text:span text:style-name="T239_31">dealing</text:span><text:span text:style-name="T239_32"><text:s/></text:span><text:span text:style-name="T239_33">with</text:span><text:span text:style-name="T239_34"><text:s/></text:span><text:span text:style-name="T239_35">indexes</text:span><text:span text:style-name="T239_36"><text:s/></text:span><text:span text:style-name="T239_37">that</text:span><text:span text:style-name="T239_38"><text:s/></text:span><text:span text:style-name="T239_39">we</text:span><text:span text:style-name="T239_40"><text:s/></text:span><text:span text:style-name="T239_41">know</text:span><text:span text:style-name="T239_42"><text:s/></text:span><text:span text:style-name="T239_43">use</text:span><text:span text:style-name="T239_44"><text:s/></text:span><text:span text:style-name="T239_45">linear</text:span><text:span text:style-name="T239_46"><text:s/></text:span><text:span text:style-name="T239_47">components</text:span><text:span text:style-name="T239_48">,<text:s/></text:span><text:span text:style-name="T239_49">we</text:span><text:span text:style-name="T239_50"><text:s/></text:span><text:span text:style-name="T239_51">can</text:span><text:span text:style-name="T239_52"><text:s/></text:span><text:span text:style-name="T239_53">study</text:span><text:span text:style-name="T239_54"><text:s/></text:span><text:span text:style-name="T239_55">linear</text:span><text:span text:style-name="T239_56"><text:s/></text:span><text:span text:style-name="T239_57">correlation</text:span><text:span text:style-name="T239_58"><text:s/></text:span><text:span text:style-name="T239_59">with</text:span><text:span text:style-name="T239_60"><text:s/></text:span><text:span text:style-name="T239_61">scatter</text:span><text:span text:style-name="T239_62"><text:s/></text:span><text:span text:style-name="T239_63">plots</text:span><text:span text:style-name="T239_64"><text:s/></text:span><text:span text:style-name="T239_65">and</text:span><text:span text:style-name="T239_66"><text:s/></text:span><text:span text:style-name="T239_67">judgmental</text:span><text:span text:style-name="T239_68"><text:s/></text:span><text:span text:style-name="T239_69">interpretations</text:span><text:span text:style-name="T239_70"><text:s/></text:span><text:span text:style-name="T239_71">of</text:span><text:span text:style-name="T239_72"><text:s/></text:span><text:span text:style-name="T239_73">the</text:span><text:span text:style-name="T239_74"><text:s/></text:span><text:span text:style-name="T239_75">Pearson</text:span><text:span text:style-name="T239_76"><text:s/></text:span><text:span text:style-name="T239_77">correlation</text:span><text:span text:style-name="T239_78"><text:s/>(</text:span><text:span text:style-name="T239_79">mathematical</text:span><text:span text:style-name="T239_80"><text:s/></text:span><text:span text:style-name="T239_81">correlation</text:span><text:span text:style-name="T239_82"><text:s/></text:span><text:span text:style-name="T239_83">doesn</text:span><text:span text:style-name="T239_84">´</text:span><text:span text:style-name="T239_85">t</text:span><text:span text:style-name="T239_86"><text:s/></text:span><text:span text:style-name="T239_87">necessarily</text:span><text:span text:style-name="T239_88"><text:s/></text:span><text:span text:style-name="T239_89">mean</text:span><text:span text:style-name="T239_90"><text:s/></text:span><text:span text:style-name="T239_91">a</text:span><text:span text:style-name="T239_92"><text:s/></text:span><text:span text:style-name="T239_93">factual</text:span><text:span text:style-name="T239_94"><text:s/></text:span><text:span text:style-name="T239_95">correlation</text:span><text:span text:style-name="T239_96">).<text:s/></text:span></text:p>
      <text:p text:style-name="P240"/>
      <text:list text:style-name="LS17" xml:id="list80">
        <text:list-item>
          <text:p text:style-name="P241"><text:span text:style-name="T241_1">Discuss</text:span><text:span text:style-name="T241_2"><text:s/></text:span><text:span text:style-name="T241_3">special</text:span><text:span text:style-name="T241_4"><text:s/></text:span><text:span text:style-name="T241_5">cases</text:span><text:span text:style-name="T241_6"><text:line-break/></text:span><text:span text:style-name="T241_7">In</text:span><text:span text:style-name="T241_8"><text:s/></text:span><text:span text:style-name="T241_9">terms</text:span><text:span text:style-name="T241_10"><text:s/></text:span><text:span text:style-name="T241_11">of</text:span><text:span text:style-name="T241_12"><text:s/></text:span><text:span text:style-name="T241_13">adaptation</text:span><text:span text:style-name="T241_14"><text:s/></text:span><text:span text:style-name="T241_15">some</text:span><text:span text:style-name="T241_16"><text:s/></text:span><text:span text:style-name="T241_17">countries</text:span><text:span text:style-name="T241_18"><text:s/></text:span><text:span text:style-name="T241_19">pose</text:span><text:span text:style-name="T241_20"><text:s/></text:span><text:span text:style-name="T241_21">special</text:span><text:span text:style-name="T241_22"><text:s/></text:span><text:span text:style-name="T241_23">cases</text:span><text:span text:style-name="T241_24">. <text:s/></text:span><text:span text:style-name="T241_25">For</text:span><text:span text:style-name="T241_26"><text:s/></text:span><text:span text:style-name="T241_27">example</text:span><text:span text:style-name="T241_28"><text:s/></text:span><text:span text:style-name="T241_29">small</text:span><text:span text:style-name="T241_30"><text:s/></text:span><text:span text:style-name="T241_31">island</text:span><text:span text:style-name="T241_32"><text:s/></text:span><text:span text:style-name="T241_33">countries</text:span><text:span text:style-name="T241_34"><text:s/></text:span><text:span text:style-name="T241_35">or</text:span><text:span text:style-name="T241_36"><text:s/></text:span><text:span text:style-name="T241_37">those</text:span><text:span text:style-name="T241_38"><text:s/></text:span><text:span text:style-name="T241_39">particularly</text:span><text:span text:style-name="T241_40"><text:s/></text:span><text:span text:style-name="T241_41">vulnerable</text:span><text:span text:style-name="T241_42"><text:s/></text:span><text:span text:style-name="T241_43">to</text:span><text:span text:style-name="T241_44"><text:s/></text:span><text:span text:style-name="T241_45">natural</text:span><text:span text:style-name="T241_46"><text:s/></text:span><text:span text:style-name="T241_47">phenomena</text:span><text:span text:style-name="T241_48">.<text:s/></text:span><text:span text:style-name="T241_49">We</text:span><text:span text:style-name="T241_50"><text:s/></text:span><text:span text:style-name="T241_51">have</text:span><text:span text:style-name="T241_52"><text:s/></text:span><text:span text:style-name="T241_53">to</text:span><text:span text:style-name="T241_54"><text:s/></text:span><text:span text:style-name="T241_55">make</text:span><text:span text:style-name="T241_56"><text:s/></text:span><text:span text:style-name="T241_57">sure</text:span><text:span text:style-name="T241_58"><text:s/></text:span><text:span text:style-name="T241_59">that</text:span><text:span text:style-name="T241_60"><text:s/></text:span><text:span text:style-name="T241_61">these</text:span><text:span text:style-name="T241_62"><text:s/></text:span><text:span text:style-name="T241_63">rate</text:span><text:span text:style-name="T241_64"><text:s/></text:span><text:span text:style-name="T241_65">accordingly</text:span><text:span text:style-name="T241_66">.<text:s/></text:span></text:p>
        </text:list-item>
      </text:list>
      <text:p text:style-name="P242"/>
      <text:list text:style-name="LS17" xml:id="list81">
        <text:list-item>
          <text:p text:style-name="P243"><text:span text:style-name="T243_1">Dealing</text:span><text:span text:style-name="T243_2"><text:s/></text:span><text:span text:style-name="T243_3">with</text:span><text:span text:style-name="T243_4"><text:s/></text:span><text:span text:style-name="T243_5">composite</text:span><text:span text:style-name="T243_6"><text:s/></text:span><text:span text:style-name="T243_7">data</text:span><text:span text:style-name="T243_8"><text:line-break/></text:span><text:span text:style-name="T243_9">Whenever</text:span><text:span text:style-name="T243_10"><text:s/></text:span><text:span text:style-name="T243_11">we</text:span><text:span text:style-name="T243_12"><text:s/></text:span><text:span text:style-name="T243_13">mix</text:span><text:span text:style-name="T243_14"><text:s/></text:span><text:span text:style-name="T243_15">indexes</text:span><text:span text:style-name="T243_16"><text:s/></text:span><text:span text:style-name="T243_17">we</text:span><text:span text:style-name="T243_18"><text:s/></text:span><text:span text:style-name="T243_19">merge</text:span><text:span text:style-name="T243_20"><text:s/></text:span><text:span text:style-name="T243_21">information</text:span><text:span text:style-name="T243_22">.<text:s/></text:span><text:span text:style-name="T243_23">Sometimes</text:span><text:span text:style-name="T243_24"><text:s/></text:span><text:span text:style-name="T243_25">that</text:span><text:span text:style-name="T243_26"><text:s/></text:span><text:span text:style-name="T243_27">hides</text:span><text:span text:style-name="T243_28"><text:s/></text:span><text:span text:style-name="T243_29">or</text:span><text:span text:style-name="T243_30"><text:s/></text:span><text:span text:style-name="T243_31">mixes</text:span><text:span text:style-name="T243_32"><text:s/></text:span><text:span text:style-name="T243_33">important</text:span><text:span text:style-name="T243_34"><text:s/></text:span><text:span text:style-name="T243_35">facts</text:span><text:span text:style-name="T243_36">.<text:s/></text:span><text:span text:style-name="T243_37">Like</text:span><text:span text:style-name="T243_38"><text:s/></text:span><text:span text:style-name="T243_39">scoring</text:span><text:span text:style-name="T243_40"><text:s/></text:span><text:span text:style-name="T243_41">very</text:span><text:span text:style-name="T243_42"><text:s/></text:span><text:span text:style-name="T243_43">well</text:span><text:span text:style-name="T243_44"><text:s/></text:span><text:span text:style-name="T243_45">in</text:span><text:span text:style-name="T243_46"><text:s/></text:span><text:span text:style-name="T243_47">one</text:span><text:span text:style-name="T243_48"><text:s/></text:span><text:span text:style-name="T243_49">and</text:span><text:span text:style-name="T243_50"><text:s/></text:span><text:span text:style-name="T243_51">badly</text:span><text:span text:style-name="T243_52"><text:s/></text:span><text:span text:style-name="T243_53">in</text:span><text:span text:style-name="T243_54"><text:s/></text:span><text:span text:style-name="T243_55">another</text:span><text:span text:style-name="T243_56"><text:s/></text:span><text:span text:style-name="T243_57">would</text:span><text:span text:style-name="T243_58"><text:s/></text:span><text:span text:style-name="T243_59">lead</text:span><text:span text:style-name="T243_60"><text:s/></text:span><text:span text:style-name="T243_61">to</text:span><text:span text:style-name="T243_62"><text:s/></text:span><text:span text:style-name="T243_63">a</text:span><text:span text:style-name="T243_64"><text:s/></text:span><text:span text:style-name="T243_65">fairly</text:span><text:span text:style-name="T243_66"><text:s/></text:span><text:span text:style-name="T243_67">good</text:span><text:span text:style-name="T243_68"><text:s/></text:span><text:span text:style-name="T243_69">score</text:span><text:span text:style-name="T243_70">.<text:s/></text:span><text:span text:style-name="T243_71">We</text:span><text:span text:style-name="T243_72"><text:s/></text:span><text:span text:style-name="T243_73">identify</text:span><text:span text:style-name="T243_74"><text:s/></text:span><text:span text:style-name="T243_75">these</text:span><text:span text:style-name="T243_76"><text:s/>“</text:span><text:span text:style-name="T243_77">unfair</text:span><text:span text:style-name="T243_78"><text:s/></text:span><text:span text:style-name="T243_79">compensations</text:span><text:span text:style-name="T243_80">”<text:s/></text:span><text:span text:style-name="T243_81">by</text:span><text:span text:style-name="T243_82"><text:s/></text:span><text:span text:style-name="T243_83">aggregating</text:span><text:span text:style-name="T243_84"><text:s/></text:span><text:span text:style-name="T243_85">the</text:span><text:span text:style-name="T243_86"><text:s/></text:span><text:span text:style-name="T243_87">value</text:span><text:span text:style-name="T243_88"><text:s/></text:span><text:span text:style-name="T243_89">not</text:span><text:span text:style-name="T243_90"><text:s/></text:span><text:span text:style-name="T243_91">linearly</text:span><text:span text:style-name="T243_92"><text:s/>(</text:span><text:span text:style-name="T243_93">weighed</text:span><text:span text:style-name="T243_94"><text:s/></text:span><text:span text:style-name="T243_95">sum</text:span><text:span text:style-name="T243_96">)<text:s/></text:span><text:span text:style-name="T243_97">but</text:span><text:span text:style-name="T243_98"><text:s/></text:span><text:span text:style-name="T243_99">multiplying</text:span><text:span text:style-name="T243_100"><text:s/></text:span><text:span text:style-name="T243_101">the</text:span><text:span text:style-name="T243_102"><text:s/>(</text:span><text:span text:style-name="T243_103">geometrical</text:span><text:span text:style-name="T243_104"><text:s/></text:span><text:span text:style-name="T243_105">average</text:span><text:span text:style-name="T243_106">).<text:s/></text:span><text:span text:style-name="T243_107">However</text:span><text:span text:style-name="T243_108">,<text:s/></text:span><text:span text:style-name="T243_109">we</text:span><text:span text:style-name="T243_110"><text:s/></text:span><text:span text:style-name="T243_111">avoid</text:span><text:span text:style-name="T243_112"><text:s/></text:span><text:span text:style-name="T243_113">this</text:span><text:span text:style-name="T243_114"><text:s/></text:span><text:span text:style-name="T243_115">operation</text:span><text:span text:style-name="T243_116"><text:s/></text:span><text:span text:style-name="T243_117">whenever</text:span><text:span text:style-name="T243_118"><text:s/></text:span><text:span text:style-name="T243_119">possible</text:span><text:span text:style-name="T243_120"><text:s/></text:span><text:span text:style-name="T243_121">as</text:span><text:span text:style-name="T243_122"><text:s/></text:span><text:span text:style-name="T243_123">it</text:span><text:span text:style-name="T243_124"><text:s/></text:span><text:span text:style-name="T243_125">is</text:span><text:span text:style-name="T243_126"><text:s/></text:span><text:span text:style-name="T243_127">difficult</text:span><text:span text:style-name="T243_128"><text:s/></text:span><text:span text:style-name="T243_129">to</text:span><text:span text:style-name="T243_130"><text:s/></text:span><text:span text:style-name="T243_131">interpret</text:span><text:span text:style-name="T243_132"><text:s/></text:span><text:span text:style-name="T243_133">the</text:span><text:span text:style-name="T243_134"><text:s/></text:span><text:span text:style-name="T243_135">results</text:span><text:span text:style-name="T243_136">.</text:span></text:p>
        </text:list-item>
      </text:list>
      <text:p text:style-name="P244"/>
      <text:list text:style-name="LS17" xml:id="list82">
        <text:list-item>
          <text:p text:style-name="P245"><text:span text:style-name="T245_1">Missing</text:span><text:span text:style-name="T245_2"><text:s/></text:span><text:span text:style-name="T245_3">or</text:span><text:span text:style-name="T245_4"><text:s/></text:span><text:span text:style-name="T245_5">outdated</text:span><text:span text:style-name="T245_6"><text:s/></text:span><text:span text:style-name="T245_7">data</text:span><text:span text:style-name="T245_8"><text:line-break/></text:span><text:span text:style-name="T245_9">How</text:span><text:span text:style-name="T245_10"><text:s/></text:span><text:span text:style-name="T245_11">to</text:span><text:span text:style-name="T245_12"><text:s/></text:span><text:span text:style-name="T245_13">deal</text:span><text:span text:style-name="T245_14"><text:s/></text:span><text:span text:style-name="T245_15">with</text:span><text:span text:style-name="T245_16"><text:s/></text:span><text:span text:style-name="T245_17">it</text:span><text:span text:style-name="T245_18">?<text:s/></text:span><text:span text:style-name="T245_19">Latest</text:span><text:span text:style-name="T245_20"><text:s/></text:span><text:span text:style-name="T245_21">available</text:span><text:span text:style-name="T245_22">?<text:s/></text:span><text:span text:style-name="T245_23">Interpolation</text:span><text:span text:style-name="T245_24">?<text:s/></text:span><text:span text:style-name="T245_25">Do</text:span><text:span text:style-name="T245_26"><text:s/></text:span><text:span text:style-name="T245_27">we</text:span><text:span text:style-name="T245_28"><text:s/></text:span><text:span text:style-name="T245_29">penalize</text:span><text:span text:style-name="T245_30"><text:s/></text:span><text:span text:style-name="T245_31">the</text:span><text:span text:style-name="T245_32"><text:s/></text:span><text:span text:style-name="T245_33">lack</text:span><text:span text:style-name="T245_34"><text:s/></text:span><text:span text:style-name="T245_35">of</text:span><text:span text:style-name="T245_36"><text:s/></text:span><text:span text:style-name="T245_37">data</text:span><text:span text:style-name="T245_38"><text:s/></text:span><text:span text:style-name="T245_39">in</text:span><text:span text:style-name="T245_40"><text:s/></text:span><text:span text:style-name="T245_41">the</text:span><text:span text:style-name="T245_42"><text:s/></text:span><text:span text:style-name="T245_43">score</text:span><text:span text:style-name="T245_44">?</text:span></text:p>
        </text:list-item>
      </text:list>
      <text:p text:style-name="P246"/>
      <text:list text:style-name="LS17" xml:id="list83">
        <text:list-item>
          <text:p text:style-name="P247"><text:span text:style-name="T247_1">Paradoxes</text:span><text:span text:style-name="T247_2"><text:s/></text:span><text:span text:style-name="T247_3">and</text:span><text:span text:style-name="T247_4"><text:s/></text:span><text:span text:style-name="T247_5">other</text:span><text:span text:style-name="T247_6"><text:s/></text:span><text:span text:style-name="T247_7">criticism</text:span><text:span text:style-name="T247_8"><text:s/></text:span><text:span text:style-name="T247_9">from</text:span><text:span text:style-name="T247_10"><text:s/></text:span><text:span text:style-name="T247_11">other</text:span><text:span text:style-name="T247_12"><text:s/></text:span><text:span text:style-name="T247_13">indicators</text:span><text:span text:style-name="T247_14">:<text:line-break/><text:tab/></text:span><text:span text:style-name="T247_15">Leader</text:span><text:span text:style-name="T247_16"><text:s/></text:span><text:span text:style-name="T247_17">paradigm</text:span><text:span text:style-name="T247_18">.<text:s/></text:span><text:span text:style-name="T247_19">The</text:span><text:span text:style-name="T247_20"><text:s/></text:span><text:span text:style-name="T247_21">Index</text:span><text:span text:style-name="T247_22"><text:s/></text:span><text:span text:style-name="T247_23">should</text:span><text:span text:style-name="T247_24"><text:s/></text:span><text:span text:style-name="T247_25">not</text:span><text:span text:style-name="T247_26"><text:s/></text:span><text:span text:style-name="T247_27">be</text:span><text:span text:style-name="T247_28"><text:s/>“</text:span><text:span text:style-name="T247_29">how</text:span><text:span text:style-name="T247_30"><text:s/></text:span><text:span text:style-name="T247_31">close</text:span><text:span text:style-name="T247_32"><text:s/></text:span><text:span text:style-name="T247_33">your</text:span><text:span text:style-name="T247_34"><text:s/></text:span><text:span text:style-name="T247_35">country</text:span><text:span text:style-name="T247_36"><text:s/></text:span><text:span text:style-name="T247_37">is</text:span><text:span text:style-name="T247_38"><text:s/></text:span><text:span text:style-name="T247_39">similar</text:span><text:span text:style-name="T247_40"><text:s/></text:span><text:span text:style-name="T247_41">to</text:span><text:span text:style-name="T247_42"><text:s/></text:span><text:span text:style-name="T247_43">the</text:span><text:span text:style-name="T247_44"><text:s/></text:span><text:span text:style-name="T247_45">one</text:span><text:span text:style-name="T247_46"><text:s/></text:span><text:span text:style-name="T247_47">on</text:span><text:span text:style-name="T247_48"><text:s/></text:span><text:span text:style-name="T247_49">top</text:span><text:span text:style-name="T247_50">”.<text:s/></text:span><text:span text:style-name="T247_51">Criticism</text:span><text:span text:style-name="T247_52"><text:s/></text:span><text:span text:style-name="T247_53">to</text:span><text:span text:style-name="T247_54"><text:s/></text:span><text:span text:style-name="T247_55">e</text:span><text:span text:style-name="T247_56">.</text:span><text:span text:style-name="T247_57">g</text:span><text:span text:style-name="T247_58">.<text:s/></text:span><text:span text:style-name="T247_59">HDI</text:span><text:span text:style-name="T247_60"><text:s/></text:span><text:span text:style-name="T247_61">and</text:span><text:span text:style-name="T247_62"><text:s/></text:span><text:span text:style-name="T247_63">Norway</text:span><text:span text:style-name="T247_64">.<text:line-break/><text:tab/></text:span><text:span text:style-name="T247_65">Ideal</text:span><text:span text:style-name="T247_66"><text:s/></text:span><text:span text:style-name="T247_67">score</text:span><text:span text:style-name="T247_68">.<text:s/></text:span><text:span text:style-name="T247_69">How</text:span><text:span text:style-name="T247_70"><text:s/></text:span><text:span text:style-name="T247_71">would</text:span><text:span text:style-name="T247_72"><text:s/></text:span><text:span text:style-name="T247_73">an</text:span><text:span text:style-name="T247_74"><text:s/></text:span><text:span text:style-name="T247_75">ideal</text:span><text:span text:style-name="T247_76"><text:s/></text:span><text:span text:style-name="T247_77">country</text:span><text:span text:style-name="T247_78"><text:s/></text:span><text:span text:style-name="T247_79">would</text:span><text:span text:style-name="T247_80"><text:s/></text:span><text:span text:style-name="T247_81">score</text:span><text:span text:style-name="T247_82">,<text:s/></text:span><text:span text:style-name="T247_83">what</text:span><text:span text:style-name="T247_84"><text:s/></text:span><text:span text:style-name="T247_85">is</text:span><text:span text:style-name="T247_86"><text:s/></text:span><text:span text:style-name="T247_87">the</text:span><text:span text:style-name="T247_88"><text:s/></text:span><text:span text:style-name="T247_89">meaning</text:span><text:span text:style-name="T247_90">.<text:line-break/></text:span><text:span text:style-name="T247_91">Others</text:span><text:span text:style-name="T247_92">....</text:span></text:p>
        </text:list-item>
      </text:list>
      <text:h text:style-name="P248"><text:bookmark-start text:name="h.t7oh56nqeysr"/><text:bookmark-end text:name="h.t7oh56nqeysr"/><text:span text:style-name="T248_1">Step</text:span><text:span text:style-name="T248_2"><text:s/>5<text:s/></text:span><text:span text:style-name="T248_3">Score</text:span><text:span text:style-name="T248_4"><text:s/></text:span><text:span text:style-name="T248_5">countries</text:span></text:h>
      <text:p text:style-name="P249"/>
      <text:p text:style-name="P250"><text:span text:style-name="T250_1">We</text:span><text:span text:style-name="T250_2"><text:s/></text:span><text:span text:style-name="T250_3">are</text:span><text:span text:style-name="T250_4"><text:s/></text:span><text:span text:style-name="T250_5">developing</text:span><text:span text:style-name="T250_6"><text:s/></text:span><text:span text:style-name="T250_7">excel</text:span><text:span text:style-name="T250_8"><text:s/></text:span><text:span text:style-name="T250_9">spreadsheets</text:span><text:span text:style-name="T250_10"><text:s/></text:span><text:span text:style-name="T250_11">to</text:span><text:span text:style-name="T250_12"><text:s/></text:span><text:span text:style-name="T250_13">calculate</text:span><text:span text:style-name="T250_14"><text:s/></text:span><text:span text:style-name="T250_15">the</text:span><text:span text:style-name="T250_16"><text:s/></text:span><text:span text:style-name="T250_17">score</text:span><text:span text:style-name="T250_18"><text:s/></text:span><text:span text:style-name="T250_19">based</text:span><text:span text:style-name="T250_20"><text:s/></text:span><text:span text:style-name="T250_21">on</text:span><text:span text:style-name="T250_22"><text:s/></text:span><text:span text:style-name="T250_23">the</text:span><text:span text:style-name="T250_24"><text:s/></text:span><text:span text:style-name="T250_25">value</text:span><text:span text:style-name="T250_26"><text:s/></text:span><text:span text:style-name="T250_27">of</text:span><text:span text:style-name="T250_28"><text:s/></text:span><text:span text:style-name="T250_29">the</text:span><text:span text:style-name="T250_30"><text:s/></text:span><text:span text:style-name="T250_31">Indexes</text:span><text:span text:style-name="T250_32"><text:s/></text:span><text:span text:style-name="T250_33">and</text:span><text:span text:style-name="T250_34"><text:s/></text:span><text:span text:style-name="T250_35">the</text:span><text:span text:style-name="T250_36"><text:s/></text:span><text:span text:style-name="T250_37">weight</text:span><text:span text:style-name="T250_38"><text:s/></text:span><text:span text:style-name="T250_39">we</text:span><text:span text:style-name="T250_40"><text:s/></text:span><text:span text:style-name="T250_41">assign</text:span><text:span text:style-name="T250_42"><text:s/></text:span><text:span text:style-name="T250_43">to</text:span><text:span text:style-name="T250_44"><text:s/></text:span><text:span text:style-name="T250_45">those</text:span><text:span text:style-name="T250_46">.</text:span></text:p>
      <text:p text:style-name="P251"/>
      <text:p text:style-name="P252"><text:span text:style-name="T252_1">List</text:span><text:span text:style-name="T252_2"><text:s/></text:span><text:span text:style-name="T252_3">of</text:span><text:span text:style-name="T252_4"><text:s/></text:span><text:span text:style-name="T252_5">Indexes</text:span></text:p>
      <text:p text:style-name="P253"><text:span text:style-name="T253_1">We</text:span><text:span text:style-name="T253_2"><text:s/></text:span><text:span text:style-name="T253_3">have</text:span><text:span text:style-name="T253_4"><text:s/></text:span><text:span text:style-name="T253_5">used</text:span><text:span text:style-name="T253_6"><text:s/>20</text:span><text:span text:style-name="T253_7">ish</text:span><text:span text:style-name="T253_8"><text:s/></text:span><text:span text:style-name="T253_9">Indicators</text:span><text:span text:style-name="T253_10"><text:s/></text:span><text:span text:style-name="T253_11">to</text:span><text:span text:style-name="T253_12"><text:s/></text:span><text:span text:style-name="T253_13">address</text:span><text:span text:style-name="T253_14"><text:s/></text:span><text:span text:style-name="T253_15">all</text:span><text:span text:style-name="T253_16"><text:s/></text:span><text:span text:style-name="T253_17">indexes</text:span><text:span text:style-name="T253_18">.<text:s/></text:span><text:span text:style-name="T253_19">We</text:span><text:span text:style-name="T253_20"><text:s/></text:span><text:span text:style-name="T253_21">list</text:span><text:span text:style-name="T253_22"><text:s/></text:span><text:span text:style-name="T253_23">them</text:span><text:span text:style-name="T253_24"><text:s/></text:span><text:span text:style-name="T253_25">all</text:span><text:span text:style-name="T253_26">,<text:s/></text:span><text:span text:style-name="T253_27">together</text:span><text:span text:style-name="T253_28"><text:s/></text:span><text:span text:style-name="T253_29">with</text:span><text:span text:style-name="T253_30"><text:s/></text:span><text:span text:style-name="T253_31">some</text:span><text:span text:style-name="T253_32"><text:s/></text:span><text:span text:style-name="T253_33">other</text:span><text:span text:style-name="T253_34"><text:s/></text:span><text:span text:style-name="T253_35">important</text:span><text:span text:style-name="T253_36"><text:s/></text:span><text:span text:style-name="T253_37">ones</text:span><text:span text:style-name="T253_38"><text:s/></text:span><text:span text:style-name="T253_39">that</text:span><text:span text:style-name="T253_40"><text:s/></text:span><text:span text:style-name="T253_41">we</text:span><text:span text:style-name="T253_42"><text:s/></text:span><text:span text:style-name="T253_43">chose</text:span><text:span text:style-name="T253_44"><text:s/></text:span><text:span text:style-name="T253_45">not</text:span><text:span text:style-name="T253_46"><text:s/></text:span><text:span text:style-name="T253_47">to</text:span><text:span text:style-name="T253_48"><text:s/></text:span><text:span text:style-name="T253_49">use</text:span><text:span text:style-name="T253_50">,<text:s/></text:span><text:span text:style-name="T253_51">as</text:span><text:span text:style-name="T253_52"><text:s/></text:span><text:span text:style-name="T253_53">we</text:span><text:span text:style-name="T253_54"><text:s/></text:span><text:span text:style-name="T253_55">argue</text:span><text:span text:style-name="T253_56"><text:s/></text:span><text:span text:style-name="T253_57">that</text:span><text:span text:style-name="T253_58"><text:s/></text:span><text:span text:style-name="T253_59">they</text:span><text:span text:style-name="T253_60"><text:s/></text:span><text:span text:style-name="T253_61">are</text:span><text:span text:style-name="T253_62"><text:s/></text:span><text:span text:style-name="T253_63">already</text:span><text:span text:style-name="T253_64"><text:s/></text:span><text:span text:style-name="T253_65">taken</text:span><text:span text:style-name="T253_66"><text:s/></text:span><text:span text:style-name="T253_67">into</text:span><text:span text:style-name="T253_68"><text:s/></text:span><text:span text:style-name="T253_69">account</text:span><text:span text:style-name="T253_70">,<text:s/></text:span><text:span text:style-name="T253_71">or</text:span><text:span text:style-name="T253_72"><text:s/></text:span><text:span text:style-name="T253_73">not</text:span><text:span text:style-name="T253_74"><text:s/></text:span><text:span text:style-name="T253_75">relevant</text:span><text:span text:style-name="T253_76"><text:s/></text:span><text:span text:style-name="T253_77">for</text:span><text:span text:style-name="T253_78"><text:s/></text:span><text:span text:style-name="T253_79">our</text:span><text:span text:style-name="T253_80"><text:s/></text:span><text:span text:style-name="T253_81">purposes</text:span><text:span text:style-name="T253_82"><text:s/></text:span><text:span text:style-name="T253_83">or</text:span><text:span text:style-name="T253_84"><text:s/></text:span><text:span text:style-name="T253_85">approach</text:span><text:span text:style-name="T253_86">.</text:span></text:p>
      <text:p text:style-name="P254"/>
      <text:p text:style-name="P255"><text:span text:style-name="T255_1">[</text:span><text:span text:style-name="T255_2">In</text:span><text:span text:style-name="T255_3"><text:s/></text:span><text:span text:style-name="T255_4">the</text:span><text:span text:style-name="T255_5"><text:s/></text:span><text:span text:style-name="T255_6">On</text:span><text:span text:style-name="T255_7"><text:s/></text:span><text:span text:style-name="T255_8">a</text:span><text:span text:style-name="T255_9"><text:s/></text:span><text:span text:style-name="T255_10">separate</text:span><text:span text:style-name="T255_11"><text:s/></text:span><text:span text:style-name="T255_12">Excel</text:span><text:span text:style-name="T255_13"><text:s/></text:span><text:span text:style-name="T255_14">sheet</text:span></text:p>
      <text:p text:style-name="P256"/>
      <text:p text:style-name="P257"><text:span text:style-name="T257_1">Bibliography</text:span></text:p>
      <text:p text:style-name="P258"><text:span text:style-name="T258_1">We</text:span><text:span text:style-name="T258_2"><text:s/></text:span><text:span text:style-name="T258_3">are</text:span><text:span text:style-name="T258_4"><text:s/></text:span><text:span text:style-name="T258_5">compiling</text:span><text:span text:style-name="T258_6"><text:s/></text:span><text:span text:style-name="T258_7">a</text:span><text:span text:style-name="T258_8"><text:s/></text:span><text:span text:style-name="T258_9">l</text:span><text:span text:style-name="T258_10">ist</text:span><text:span text:style-name="T258_11"><text:s/></text:span><text:span text:style-name="T258_12">of</text:span><text:span text:style-name="T258_13"><text:s/></text:span><text:span text:style-name="T258_14">all</text:span><text:span text:style-name="T258_15"><text:s/></text:span><text:span text:style-name="T258_16">papers</text:span><text:span text:style-name="T258_17"><text:s/></text:span><text:span text:style-name="T258_18">and</text:span><text:span text:style-name="T258_19"><text:s/></text:span><text:span text:style-name="T258_20">input</text:span><text:span text:style-name="T258_21"><text:s/></text:span><text:span text:style-name="T258_22">we</text:span><text:span text:style-name="T258_23"><text:s/></text:span><text:span text:style-name="T258_24">have</text:span><text:span text:style-name="T258_25"><text:s/></text:span><text:span text:style-name="T258_26">received</text:span><text:span text:style-name="T258_27">,<text:s/></text:span><text:span text:style-name="T258_28">and</text:span><text:span text:style-name="T258_29"><text:s/></text:span><text:span text:style-name="T258_30">some</text:span><text:span text:style-name="T258_31"><text:s/></text:span><text:span text:style-name="T258_32">short</text:span><text:span text:style-name="T258_33"><text:s/></text:span><text:span text:style-name="T258_34">explanations</text:span><text:span text:style-name="T258_35"><text:s/></text:span><text:span text:style-name="T258_36">of</text:span><text:span text:style-name="T258_37"><text:s/></text:span><text:span text:style-name="T258_38">the</text:span><text:span text:style-name="T258_39"><text:s/></text:span><text:span text:style-name="T258_40">use</text:span><text:span text:style-name="T258_41"><text:s/></text:span><text:span text:style-name="T258_42">we</text:span><text:span text:style-name="T258_43"><text:s/></text:span><text:span text:style-name="T258_44">make</text:span><text:span text:style-name="T258_45"><text:s/></text:span><text:span text:style-name="T258_46">of</text:span><text:span text:style-name="T258_47"><text:s/></text:span><text:span text:style-name="T258_48">them</text:span><text:span text:style-name="T258_49">.</text:span></text:p>
      <text:h text:style-name="P259"><text:span text:style-name="T259_1">Financial</text:span><text:span text:style-name="T259_2"><text:s/></text:span><text:span text:style-name="T259_3">Times</text:span><text:span text:style-name="T259_4"><text:s/></text:span><text:span text:style-name="T259_5">Rank</text:span><text:span text:style-name="T259_6"><text:s/></text:span></text:h>
      <text:h text:style-name="P260"><text:span text:style-name="T260_1">(</text:span><text:span text:style-name="T260_2">FT</text:span><text:span text:style-name="T260_3"><text:s/></text:span><text:span text:style-name="T260_4">MBA</text:span><text:span text:style-name="T260_5">2011</text:span><text:span text:style-name="T260_6">p</text:span><text:span text:style-name="T260_7">36)<text:s/></text:span><text:span text:style-name="T260_8">We</text:span><text:span text:style-name="T260_9"><text:s/></text:span><text:span text:style-name="T260_10">will</text:span><text:span text:style-name="T260_11"><text:s/></text:span><text:span text:style-name="T260_12">format</text:span><text:span text:style-name="T260_13"><text:s/></text:span><text:span text:style-name="T260_14">our</text:span><text:span text:style-name="T260_15"><text:s/></text:span><text:span text:style-name="T260_16">ranking</text:span><text:span text:style-name="T260_17"><text:s/></text:span><text:span text:style-name="T260_18">following</text:span><text:span text:style-name="T260_19"><text:s/></text:span><text:span text:style-name="T260_20">the</text:span><text:span text:style-name="T260_21"><text:s/></text:span><text:span text:style-name="T260_22">same</text:span><text:span text:style-name="T260_23"><text:s/></text:span><text:span text:style-name="T260_24">layout</text:span><text:span text:style-name="T260_25">.<text:s/></text:span><text:span text:style-name="T260_26">Countries</text:span><text:span text:style-name="T260_27"><text:s/></text:span><text:span text:style-name="T260_28">are</text:span><text:span text:style-name="T260_29"><text:s/></text:span><text:span text:style-name="T260_30">in</text:span><text:span text:style-name="T260_31"><text:s/></text:span><text:span text:style-name="T260_32">rows</text:span><text:span text:style-name="T260_33">,<text:s/></text:span><text:span text:style-name="T260_34">Columns</text:span><text:span text:style-name="T260_35"><text:s/></text:span><text:span text:style-name="T260_36">are</text:span><text:span text:style-name="T260_37"><text:s/></text:span><text:span text:style-name="T260_38">Indicators</text:span><text:span text:style-name="T260_39"><text:s/></text:span><text:span text:style-name="T260_40">with</text:span><text:span text:style-name="T260_41"><text:s/></text:span><text:span text:style-name="T260_42">its</text:span><text:span text:style-name="T260_43"><text:s/></text:span><text:span text:style-name="T260_44">original</text:span><text:span text:style-name="T260_45"><text:s/></text:span><text:span text:style-name="T260_46">values</text:span><text:span text:style-name="T260_47">,<text:s/></text:span><text:span text:style-name="T260_48">grouped</text:span><text:span text:style-name="T260_49"><text:s/></text:span><text:span text:style-name="T260_50">in</text:span><text:span text:style-name="T260_51"><text:s/></text:span><text:span text:style-name="T260_52">categories</text:span><text:span text:style-name="T260_53"><text:s/></text:span><text:span text:style-name="T260_54">and</text:span><text:span text:style-name="T260_55"><text:s/>“</text:span><text:span text:style-name="T260_56">buckets</text:span><text:span text:style-name="T260_57">”.<text:s/></text:span><text:span text:style-name="T260_58">A</text:span><text:span text:style-name="T260_59"><text:s/></text:span><text:span text:style-name="T260_60">top</text:span><text:span text:style-name="T260_61"><text:s/></text:span><text:span text:style-name="T260_62">row</text:span><text:span text:style-name="T260_63"><text:s/></text:span><text:span text:style-name="T260_64">will</text:span><text:span text:style-name="T260_65"><text:s/></text:span><text:span text:style-name="T260_66">list</text:span><text:span text:style-name="T260_67"><text:s/></text:span><text:span text:style-name="T260_68">weights</text:span><text:span text:style-name="T260_69">.</text:span></text:h>
      <text:h text:style-name="P261"><text:span text:style-name="T261_1">Survey</text:span><text:span text:style-name="T261_2"><text:s/></text:span><text:span text:style-name="T261_3">of</text:span><text:span text:style-name="T261_4"><text:s/></text:span><text:span text:style-name="T261_5">Composite</text:span><text:span text:style-name="T261_6"><text:s/></text:span><text:span text:style-name="T261_7">Indexes</text:span><text:span text:style-name="T261_8"><text:s/></text:span></text:h>
      <text:h text:style-name="P262"><text:span text:style-name="T262_1">Measuring</text:span><text:span text:style-name="T262_2"><text:s/></text:span><text:span text:style-name="T262_3">Country</text:span><text:span text:style-name="T262_4"><text:s/></text:span><text:span text:style-name="T262_5">Performance</text:span><text:span text:style-name="T262_6"><text:s/>-<text:s/></text:span><text:span text:style-name="T262_7">Economic</text:span><text:span text:style-name="T262_8">,<text:s/></text:span><text:span text:style-name="T262_9">Social</text:span><text:span text:style-name="T262_10">,<text:s/></text:span><text:span text:style-name="T262_11">Climate</text:span><text:span text:style-name="T262_12">,<text:s/></text:span><text:span text:style-name="T262_13">Political</text:span><text:span text:style-name="T262_14"><text:s/></text:span><text:span text:style-name="T262_15">and</text:span><text:span text:style-name="T262_16"><text:s/></text:span><text:span text:style-name="T262_17">Mixed</text:span><text:span text:style-name="T262_18">.<text:s/></text:span><text:span text:style-name="T262_19">Dr</text:span><text:span text:style-name="T262_20">.<text:s/></text:span><text:span text:style-name="T262_21">Juan</text:span><text:span text:style-name="T262_22"><text:s/></text:span><text:span text:style-name="T262_23">Jose</text:span><text:span text:style-name="T262_24"><text:s/></text:span><text:span text:style-name="T262_25">Daboub</text:span><text:span text:style-name="T262_26">.</text:span></text:h>
      <text:h text:style-name="P263"><text:span text:style-name="T263_1">Provides</text:span><text:span text:style-name="T263_2"><text:s/></text:span><text:span text:style-name="T263_3">a</text:span><text:span text:style-name="T263_4"><text:s/></text:span><text:span text:style-name="T263_5">list</text:span><text:span text:style-name="T263_6"><text:s/></text:span><text:span text:style-name="T263_7">of</text:span><text:span text:style-name="T263_8"><text:s/></text:span><text:span text:style-name="T263_9">key</text:span><text:span text:style-name="T263_10"><text:s/></text:span><text:span text:style-name="T263_11">indexes</text:span><text:span text:style-name="T263_12"><text:s/></text:span><text:span text:style-name="T263_13">for</text:span><text:span text:style-name="T263_14"><text:s/></text:span><text:span text:style-name="T263_15">use</text:span><text:span text:style-name="T263_16"><text:s/></text:span><text:span text:style-name="T263_17">in</text:span><text:span text:style-name="T263_18"><text:s/></text:span><text:span text:style-name="T263_19">the</text:span><text:span text:style-name="T263_20"><text:s/></text:span><text:span text:style-name="T263_21">model</text:span><text:span text:style-name="T263_22">.</text:span></text:h>
      <text:h text:style-name="P264"><text:span text:style-name="T264_1">Gain</text:span><text:span text:style-name="T264_2"><text:s/></text:span><text:span text:style-name="T264_3">Output</text:span><text:span text:style-name="T264_4">.<text:s/></text:span><text:span text:style-name="T264_5">Bob</text:span><text:span text:style-name="T264_6"><text:s/></text:span><text:span text:style-name="T264_7">Edwards</text:span><text:span text:style-name="T264_8">.<text:s/></text:span><text:span text:style-name="T264_9">Template</text:span><text:span text:style-name="T264_10"><text:s/></text:span><text:span text:style-name="T264_11">for</text:span><text:span text:style-name="T264_12"><text:s/></text:span><text:span text:style-name="T264_13">final</text:span><text:span text:style-name="T264_14"><text:s/></text:span><text:span text:style-name="T264_15">Gain</text:span><text:span text:style-name="T264_16"><text:s/></text:span><text:span text:style-name="T264_17">model</text:span><text:span text:style-name="T264_18">.</text:span></text:h>
      <text:h text:style-name="P265"><text:span text:style-name="T265_1">Indexes</text:span><text:span text:style-name="T265_2"><text:s/></text:span><text:span text:style-name="T265_3">used</text:span><text:span text:style-name="T265_4"><text:s/></text:span><text:span text:style-name="T265_5">thus</text:span><text:span text:style-name="T265_6"><text:s/></text:span><text:span text:style-name="T265_7">far</text:span></text:h>
      <text:h text:style-name="P266"><text:span text:style-name="T266_1">Doing</text:span><text:span text:style-name="T266_2"><text:s/></text:span><text:span text:style-name="T266_3">Business</text:span><text:span text:style-name="T266_4"><text:s/>2011:<text:s/></text:span><text:span text:style-name="T266_5">Making</text:span><text:span text:style-name="T266_6"><text:s/></text:span><text:span text:style-name="T266_7">a</text:span><text:span text:style-name="T266_8"><text:s/></text:span><text:span text:style-name="T266_9">Difference</text:span><text:span text:style-name="T266_10"><text:s/></text:span><text:span text:style-name="T266_11">for</text:span><text:span text:style-name="T266_12"><text:s/></text:span><text:span text:style-name="T266_13">Entrepreneurs</text:span><text:span text:style-name="T266_14">.<text:s/></text:span><text:span text:style-name="T266_15">World</text:span><text:span text:style-name="T266_16"><text:s/></text:span><text:span text:style-name="T266_17">Bank</text:span><text:span text:style-name="T266_18"><text:s/>&amp;<text:s/></text:span><text:span text:style-name="T266_19">International</text:span><text:span text:style-name="T266_20"><text:s/></text:span><text:span text:style-name="T266_21">Finance</text:span><text:span text:style-name="T266_22"><text:s/></text:span><text:span text:style-name="T266_23">Corporation</text:span><text:span text:style-name="T266_24">.<text:s/></text:span><text:span text:style-name="T266_25">Nov</text:span><text:span text:style-name="T266_26">.<text:s/>4.<text:s/>2010.</text:span></text:h>
      <text:h text:style-name="P267"><text:span text:style-name="T267_1">Index</text:span><text:span text:style-name="T267_2"><text:s/></text:span><text:span text:style-name="T267_3">of</text:span><text:span text:style-name="T267_4"><text:s/></text:span><text:span text:style-name="T267_5">Economic</text:span><text:span text:style-name="T267_6"><text:s/></text:span><text:span text:style-name="T267_7">Freedom</text:span><text:span text:style-name="T267_8"><text:s/>2011.<text:s/></text:span><text:span text:style-name="T267_9">The</text:span><text:span text:style-name="T267_10"><text:s/></text:span><text:span text:style-name="T267_11">Heritage</text:span><text:span text:style-name="T267_12"><text:s/></text:span><text:span text:style-name="T267_13">Foundation</text:span><text:span text:style-name="T267_14"><text:s/></text:span><text:span text:style-name="T267_15">and</text:span><text:span text:style-name="T267_16"><text:s/></text:span><text:span text:style-name="T267_17">The</text:span><text:span text:style-name="T267_18"><text:s/></text:span><text:span text:style-name="T267_19">Wall</text:span><text:span text:style-name="T267_20"><text:s/></text:span><text:span text:style-name="T267_21">Street</text:span><text:span text:style-name="T267_22"><text:s/></text:span><text:span text:style-name="T267_23">Journal</text:span><text:span text:style-name="T267_24">.<text:s/>2010.</text:span></text:h>
      <text:h text:style-name="P268"><text:span text:style-name="T268_1">Kaufmann</text:span><text:span text:style-name="T268_2">,<text:s/></text:span><text:span text:style-name="T268_3">Daniel</text:span><text:span text:style-name="T268_4">,<text:s/></text:span><text:span text:style-name="T268_5">et</text:span><text:span text:style-name="T268_6"><text:s/></text:span><text:span text:style-name="T268_7">al</text:span><text:span text:style-name="T268_8">.<text:s/></text:span><text:span text:style-name="T268_9">Worldwide</text:span><text:span text:style-name="T268_10"><text:s/></text:span><text:span text:style-name="T268_11">Governance</text:span><text:span text:style-name="T268_12"><text:s/></text:span><text:span text:style-name="T268_13">Indicators</text:span><text:span text:style-name="T268_14">.<text:s/></text:span><text:span text:style-name="T268_15">World</text:span><text:span text:style-name="T268_16"><text:s/></text:span><text:span text:style-name="T268_17">Bank</text:span><text:span text:style-name="T268_18"><text:s/></text:span><text:span text:style-name="T268_19">and</text:span><text:span text:style-name="T268_20"><text:s/></text:span><text:span text:style-name="T268_21">Brookings</text:span><text:span text:style-name="T268_22"><text:s/></text:span><text:span text:style-name="T268_23">Institute</text:span><text:span text:style-name="T268_24">.</text:span></text:h>
      <text:h text:style-name="P269"><text:span text:style-name="T269_1">Human</text:span><text:span text:style-name="T269_2"><text:s/></text:span><text:span text:style-name="T269_3">Development</text:span><text:span text:style-name="T269_4"><text:s/></text:span><text:span text:style-name="T269_5">Index</text:span><text:span text:style-name="T269_6">.<text:s/></text:span><text:span text:style-name="T269_7">UNDP</text:span><text:span text:style-name="T269_8">.</text:span></text:h>
      <text:h text:style-name="P270"><text:span text:style-name="T270_1">Gini</text:span><text:span text:style-name="T270_2"><text:s/></text:span><text:span text:style-name="T270_3">Coefficient</text:span><text:span text:style-name="T270_4">.<text:s/></text:span><text:span text:style-name="T270_5">World</text:span><text:span text:style-name="T270_6"><text:s/></text:span><text:span text:style-name="T270_7">Bank</text:span><text:span text:style-name="T270_8">.</text:span></text:h>
      <text:h text:style-name="P271"><text:span text:style-name="T271_1">Climate</text:span><text:span text:style-name="T271_2"><text:s/></text:span><text:span text:style-name="T271_3">Vulnerability</text:span><text:span text:style-name="T271_4"><text:s/></text:span><text:span text:style-name="T271_5">Monitor</text:span><text:span text:style-name="T271_6"><text:s/>2010.<text:s/></text:span><text:span text:style-name="T271_7">The</text:span><text:span text:style-name="T271_8"><text:s/></text:span><text:span text:style-name="T271_9">State</text:span><text:span text:style-name="T271_10"><text:s/></text:span><text:span text:style-name="T271_11">of</text:span><text:span text:style-name="T271_12"><text:s/></text:span><text:span text:style-name="T271_13">the</text:span><text:span text:style-name="T271_14"><text:s/></text:span><text:span text:style-name="T271_15">Climate</text:span><text:span text:style-name="T271_16"><text:s/></text:span><text:span text:style-name="T271_17">Crises</text:span><text:span text:style-name="T271_18">.<text:s/></text:span><text:span text:style-name="T271_19">Dara</text:span><text:span text:style-name="T271_20">.</text:span></text:h>
      <text:h text:style-name="P272"><text:span text:style-name="T272_1">Environmental</text:span><text:span text:style-name="T272_2"><text:s/></text:span><text:span text:style-name="T272_3">Performance</text:span><text:span text:style-name="T272_4"><text:s/></text:span><text:span text:style-name="T272_5">Index</text:span><text:span text:style-name="T272_6"><text:s/>2010.<text:s/></text:span><text:span text:style-name="T272_7">Yale</text:span><text:span text:style-name="T272_8"><text:s/></text:span><text:span text:style-name="T272_9">Center</text:span><text:span text:style-name="T272_10"><text:s/></text:span><text:span text:style-name="T272_11">for</text:span><text:span text:style-name="T272_12"><text:s/></text:span><text:span text:style-name="T272_13">Environmental</text:span><text:span text:style-name="T272_14"><text:s/></text:span><text:span text:style-name="T272_15">Law</text:span><text:span text:style-name="T272_16"><text:s/>&amp;<text:s/></text:span><text:span text:style-name="T272_17">Policy</text:span><text:span text:style-name="T272_18">,<text:s/></text:span><text:span text:style-name="T272_19">Yale</text:span><text:span text:style-name="T272_20"><text:s/></text:span><text:span text:style-name="T272_21">University</text:span><text:span text:style-name="T272_22">,<text:s/></text:span><text:span text:style-name="T272_23">Center</text:span><text:span text:style-name="T272_24"><text:s/></text:span><text:span text:style-name="T272_25">for</text:span><text:span text:style-name="T272_26"><text:s/></text:span><text:span text:style-name="T272_27">International</text:span><text:span text:style-name="T272_28"><text:s/></text:span><text:span text:style-name="T272_29">Earth</text:span><text:span text:style-name="T272_30"><text:s/></text:span><text:span text:style-name="T272_31">Science</text:span><text:span text:style-name="T272_32"><text:s/></text:span><text:span text:style-name="T272_33">Information</text:span><text:span text:style-name="T272_34"><text:s/></text:span><text:span text:style-name="T272_35">Network</text:span><text:span text:style-name="T272_36">,<text:s/></text:span><text:span text:style-name="T272_37">Columbia</text:span><text:span text:style-name="T272_38"><text:s/></text:span><text:span text:style-name="T272_39">University</text:span><text:span text:style-name="T272_40">.</text:span></text:h>
      <text:h text:style-name="P273"><text:span text:style-name="T273_1">Academic</text:span><text:span text:style-name="T273_2"><text:s/></text:span><text:span text:style-name="T273_3">papers</text:span><text:span text:style-name="T273_4"><text:s/></text:span><text:span text:style-name="T273_5">we</text:span><text:span text:style-name="T273_6"><text:s/></text:span><text:span text:style-name="T273_7">used</text:span><text:span text:style-name="T273_8"><text:s/></text:span><text:span text:style-name="T273_9">and</text:span><text:span text:style-name="T273_10"><text:s/></text:span><text:span text:style-name="T273_11">why</text:span></text:h>
      <text:h text:style-name="P274"><text:span text:style-name="T274_1">Brooks</text:span><text:span text:style-name="T274_2">,<text:s/></text:span><text:span text:style-name="T274_3">Nick</text:span><text:span text:style-name="T274_4">,<text:s/></text:span><text:span text:style-name="T274_5">Adger</text:span><text:span text:style-name="T274_6">,<text:s/></text:span><text:span text:style-name="T274_7">Neil</text:span><text:span text:style-name="T274_8">,<text:s/>&amp;<text:s/></text:span><text:span text:style-name="T274_9">Kelly</text:span><text:span text:style-name="T274_10">,<text:s/></text:span><text:span text:style-name="T274_11">Mick</text:span><text:span text:style-name="T274_12">.<text:s/>“</text:span><text:span text:style-name="T274_13">The</text:span><text:span text:style-name="T274_14"><text:s/></text:span><text:span text:style-name="T274_15">determinants</text:span><text:span text:style-name="T274_16"><text:s/></text:span><text:span text:style-name="T274_17">of</text:span><text:span text:style-name="T274_18"><text:s/></text:span><text:span text:style-name="T274_19">vulnerability</text:span><text:span text:style-name="T274_20"><text:s/></text:span><text:span text:style-name="T274_21">and</text:span><text:span text:style-name="T274_22"><text:s/></text:span><text:span text:style-name="T274_23">adaptive</text:span><text:span text:style-name="T274_24"><text:s/></text:span><text:span text:style-name="T274_25">capacity</text:span><text:span text:style-name="T274_26"><text:s/></text:span><text:span text:style-name="T274_27">at</text:span><text:span text:style-name="T274_28"><text:s/></text:span><text:span text:style-name="T274_29">the</text:span><text:span text:style-name="T274_30"><text:s/></text:span><text:span text:style-name="T274_31">national</text:span><text:span text:style-name="T274_32"><text:s/></text:span><text:span text:style-name="T274_33">level</text:span><text:span text:style-name="T274_34"><text:s/></text:span><text:span text:style-name="T274_35">and</text:span><text:span text:style-name="T274_36"><text:s/></text:span><text:span text:style-name="T274_37">the</text:span><text:span text:style-name="T274_38"><text:s/></text:span><text:span text:style-name="T274_39">implications</text:span><text:span text:style-name="T274_40"><text:s/></text:span><text:span text:style-name="T274_41">for</text:span><text:span text:style-name="T274_42"><text:s/></text:span><text:span text:style-name="T274_43">adaptation</text:span><text:span text:style-name="T274_44">.”<text:s/></text:span><text:span text:style-name="T274_45">Global</text:span><text:span text:style-name="T274_46"><text:s/></text:span><text:span text:style-name="T274_47">Environmental</text:span><text:span text:style-name="T274_48"><text:s/></text:span><text:span text:style-name="T274_49">Change</text:span><text:span text:style-name="T274_50">.<text:s/></text:span><text:span text:style-name="T274_51">Dec</text:span><text:span text:style-name="T274_52">.<text:s/>8.<text:s/>2004.</text:span></text:h>
      <text:h text:style-name="P275"><text:span text:style-name="T275_1">Sullivan</text:span><text:span text:style-name="T275_2">,<text:s/></text:span><text:span text:style-name="T275_3">C</text:span><text:span text:style-name="T275_4">.</text:span><text:span text:style-name="T275_5">A</text:span><text:span text:style-name="T275_6">.,<text:s/></text:span><text:span text:style-name="T275_7">et</text:span><text:span text:style-name="T275_8"><text:s/></text:span><text:span text:style-name="T275_9">al</text:span><text:span text:style-name="T275_10">.<text:s/>“</text:span><text:span text:style-name="T275_11">The</text:span><text:span text:style-name="T275_12"><text:s/></text:span><text:span text:style-name="T275_13">Water</text:span><text:span text:style-name="T275_14"><text:s/></text:span><text:span text:style-name="T275_15">Poverty</text:span><text:span text:style-name="T275_16"><text:s/></text:span><text:span text:style-name="T275_17">Index</text:span><text:span text:style-name="T275_18">:<text:s/></text:span><text:span text:style-name="T275_19">Development</text:span><text:span text:style-name="T275_20"><text:s/></text:span><text:span text:style-name="T275_21">and</text:span><text:span text:style-name="T275_22"><text:s/></text:span><text:span text:style-name="T275_23">application</text:span><text:span text:style-name="T275_24"><text:s/></text:span><text:span text:style-name="T275_25">at</text:span><text:span text:style-name="T275_26"><text:s/></text:span><text:span text:style-name="T275_27">the</text:span><text:span text:style-name="T275_28"><text:s/></text:span><text:span text:style-name="T275_29">community</text:span><text:span text:style-name="T275_30"><text:s/></text:span><text:span text:style-name="T275_31">scale</text:span><text:span text:style-name="T275_32">.”<text:s/></text:span><text:span text:style-name="T275_33">Natural</text:span><text:span text:style-name="T275_34"><text:s/></text:span><text:span text:style-name="T275_35">Resources</text:span><text:span text:style-name="T275_36"><text:s/></text:span><text:span text:style-name="T275_37">Forum</text:span><text:span text:style-name="T275_38"><text:s/>27.<text:s/>2003.<text:s/></text:span><text:span text:style-name="T275_39">Pg</text:span><text:span text:style-name="T275_40">.<text:s/>189<text:s/>-<text:s/>199.</text:span></text:h>
      <text:h text:style-name="P276"><text:span text:style-name="T276_1">Barr</text:span><text:span text:style-name="T276_2">,<text:s/></text:span><text:span text:style-name="T276_3">Rhona</text:span><text:span text:style-name="T276_4">,<text:s/></text:span><text:span text:style-name="T276_5">Fankhauser</text:span><text:span text:style-name="T276_6">,<text:s/></text:span><text:span text:style-name="T276_7">Samuel</text:span><text:span text:style-name="T276_8">,<text:s/>&amp;<text:s/></text:span><text:span text:style-name="T276_9">Hamilton</text:span><text:span text:style-name="T276_10">,<text:s/></text:span><text:span text:style-name="T276_11">Kirk</text:span><text:span text:style-name="T276_12">.<text:s/>“</text:span><text:span text:style-name="T276_13">Adaptation</text:span><text:span text:style-name="T276_14"><text:s/></text:span><text:span text:style-name="T276_15">investments</text:span><text:span text:style-name="T276_16">:<text:s/></text:span><text:span text:style-name="T276_17">a</text:span><text:span text:style-name="T276_18"><text:s/></text:span><text:span text:style-name="T276_19">resource</text:span><text:span text:style-name="T276_20"><text:s/></text:span><text:span text:style-name="T276_21">allocation</text:span><text:span text:style-name="T276_22"><text:s/></text:span><text:span text:style-name="T276_23">framework</text:span><text:span text:style-name="T276_24">.<text:s/></text:span><text:span text:style-name="T276_25">June</text:span><text:span text:style-name="T276_26">.<text:s/>24.<text:s/>2010.</text:span></text:h>
      <text:h text:style-name="P277"><text:span text:style-name="T277_1">Moss</text:span><text:span text:style-name="T277_2">,<text:s/></text:span><text:span text:style-name="T277_3">R</text:span><text:span text:style-name="T277_4">.</text:span><text:span text:style-name="T277_5">H</text:span><text:span text:style-name="T277_6">.,<text:s/></text:span><text:span text:style-name="T277_7">Brenkert</text:span><text:span text:style-name="T277_8">,<text:s/></text:span><text:span text:style-name="T277_9">A</text:span><text:span text:style-name="T277_10">.</text:span><text:span text:style-name="T277_11">L</text:span><text:span text:style-name="T277_12">.,<text:s/>&amp;<text:s/></text:span><text:span text:style-name="T277_13">Malone</text:span><text:span text:style-name="T277_14">,<text:s/></text:span><text:span text:style-name="T277_15">E</text:span><text:span text:style-name="T277_16">.</text:span><text:span text:style-name="T277_17">L</text:span><text:span text:style-name="T277_18">.<text:s/>“</text:span><text:span text:style-name="T277_19">Vulnerability</text:span><text:span text:style-name="T277_20"><text:s/></text:span><text:span text:style-name="T277_21">to</text:span><text:span text:style-name="T277_22"><text:s/></text:span><text:span text:style-name="T277_23">Climate</text:span><text:span text:style-name="T277_24"><text:s/></text:span><text:span text:style-name="T277_25">Change</text:span><text:span text:style-name="T277_26">:<text:s/></text:span><text:span text:style-name="T277_27">A</text:span><text:span text:style-name="T277_28"><text:s/></text:span><text:span text:style-name="T277_29">Quantitative</text:span><text:span text:style-name="T277_30"><text:s/></text:span><text:span text:style-name="T277_31">Approach</text:span><text:span text:style-name="T277_32">.”<text:s/></text:span><text:span text:style-name="T277_33">Prepared</text:span><text:span text:style-name="T277_34"><text:s/></text:span><text:span text:style-name="T277_35">for</text:span><text:span text:style-name="T277_36"><text:s/></text:span><text:span text:style-name="T277_37">U</text:span><text:span text:style-name="T277_38">.</text:span><text:span text:style-name="T277_39">S</text:span><text:span text:style-name="T277_40">.<text:s/></text:span><text:span text:style-name="T277_41">Department</text:span><text:span text:style-name="T277_42"><text:s/></text:span><text:span text:style-name="T277_43">of</text:span><text:span text:style-name="T277_44"><text:s/></text:span><text:span text:style-name="T277_45">Energy</text:span><text:span text:style-name="T277_46">.<text:s/></text:span><text:span text:style-name="T277_47">Sept</text:span><text:span text:style-name="T277_48">.<text:s/>2001.</text:span></text:h>
      <text:h text:style-name="P278"><text:span text:style-name="T278_1">Fussel</text:span><text:span text:style-name="T278_2">,<text:s/></text:span><text:span text:style-name="T278_3">Hans</text:span><text:span text:style-name="T278_4">-</text:span><text:span text:style-name="T278_5">Martin</text:span><text:span text:style-name="T278_6">.<text:s/>“</text:span><text:span text:style-name="T278_7">Development</text:span><text:span text:style-name="T278_8"><text:s/></text:span><text:span text:style-name="T278_9">and</text:span><text:span text:style-name="T278_10"><text:s/></text:span><text:span text:style-name="T278_11">Climate</text:span><text:span text:style-name="T278_12"><text:s/></text:span><text:span text:style-name="T278_13">Change</text:span><text:span text:style-name="T278_14">:<text:s/></text:span><text:span text:style-name="T278_15">review</text:span><text:span text:style-name="T278_16"><text:s/></text:span><text:span text:style-name="T278_17">and</text:span><text:span text:style-name="T278_18"><text:s/></text:span><text:span text:style-name="T278_19">quantitative</text:span><text:span text:style-name="T278_20"><text:s/></text:span><text:span text:style-name="T278_21">analysis</text:span><text:span text:style-name="T278_22"><text:s/></text:span><text:span text:style-name="T278_23">of</text:span><text:span text:style-name="T278_24"><text:s/></text:span><text:span text:style-name="T278_25">indices</text:span><text:span text:style-name="T278_26"><text:s/></text:span><text:span text:style-name="T278_27">of</text:span><text:span text:style-name="T278_28"><text:s/></text:span><text:span text:style-name="T278_29">climate</text:span><text:span text:style-name="T278_30"><text:s/></text:span><text:span text:style-name="T278_31">change</text:span><text:span text:style-name="T278_32"><text:s/></text:span><text:span text:style-name="T278_33">exposure</text:span><text:span text:style-name="T278_34">,<text:s/></text:span><text:span text:style-name="T278_35">adaptive</text:span><text:span text:style-name="T278_36"><text:s/></text:span><text:span text:style-name="T278_37">capacity</text:span><text:span text:style-name="T278_38">,<text:s/></text:span><text:span text:style-name="T278_39">sensitivity</text:span><text:span text:style-name="T278_40">,<text:s/></text:span><text:span text:style-name="T278_41">and</text:span><text:span text:style-name="T278_42"><text:s/></text:span><text:span text:style-name="T278_43">impacts</text:span><text:span text:style-name="T278_44">.”<text:s/></text:span><text:span text:style-name="T278_45">Potsdam</text:span><text:span text:style-name="T278_46"><text:s/></text:span><text:span text:style-name="T278_47">Institute</text:span><text:span text:style-name="T278_48"><text:s/></text:span><text:span text:style-name="T278_49">for</text:span><text:span text:style-name="T278_50"><text:s/></text:span><text:span text:style-name="T278_51">Climate</text:span><text:span text:style-name="T278_52"><text:s/></text:span><text:span text:style-name="T278_53">Impact</text:span><text:span text:style-name="T278_54"><text:s/></text:span><text:span text:style-name="T278_55">Research</text:span><text:span text:style-name="T278_56">.<text:s/></text:span><text:span text:style-name="T278_57">Aug</text:span><text:span text:style-name="T278_58">.<text:s/>17.<text:s/>2009.</text:span></text:h>
      <text:h text:style-name="P279"><text:span text:style-name="T279_1">Harley</text:span><text:span text:style-name="T279_2">,<text:s/></text:span><text:span text:style-name="T279_3">Mike</text:span><text:span text:style-name="T279_4">,<text:s/></text:span><text:span text:style-name="T279_5">et</text:span><text:span text:style-name="T279_6">.<text:s/></text:span><text:span text:style-name="T279_7">al</text:span><text:span text:style-name="T279_8">.<text:s/>“</text:span><text:span text:style-name="T279_9">Climate</text:span><text:span text:style-name="T279_10"><text:s/></text:span><text:span text:style-name="T279_11">change</text:span><text:span text:style-name="T279_12"><text:s/></text:span><text:span text:style-name="T279_13">vulnerability</text:span><text:span text:style-name="T279_14"><text:s/></text:span><text:span text:style-name="T279_15">and</text:span><text:span text:style-name="T279_16"><text:s/></text:span><text:span text:style-name="T279_17">adaptation</text:span><text:span text:style-name="T279_18"><text:s/></text:span><text:span text:style-name="T279_19">indicators</text:span><text:span text:style-name="T279_20">.”<text:s/></text:span><text:span text:style-name="T279_21">European</text:span><text:span text:style-name="T279_22"><text:s/></text:span><text:span text:style-name="T279_23">Topic</text:span><text:span text:style-name="T279_24"><text:s/></text:span><text:span text:style-name="T279_25">Centre</text:span><text:span text:style-name="T279_26"><text:s/></text:span><text:span text:style-name="T279_27">on</text:span><text:span text:style-name="T279_28"><text:s/></text:span><text:span text:style-name="T279_29">Air</text:span><text:span text:style-name="T279_30"><text:s/></text:span><text:span text:style-name="T279_31">and</text:span><text:span text:style-name="T279_32"><text:s/></text:span><text:span text:style-name="T279_33">Climate</text:span><text:span text:style-name="T279_34"><text:s/></text:span><text:span text:style-name="T279_35">Change</text:span><text:span text:style-name="T279_36">.<text:s/></text:span><text:span text:style-name="T279_37">Dec</text:span><text:span text:style-name="T279_38">.<text:s/>2008.</text:span></text:h>
      <text:h text:style-name="P280"><text:span text:style-name="T280_1">Climate</text:span><text:span text:style-name="T280_2"><text:s/></text:span><text:span text:style-name="T280_3">change</text:span><text:span text:style-name="T280_4"><text:s/></text:span><text:span text:style-name="T280_5">adaptation</text:span><text:span text:style-name="T280_6"><text:s/></text:span><text:span text:style-name="T280_7">indicators</text:span><text:span text:style-name="T280_8"><text:s/></text:span><text:span text:style-name="T280_9">for</text:span><text:span text:style-name="T280_10"><text:s/></text:span><text:span text:style-name="T280_11">the</text:span><text:span text:style-name="T280_12"><text:s/></text:span><text:span text:style-name="T280_13">natural</text:span><text:span text:style-name="T280_14"><text:s/></text:span><text:span text:style-name="T280_15">environment</text:span><text:span text:style-name="T280_16">.<text:s/></text:span><text:span text:style-name="T280_17">Natural</text:span><text:span text:style-name="T280_18"><text:s/></text:span><text:span text:style-name="T280_19">England</text:span><text:span text:style-name="T280_20">.<text:s/></text:span><text:span text:style-name="T280_21">July</text:span><text:span text:style-name="T280_22">.<text:s/>13.<text:s/>2010.</text:span></text:h>
      <text:p text:style-name="P281"/>
      <text:p text:style-name="P282"/>
      <text:h text:style-name="P283"><text:bookmark-start text:name="h.4nws3k4w8vsl"/><text:bookmark-end text:name="h.4nws3k4w8vsl"/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text-indent="0cm" fo:line-height="115%" fo:margin-top="0cm" fo:margin-bottom="0.353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</text:list-style>
    <style:style style:name="LLS_4_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LS_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</text:list-style>
    <style:style style:name="LLS_5_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LS_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</text:list-style>
    <style:style style:name="LLS_6_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LS_6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</text:list-style>
    <style:style style:name="LLS_7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LS_7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7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7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8_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8">
      <text:list-level-style-bullet text:bullet-char="●" text:style-name="LLS_8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LS_8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LS_8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LS_8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LS_8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LS_8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LS_8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LS_8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LS_8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LS_9_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LS_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9">
      <text:list-level-style-bullet text:bullet-char="●" text:style-name="LLS_9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LS_9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LS_9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LS_9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LS_9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LS_9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LS_9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LS_9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LS_9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LS_10_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0">
      <text:list-level-style-bullet text:bullet-char="●" text:style-name="LLS_10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0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0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0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0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0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0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0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0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LS_11_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1">
      <text:list-level-style-bullet text:bullet-char="●" text:style-name="LLS_1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LS_12_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2">
      <text:list-level-style-bullet text:bullet-char="●" text:style-name="LLS_1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LS_13_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3">
      <text:list-level-style-bullet text:bullet-char="●" text:style-name="LLS_1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LS_14_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4">
      <text:list-level-style-bullet text:bullet-char="●" text:style-name="LLS_1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LS_15_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5">
      <text:list-level-style-bullet text:bullet-char="●" text:style-name="LLS_1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LS_16_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LS_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6">
      <text:list-level-style-bullet text:bullet-char="●" text:style-name="LLS_16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6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6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6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6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6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6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LS_16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LS_16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LS_17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LS_17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7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7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7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7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7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7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7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7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1.249cm" fo:margin-bottom="2.54cm" fo:margin-left="1.111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>
      <style:paragraph-properties fo:text-align="left" fo:text-indent="0cm" fo:line-height="115%" fo:margin-top="0cm" fo:margin-bottom="0cm" fo:margin-left="0cm" fo:margin-right="0cm">
        <style:tab-stops>
          <style:tab-stop style:type="center" style:leader-style="none" style:position="8.89cm"/>
        </style:tab-stops>
      </style:paragraph-properties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Gain</text:span><text:span text:style-name="T1_2"><text:s/></text:span><text:span text:style-name="T1_3">Model</text:span><text:span text:style-name="T1_4">,<text:s/>1</text:span><text:span text:style-name="T1_5">st</text:span><text:span text:style-name="T1_6"><text:s/></text:span><text:span text:style-name="T1_7">draft</text:span><text:span text:style-name="T1_8">.<text:s/><text:tab/></text:span><text:span text:style-name="T1_9">Do</text:span><text:span text:style-name="T1_10"><text:s/></text:span><text:span text:style-name="T1_11">not</text:span><text:span text:style-name="T1_12"><text:s/></text:span><text:span text:style-name="T1_13">circulat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